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130/Configurations2/statusbar/"/>
  <manifest:file-entry manifest:media-type="" manifest:full-path="Object 130/Configurations2/accelerator/current.xml"/>
  <manifest:file-entry manifest:media-type="" manifest:full-path="Object 130/Configurations2/accelerato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131/Configurations2/statusbar/"/>
  <manifest:file-entry manifest:media-type="" manifest:full-path="Object 131/Configurations2/accelerator/current.xml"/>
  <manifest:file-entry manifest:media-type="" manifest:full-path="Object 131/Configurations2/accelerato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132/Configurations2/statusbar/"/>
  <manifest:file-entry manifest:media-type="" manifest:full-path="Object 132/Configurations2/accelerator/current.xml"/>
  <manifest:file-entry manifest:media-type="" manifest:full-path="Object 132/Configurations2/accelerator/"/>
  <manifest:file-entry manifest:media-type="" manifest:full-path="Object 132/Configurations2/floater/"/>
  <manifest:file-entry manifest:media-type="" manifest:full-path="Object 132/Configurations2/popupmenu/"/>
  <manifest:file-entry manifest:media-type="" manifest:full-path="Object 132/Configurations2/progressbar/"/>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33/Configurations2/statusbar/"/>
  <manifest:file-entry manifest:media-type="" manifest:full-path="Object 133/Configurations2/accelerator/current.xml"/>
  <manifest:file-entry manifest:media-type="" manifest:full-path="Object 133/Configurations2/accelerator/"/>
  <manifest:file-entry manifest:media-type="" manifest:full-path="Object 133/Configurations2/floater/"/>
  <manifest:file-entry manifest:media-type="" manifest:full-path="Object 133/Configurations2/popupmenu/"/>
  <manifest:file-entry manifest:media-type="" manifest:full-path="Object 133/Configurations2/progressbar/"/>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134/Configurations2/statusbar/"/>
  <manifest:file-entry manifest:media-type="" manifest:full-path="Object 134/Configurations2/accelerator/current.xml"/>
  <manifest:file-entry manifest:media-type="" manifest:full-path="Object 134/Configurations2/accelerator/"/>
  <manifest:file-entry manifest:media-type="" manifest:full-path="Object 134/Configurations2/floater/"/>
  <manifest:file-entry manifest:media-type="" manifest:full-path="Object 134/Configurations2/popupmenu/"/>
  <manifest:file-entry manifest:media-type="" manifest:full-path="Object 134/Configurations2/progressbar/"/>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135/Configurations2/statusbar/"/>
  <manifest:file-entry manifest:media-type="" manifest:full-path="Object 135/Configurations2/accelerator/current.xml"/>
  <manifest:file-entry manifest:media-type="" manifest:full-path="Object 135/Configurations2/accelerator/"/>
  <manifest:file-entry manifest:media-type="" manifest:full-path="Object 135/Configurations2/floater/"/>
  <manifest:file-entry manifest:media-type="" manifest:full-path="Object 135/Configurations2/popupmenu/"/>
  <manifest:file-entry manifest:media-type="" manifest:full-path="Object 135/Configurations2/progressbar/"/>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136/Configurations2/statusbar/"/>
  <manifest:file-entry manifest:media-type="" manifest:full-path="Object 136/Configurations2/accelerator/current.xml"/>
  <manifest:file-entry manifest:media-type="" manifest:full-path="Object 136/Configurations2/accelerato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137/Configurations2/statusbar/"/>
  <manifest:file-entry manifest:media-type="" manifest:full-path="Object 137/Configurations2/accelerator/current.xml"/>
  <manifest:file-entry manifest:media-type="" manifest:full-path="Object 137/Configurations2/accelerator/"/>
  <manifest:file-entry manifest:media-type="" manifest:full-path="Object 137/Configurations2/floater/"/>
  <manifest:file-entry manifest:media-type="" manifest:full-path="Object 137/Configurations2/popupmenu/"/>
  <manifest:file-entry manifest:media-type="" manifest:full-path="Object 137/Configurations2/progressbar/"/>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 manifest:full-path="Object 138/Configurations2/statusbar/"/>
  <manifest:file-entry manifest:media-type="" manifest:full-path="Object 138/Configurations2/accelerator/current.xml"/>
  <manifest:file-entry manifest:media-type="" manifest:full-path="Object 138/Configurations2/accelerator/"/>
  <manifest:file-entry manifest:media-type="" manifest:full-path="Object 138/Configurations2/floater/"/>
  <manifest:file-entry manifest:media-type="" manifest:full-path="Object 138/Configurations2/popupmenu/"/>
  <manifest:file-entry manifest:media-type="" manifest:full-path="Object 138/Configurations2/progressbar/"/>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 manifest:full-path="Object 139/Configurations2/statusbar/"/>
  <manifest:file-entry manifest:media-type="" manifest:full-path="Object 139/Configurations2/accelerator/current.xml"/>
  <manifest:file-entry manifest:media-type="" manifest:full-path="Object 139/Configurations2/accelerator/"/>
  <manifest:file-entry manifest:media-type="" manifest:full-path="Object 139/Configurations2/floater/"/>
  <manifest:file-entry manifest:media-type="" manifest:full-path="Object 139/Configurations2/popupmenu/"/>
  <manifest:file-entry manifest:media-type="" manifest:full-path="Object 139/Configurations2/progressbar/"/>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accelerator/current.xml"/>
  <manifest:file-entry manifest:media-type="" manifest:full-path="Object 92/Configurations2/accelerato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accelerator/current.xml"/>
  <manifest:file-entry manifest:media-type="" manifest:full-path="Object 93/Configurations2/accelerato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accelerator/current.xml"/>
  <manifest:file-entry manifest:media-type="" manifest:full-path="Object 94/Configurations2/accelerato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accelerator/current.xml"/>
  <manifest:file-entry manifest:media-type="" manifest:full-path="Object 95/Configurations2/accelerato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accelerator/current.xml"/>
  <manifest:file-entry manifest:media-type="" manifest:full-path="Object 96/Configurations2/accelerato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accelerator/current.xml"/>
  <manifest:file-entry manifest:media-type="" manifest:full-path="Object 97/Configurations2/accelerato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accelerator/current.xml"/>
  <manifest:file-entry manifest:media-type="" manifest:full-path="Object 98/Configurations2/accelerato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99/Configurations2/statusbar/"/>
  <manifest:file-entry manifest:media-type="" manifest:full-path="Object 99/Configurations2/accelerator/current.xml"/>
  <manifest:file-entry manifest:media-type="" manifest:full-path="Object 99/Configurations2/accelerato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accelerator/current.xml"/>
  <manifest:file-entry manifest:media-type="" manifest:full-path="Object 100/Configurations2/accelerato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accelerator/current.xml"/>
  <manifest:file-entry manifest:media-type="" manifest:full-path="Object 101/Configurations2/accelerato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accelerator/current.xml"/>
  <manifest:file-entry manifest:media-type="" manifest:full-path="Object 102/Configurations2/accelerato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accelerator/current.xml"/>
  <manifest:file-entry manifest:media-type="" manifest:full-path="Object 104/Configurations2/accelerato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accelerator/current.xml"/>
  <manifest:file-entry manifest:media-type="" manifest:full-path="Object 105/Configurations2/accelerato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accelerator/current.xml"/>
  <manifest:file-entry manifest:media-type="" manifest:full-path="Object 106/Configurations2/accelerato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accelerator/current.xml"/>
  <manifest:file-entry manifest:media-type="" manifest:full-path="Object 107/Configurations2/accelerato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08/Configurations2/statusbar/"/>
  <manifest:file-entry manifest:media-type="" manifest:full-path="Object 108/Configurations2/accelerator/current.xml"/>
  <manifest:file-entry manifest:media-type="" manifest:full-path="Object 108/Configurations2/accelerato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9/Configurations2/statusbar/"/>
  <manifest:file-entry manifest:media-type="" manifest:full-path="Object 109/Configurations2/accelerator/current.xml"/>
  <manifest:file-entry manifest:media-type="" manifest:full-path="Object 109/Configurations2/accelerato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current.xml"/>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accelerator/current.xml"/>
  <manifest:file-entry manifest:media-type="" manifest:full-path="Object 67/Configurations2/accelerato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accelerator/current.xml"/>
  <manifest:file-entry manifest:media-type="" manifest:full-path="Object 110/Configurations2/accelerato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accelerator/current.xml"/>
  <manifest:file-entry manifest:media-type="" manifest:full-path="Object 111/Configurations2/accelerato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statusbar/"/>
  <manifest:file-entry manifest:media-type="" manifest:full-path="Object 112/Configurations2/accelerator/current.xml"/>
  <manifest:file-entry manifest:media-type="" manifest:full-path="Object 112/Configurations2/accelerato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accelerator/current.xml"/>
  <manifest:file-entry manifest:media-type="" manifest:full-path="Object 114/Configurations2/accelerato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accelerator/current.xml"/>
  <manifest:file-entry manifest:media-type="" manifest:full-path="Object 115/Configurations2/accelerato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17/Configurations2/statusbar/"/>
  <manifest:file-entry manifest:media-type="" manifest:full-path="Object 117/Configurations2/accelerator/current.xml"/>
  <manifest:file-entry manifest:media-type="" manifest:full-path="Object 117/Configurations2/accelerato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accelerator/current.xml"/>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accelerator/current.xml"/>
  <manifest:file-entry manifest:media-type="" manifest:full-path="Object 119/Configurations2/accelerato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70/Configurations2/statusbar/"/>
  <manifest:file-entry manifest:media-type="" manifest:full-path="Object 70/Configurations2/accelerator/current.xml"/>
  <manifest:file-entry manifest:media-type="" manifest:full-path="Object 70/Configurations2/accelerato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accelerator/current.xml"/>
  <manifest:file-entry manifest:media-type="" manifest:full-path="Object 71/Configurations2/accelerato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accelerator/current.xml"/>
  <manifest:file-entry manifest:media-type="" manifest:full-path="Object 72/Configurations2/accelerato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accelerator/current.xml"/>
  <manifest:file-entry manifest:media-type="" manifest:full-path="Object 73/Configurations2/accelerato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accelerator/current.xml"/>
  <manifest:file-entry manifest:media-type="" manifest:full-path="Object 74/Configurations2/accelerato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accelerator/current.xml"/>
  <manifest:file-entry manifest:media-type="" manifest:full-path="Object 75/Configurations2/accelerato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accelerator/current.xml"/>
  <manifest:file-entry manifest:media-type="" manifest:full-path="Object 76/Configurations2/accelerato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accelerator/current.xml"/>
  <manifest:file-entry manifest:media-type="" manifest:full-path="Object 77/Configurations2/accelerato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accelerator/current.xml"/>
  <manifest:file-entry manifest:media-type="" manifest:full-path="Object 79/Configurations2/accelerato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20/Configurations2/statusbar/"/>
  <manifest:file-entry manifest:media-type="" manifest:full-path="Object 120/Configurations2/accelerator/current.xml"/>
  <manifest:file-entry manifest:media-type="" manifest:full-path="Object 120/Configurations2/accelerato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1/Configurations2/statusbar/"/>
  <manifest:file-entry manifest:media-type="" manifest:full-path="Object 121/Configurations2/accelerator/current.xml"/>
  <manifest:file-entry manifest:media-type="" manifest:full-path="Object 121/Configurations2/accelerato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22/Configurations2/statusbar/"/>
  <manifest:file-entry manifest:media-type="" manifest:full-path="Object 122/Configurations2/accelerator/current.xml"/>
  <manifest:file-entry manifest:media-type="" manifest:full-path="Object 122/Configurations2/accelerato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23/Configurations2/statusbar/"/>
  <manifest:file-entry manifest:media-type="" manifest:full-path="Object 123/Configurations2/accelerator/current.xml"/>
  <manifest:file-entry manifest:media-type="" manifest:full-path="Object 123/Configurations2/accelerato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24/Configurations2/statusbar/"/>
  <manifest:file-entry manifest:media-type="" manifest:full-path="Object 124/Configurations2/accelerator/current.xml"/>
  <manifest:file-entry manifest:media-type="" manifest:full-path="Object 124/Configurations2/accelerato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25/Configurations2/statusbar/"/>
  <manifest:file-entry manifest:media-type="" manifest:full-path="Object 125/Configurations2/accelerator/current.xml"/>
  <manifest:file-entry manifest:media-type="" manifest:full-path="Object 125/Configurations2/accelerato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26/Configurations2/statusbar/"/>
  <manifest:file-entry manifest:media-type="" manifest:full-path="Object 126/Configurations2/accelerator/current.xml"/>
  <manifest:file-entry manifest:media-type="" manifest:full-path="Object 126/Configurations2/accelerato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7/Configurations2/statusbar/"/>
  <manifest:file-entry manifest:media-type="" manifest:full-path="Object 127/Configurations2/accelerator/current.xml"/>
  <manifest:file-entry manifest:media-type="" manifest:full-path="Object 127/Configurations2/accelerato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28/Configurations2/statusbar/"/>
  <manifest:file-entry manifest:media-type="" manifest:full-path="Object 128/Configurations2/accelerator/current.xml"/>
  <manifest:file-entry manifest:media-type="" manifest:full-path="Object 128/Configurations2/accelerato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129/Configurations2/statusbar/"/>
  <manifest:file-entry manifest:media-type="" manifest:full-path="Object 129/Configurations2/accelerator/current.xml"/>
  <manifest:file-entry manifest:media-type="" manifest:full-path="Object 129/Configurations2/accelerato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 manifest:full-path="Object 80/Configurations2/statusbar/"/>
  <manifest:file-entry manifest:media-type="" manifest:full-path="Object 80/Configurations2/accelerator/current.xml"/>
  <manifest:file-entry manifest:media-type="" manifest:full-path="Object 80/Configurations2/accelerato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accelerator/current.xml"/>
  <manifest:file-entry manifest:media-type="" manifest:full-path="Object 81/Configurations2/accelerato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accelerator/current.xml"/>
  <manifest:file-entry manifest:media-type="" manifest:full-path="Object 82/Configurations2/accelerato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accelerator/current.xml"/>
  <manifest:file-entry manifest:media-type="" manifest:full-path="Object 83/Configurations2/accelerato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accelerator/current.xml"/>
  <manifest:file-entry manifest:media-type="" manifest:full-path="Object 84/Configurations2/accelerato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accelerator/current.xml"/>
  <manifest:file-entry manifest:media-type="" manifest:full-path="Object 85/Configurations2/accelerato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accelerator/current.xml"/>
  <manifest:file-entry manifest:media-type="" manifest:full-path="Object 86/Configurations2/accelerato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accelerator/current.xml"/>
  <manifest:file-entry manifest:media-type="" manifest:full-path="Object 87/Configurations2/accelerato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accelerator/current.xml"/>
  <manifest:file-entry manifest:media-type="" manifest:full-path="Object 88/Configurations2/accelerato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color="#dc2300" fo:font-style="normal" fo:font-weight="bold" style:font-style-asian="normal" style:font-weight-asian="bold" style:font-style-complex="normal" style:font-weight-complex="bold"/>
    </style:style>
    <style:style style:name="P3" style:family="paragraph" style:parent-style-name="Standard">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fo:color="#dc2300" style:text-underline-style="solid" style:text-underline-width="auto" style:text-underline-color="font-color"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color="#ff0000"/>
    </style:style>
    <style:style style:name="T18" style:family="text">
      <style:text-properties fo:color="#00ae00"/>
    </style:style>
    <style:style style:name="T19" style:family="text">
      <style:text-properties fo:color="#00ae00" fo:font-style="normal" fo:font-weight="normal" style:font-style-asian="normal" style:font-weight-asian="normal" style:font-style-complex="normal" style:font-weight-complex="normal"/>
    </style:style>
    <style:style style:name="T20"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3">S</text:span><text:span text:style-name="T20">chémas de résolution à un pas</text:span><text:line-break/><text:line-break/><text:line-break/>On s'intéresse ici à la résolution du problème de Cauchy suivant:</text:p>
      <text:p text:style-name="Standard"><text:s text:c="29"/><draw:frame draw:style-name="fr1" draw:name="Objet1" text:anchor-type="as-char" svg:width="2.762cm" svg:height="0.483cm" draw:z-index="0"><draw:object xlink:href="./Object 1" xlink:type="simple" xlink:show="embed" xlink:actuate="onLoad"/><draw:image xlink:href="./ObjectReplacements/Object 1" xlink:type="simple" xlink:show="embed" xlink:actuate="onLoad"/></draw:frame><text:line-break/> <text:s text:c="28"/><draw:frame draw:style-name="fr1" draw:name="Objet2" text:anchor-type="as-char" svg:width="1.826cm" svg:height="0.531cm" draw:z-index="1"><draw:object xlink:href="./Object 2" xlink:type="simple" xlink:show="embed" xlink:actuate="onLoad"/><draw:image xlink:href="./ObjectReplacements/Object 2" xlink:type="simple" xlink:show="embed" xlink:actuate="onLoad"/><svg:desc>formule</svg:desc></draw:frame> <text:s text:c="10"/>(où <draw:frame draw:style-name="fr1" draw:name="Objet10" text:anchor-type="as-char" svg:width="1.388cm" svg:height="0.591cm" draw:z-index="8"><draw:object xlink:href="./Object 10" xlink:type="simple" xlink:show="embed" xlink:actuate="onLoad"/><draw:image xlink:href="./ObjectReplacements/Object 10" xlink:type="simple" xlink:show="embed" xlink:actuate="onLoad"/><svg:desc>formule</svg:desc></draw:frame>, donné comme condition initiale)</text:p>
      <text:p text:style-name="Standard"/>
      <text:p text:style-name="Standard">où <draw:frame draw:style-name="fr1" draw:name="Objet3" text:anchor-type="as-char" svg:width="0.445cm" svg:height="0.467cm" draw:z-index="2"><draw:object xlink:href="./Object 3" xlink:type="simple" xlink:show="embed" xlink:actuate="onLoad"/><draw:image xlink:href="./ObjectReplacements/Object 3" xlink:type="simple" xlink:show="embed" xlink:actuate="onLoad"/><svg:desc>formule</svg:desc></draw:frame>est une fonction suffisamment régulière, à valeurs dans <draw:frame draw:style-name="fr1" draw:name="Objet5" text:anchor-type="as-char" svg:width="0.661cm" svg:height="0.527cm" draw:z-index="3"><draw:object xlink:href="./Object 5" xlink:type="simple" xlink:show="embed" xlink:actuate="onLoad"/><draw:image xlink:href="./ObjectReplacements/Object 5" xlink:type="simple" xlink:show="embed" xlink:actuate="onLoad"/><svg:desc>formule</svg:desc></draw:frame>, que nous cherchons à déterminer sur un certain intervalle, <draw:frame draw:style-name="fr1" draw:name="Objet6" text:anchor-type="as-char" svg:width="0.325cm" svg:height="0.467cm" draw:z-index="4"><draw:object xlink:href="./Object 6" xlink:type="simple" xlink:show="embed" xlink:actuate="onLoad"/><draw:image xlink:href="./ObjectReplacements/Object 6" xlink:type="simple" xlink:show="embed" xlink:actuate="onLoad"/><svg:desc>formule</svg:desc></draw:frame>un réel <text:s/>(symbolisant souvent le temps), et enfin <draw:frame draw:style-name="fr1" draw:name="Objet7" text:anchor-type="as-char" svg:width="0.415cm" svg:height="0.467cm" draw:z-index="5"><draw:object xlink:href="./Object 7" xlink:type="simple" xlink:show="embed" xlink:actuate="onLoad"/><draw:image xlink:href="./ObjectReplacements/Object 7" xlink:type="simple" xlink:show="embed" xlink:actuate="onLoad"/><svg:desc>formule</svg:desc></draw:frame> une fonction de <draw:frame draw:style-name="fr1" draw:name="Objet8" text:anchor-type="as-char" svg:width="1.339cm" svg:height="0.527cm" draw:z-index="6"><draw:object xlink:href="./Object 8" xlink:type="simple" xlink:show="embed" xlink:actuate="onLoad"/><draw:image xlink:href="./ObjectReplacements/Object 8" xlink:type="simple" xlink:show="embed" xlink:actuate="onLoad"/><svg:desc>formule</svg:desc></draw:frame>dans <draw:frame draw:style-name="fr1" draw:name="Objet9" text:anchor-type="as-char" svg:width="0.661cm" svg:height="0.527cm" draw:z-index="7"><draw:object xlink:href="./Object 9" xlink:type="simple" xlink:show="embed" xlink:actuate="onLoad"/><draw:image xlink:href="./ObjectReplacements/Object 9" xlink:type="simple" xlink:show="embed" xlink:actuate="onLoad"/><svg:desc>formule</svg:desc></draw:frame>.<text:line-break/></text:p>
      <text:p text:style-name="Standard"/>
      <text:p text:style-name="Standard">Le domaine des équations différentielles est complexe, et nous ne savons, à l'heure actuelle, <text:s/>résoudre exactement que quelques unes d'entre elles. Néanmoins, il s'avère suffisant pour nombre d'applications d'approcher la solution théorique grâce à des méthodes itératives.<text:line-break/><text:line-break/>Le point de vue abordé est le suivant : on cherche à approcher la solution théorique du problème sur un intervalle donné du type <draw:frame draw:style-name="fr1" draw:name="Objet11" text:anchor-type="as-char" svg:width="1.954cm" svg:height="0.531cm" draw:z-index="9"><draw:object xlink:href="./Object 11" xlink:type="simple" xlink:show="embed" xlink:actuate="onLoad"/><draw:image xlink:href="./ObjectReplacements/Object 11" xlink:type="simple" xlink:show="embed" xlink:actuate="onLoad"/><svg:desc>formule</svg:desc></draw:frame>,et on se donne une subdivision <draw:frame draw:style-name="fr1" draw:name="Objet12" text:anchor-type="as-char" svg:width="1.374cm" svg:height="0.531cm" draw:z-index="10"><draw:object xlink:href="./Object 12" xlink:type="simple" xlink:show="embed" xlink:actuate="onLoad"/><draw:image xlink:href="./ObjectReplacements/Object 12" xlink:type="simple" xlink:show="embed" xlink:actuate="onLoad"/></draw:frame>… <draw:frame draw:style-name="fr1" draw:name="Objet13" text:anchor-type="as-char" svg:width="1.72cm" svg:height="0.531cm" draw:z-index="12"><draw:object xlink:href="./Object 13" xlink:type="simple" xlink:show="embed" xlink:actuate="onLoad"/><draw:image xlink:href="./ObjectReplacements/Object 13" xlink:type="simple" xlink:show="embed" xlink:actuate="onLoad"/><svg:desc>formule</svg:desc></draw:frame>de cet intervalle. <text:s/>On pose, pour <draw:frame draw:style-name="fr1" draw:name="Objet14" text:anchor-type="as-char" svg:width="2.304cm" svg:height="0.467cm" draw:z-index="13"><draw:object xlink:href="./Object 14" xlink:type="simple" xlink:show="embed" xlink:actuate="onLoad"/><draw:image xlink:href="./ObjectReplacements/Object 14" xlink:type="simple" xlink:show="embed" xlink:actuate="onLoad"/><svg:desc>formule</svg:desc></draw:frame>, <text:s/><draw:frame draw:style-name="fr1" draw:name="Objet15" text:anchor-type="as-char" svg:width="2.191cm" svg:height="0.531cm" draw:z-index="14"><draw:object xlink:href="./Object 15" xlink:type="simple" xlink:show="embed" xlink:actuate="onLoad"/><draw:image xlink:href="./ObjectReplacements/Object 15" xlink:type="simple" xlink:show="embed" xlink:actuate="onLoad"/><svg:desc>formule</svg:desc></draw:frame>.<text:line-break/><text:line-break/>A partir d'une condition initiale <draw:frame draw:style-name="fr1" draw:name="Objet4" text:anchor-type="as-char" svg:width="1.826cm" svg:height="0.531cm" draw:z-index="11"><draw:object xlink:href="./Object 4" xlink:type="simple" xlink:show="embed" xlink:actuate="onLoad"/><draw:image xlink:href="./ObjectReplacements/Object 4" xlink:type="simple" xlink:show="embed" xlink:actuate="onLoad"/></draw:frame>, on se propose de construire une suite finie de valeurs <draw:frame draw:style-name="fr1" draw:name="Objet16" text:anchor-type="as-char" svg:width="1.849cm" svg:height="0.531cm" draw:z-index="15"><draw:object xlink:href="./Object 16" xlink:type="simple" xlink:show="embed" xlink:actuate="onLoad"/><draw:image xlink:href="./ObjectReplacements/Object 16" xlink:type="simple" xlink:show="embed" xlink:actuate="onLoad"/><svg:desc>formule</svg:desc></draw:frame>qui vont respectivement approcher les valeurs prises par une solution théorique <draw:frame draw:style-name="fr1" draw:name="Objet17" text:anchor-type="as-char" svg:width="0.4cm" svg:height="0.467cm" draw:z-index="16"><draw:object xlink:href="./Object 17" xlink:type="simple" xlink:show="embed" xlink:actuate="onLoad"/><draw:image xlink:href="./ObjectReplacements/Object 17" xlink:type="simple" xlink:show="embed" xlink:actuate="onLoad"/><svg:desc>formule</svg:desc></draw:frame>, aux temps <draw:frame draw:style-name="fr1" draw:name="Objet18" text:anchor-type="as-char" svg:width="0.489cm" svg:height="0.531cm" draw:z-index="17"><draw:object xlink:href="./Object 18" xlink:type="simple" xlink:show="embed" xlink:actuate="onLoad"/><draw:image xlink:href="./ObjectReplacements/Object 18" xlink:type="simple" xlink:show="embed" xlink:actuate="onLoad"/><svg:desc>formule</svg:desc></draw:frame>.<text:line-break/><text:line-break/>Dans la suite, je prends la fonction <draw:frame draw:style-name="fr1" draw:name="Objet23" text:anchor-type="as-char" svg:width="0.445cm" svg:height="0.467cm" draw:z-index="22"><draw:object xlink:href="./Object 23" xlink:type="simple" xlink:show="embed" xlink:actuate="onLoad"/><draw:image xlink:href="./ObjectReplacements/Object 23" xlink:type="simple" xlink:show="embed" xlink:actuate="onLoad"/><svg:desc>formule</svg:desc></draw:frame>cherchée à valeurs dans <draw:frame draw:style-name="fr1" draw:name="Objet24" text:anchor-type="as-char" svg:width="0.517cm" svg:height="0.467cm" draw:z-index="23"><draw:object xlink:href="./Object 24" xlink:type="simple" xlink:show="embed" xlink:actuate="onLoad"/><draw:image xlink:href="./ObjectReplacements/Object 24" xlink:type="simple" xlink:show="embed" xlink:actuate="onLoad"/><svg:desc>formule</svg:desc></draw:frame>et je prendrai parfois une subdivision régulière de pas <draw:frame draw:style-name="fr1" draw:name="Objet25" text:anchor-type="as-char" svg:width="0.427cm" svg:height="0.467cm" draw:z-index="24"><draw:object xlink:href="./Object 25" xlink:type="simple" xlink:show="embed" xlink:actuate="onLoad"/><draw:image xlink:href="./ObjectReplacements/Object 25" xlink:type="simple" xlink:show="embed" xlink:actuate="onLoad"/><svg:desc>formule</svg:desc></draw:frame>pour simplifier les démarches.</text:p>
      <text:p text:style-name="Standard"/>
      <text:p text:style-name="Standard"><text:span text:style-name="T12"><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soft-page-break/><text:span text:style-name="T12">I Définitions</text:span><text:span text:style-name="T10"><text:line-break/><text:line-break/><text:line-break/></text:span><text:span text:style-name="T11">Définition 1</text:span><text:span text:style-name="T10"> <text:s/></text:span><text:span text:style-name="T14">(méthodes à un pas)</text:span><text:span text:style-name="T10"><text:line-break/>On appelle méthode à 1 pas une méthode permettant de calculer </text:span><text:span text:style-name="T4"><draw:frame draw:style-name="fr1" draw:name="Objet19" text:anchor-type="as-char" svg:width="0.94cm" svg:height="0.531cm" draw:z-index="18"><draw:object xlink:href="./Object 19" xlink:type="simple" xlink:show="embed" xlink:actuate="onLoad"/><draw:image xlink:href="./ObjectReplacements/Object 19" xlink:type="simple" xlink:show="embed" xlink:actuate="onLoad"/><svg:desc>formule</svg:desc></draw:frame></text:span><text:span text:style-name="T10">à partir de la seule valeur précédente </text:span><text:span text:style-name="T10"><draw:frame draw:style-name="fr1" draw:name="Objet20" text:anchor-type="as-char" svg:width="0.6cm" svg:height="0.531cm" draw:z-index="19"><draw:object xlink:href="./Object 20" xlink:type="simple" xlink:show="embed" xlink:actuate="onLoad"/><draw:image xlink:href="./ObjectReplacements/Object 20" xlink:type="simple" xlink:show="embed" xlink:actuate="onLoad"/><svg:desc>formule</svg:desc></draw:frame></text:span><text:span text:style-name="T10">.<text:line-break/><text:line-break/>Les méthodes à 1 pas peuvent s'écrire sous la forme suivante :<text:line-break/><text:line-break/></text:span><text:span text:style-name="T10"><draw:frame draw:style-name="fr1" draw:name="Objet21" text:anchor-type="as-char" svg:width="4.593cm" svg:height="0.531cm" draw:z-index="20"><draw:object xlink:href="./Object 21" xlink:type="simple" xlink:show="embed" xlink:actuate="onLoad"/><draw:image xlink:href="./ObjectReplacements/Object 21" xlink:type="simple" xlink:show="embed" xlink:actuate="onLoad"/><svg:desc>formule</svg:desc></draw:frame></text:span><text:span text:style-name="T10">avec toujours </text:span><text:span text:style-name="T10"><draw:frame draw:style-name="fr1" draw:name="Objet22" text:anchor-type="as-char" svg:width="1.679cm" svg:height="0.467cm" draw:z-index="21"><draw:object xlink:href="./Object 22" xlink:type="simple" xlink:show="embed" xlink:actuate="onLoad"/><draw:image xlink:href="./ObjectReplacements/Object 22" xlink:type="simple" xlink:show="embed" xlink:actuate="onLoad"/><svg:desc>formule</svg:desc></draw:frame></text:span><text:span text:style-name="T10">où </text:span><text:span text:style-name="T10"><draw:frame draw:style-name="fr1" draw:name="Objet26" text:anchor-type="as-char" svg:width="4.553cm" svg:height="0.531cm" draw:z-index="25"><draw:object xlink:href="./Object 26" xlink:type="simple" xlink:show="embed" xlink:actuate="onLoad"/><draw:image xlink:href="./ObjectReplacements/Object 26" xlink:type="simple" xlink:show="embed" xlink:actuate="onLoad"/><svg:desc>formule</svg:desc></draw:frame></text:span><text:span text:style-name="T10">est une<text:line-break/>fonction qu'on suppose continue, qui ne sera définie en réalité sur une partie plus petite du précédent domaine, liée aux besoins de l'équation différentielle.<text:line-break/><text:line-break/><text:line-break/><text:line-break/></text:span><text:span text:style-name="T11">Remarque:</text:span><text:span text:style-name="T10"> Nous connaissons déjà une méthode à un pas: il s'agit de la méthode d'Euler dite explicite, où </text:span><text:span text:style-name="T10"><draw:frame draw:style-name="fr1" draw:name="Objet27" text:anchor-type="as-char" svg:width="3.554cm" svg:height="0.483cm" draw:z-index="26"><draw:object xlink:href="./Object 27" xlink:type="simple" xlink:show="embed" xlink:actuate="onLoad"/><draw:image xlink:href="./ObjectReplacements/Object 27" xlink:type="simple" xlink:show="embed" xlink:actuate="onLoad"/><svg:desc>formule</svg:desc></draw:frame></text:span><text:span text:style-name="T10">est . La suite </text:span><text:span text:style-name="T10"><draw:frame draw:style-name="fr1" draw:name="Objet120" text:anchor-type="as-char" svg:width="0.908cm" svg:height="0.531cm" draw:z-index="113"><draw:object xlink:href="./Object 120" xlink:type="simple" xlink:show="embed" xlink:actuate="onLoad"/><draw:image xlink:href="./ObjectReplacements/Object 120" xlink:type="simple" xlink:show="embed" xlink:actuate="onLoad"/><svg:desc>formule</svg:desc></draw:frame></text:span><text:span text:style-name="T10"> ainsi définie par la relation </text:span><text:span text:style-name="T10"><draw:frame draw:style-name="fr1" draw:name="Objet28" text:anchor-type="as-char" svg:width="4.02cm" svg:height="0.531cm" draw:z-index="27"><draw:object xlink:href="./Object 28" xlink:type="simple" xlink:show="embed" xlink:actuate="onLoad"/><draw:image xlink:href="./ObjectReplacements/Object 28" xlink:type="simple" xlink:show="embed" xlink:actuate="onLoad"/><svg:desc>formule</svg:desc></draw:frame></text:span><text:span text:style-name="T10">.<text:line-break/>Elle repose sur la définition de la dérivée suivante : </text:span><text:span text:style-name="T10"><draw:frame draw:style-name="fr1" draw:name="Objet29" text:anchor-type="as-char" svg:width="7.144cm" svg:height="1.125cm" draw:z-index="28"><draw:object xlink:href="./Object 29" xlink:type="simple" xlink:show="embed" xlink:actuate="onLoad"/><draw:image xlink:href="./ObjectReplacements/Object 29" xlink:type="simple" xlink:show="embed" xlink:actuate="onLoad"/><svg:desc>formule</svg:desc></draw:frame></text:span><text:span text:style-name="T10"><text:line-break/>...valide ici si tant est bien sûr que la fonction </text:span><text:span text:style-name="T10"><draw:frame draw:style-name="fr1" draw:name="Objet30" text:anchor-type="as-char" svg:width="0.415cm" svg:height="0.467cm" draw:z-index="29"><draw:object xlink:href="./Object 30" xlink:type="simple" xlink:show="embed" xlink:actuate="onLoad"/><draw:image xlink:href="./ObjectReplacements/Object 30" xlink:type="simple" xlink:show="embed" xlink:actuate="onLoad"/><svg:desc>formule</svg:desc></draw:frame></text:span><text:span text:style-name="T10">soit « suffisamment régulière » comme nous le disions dans l'introduction. On peut donc percevoir le fait que la fonction </text:span><text:span text:style-name="T10"><draw:frame draw:style-name="fr1" draw:name="Objet31" text:anchor-type="as-char" svg:width="0.415cm" svg:height="0.467cm" draw:z-index="30"><draw:object xlink:href="./Object 31" xlink:type="simple" xlink:show="embed" xlink:actuate="onLoad"/><draw:image xlink:href="./ObjectReplacements/Object 31" xlink:type="simple" xlink:show="embed" xlink:actuate="onLoad"/><svg:desc>formule</svg:desc></draw:frame></text:span><text:span text:style-name="T10">doive remplir certaines conditions pour permettre l'utilisation de schémas à un pas comme celui présenté...<text:line-break/><text:line-break/><text:line-break/><text:line-break/><text:line-break/></text:span><text:span text:style-name="T11">Définition 2 </text:span><text:span text:style-name="T14">(erreur de consistance)<text:line-break/></text:span><text:span text:style-name="T6">L'erreur de consistance </text:span><text:span text:style-name="T6"><draw:frame draw:style-name="fr1" draw:name="Objet32" text:anchor-type="as-char" svg:width="0.549cm" svg:height="0.531cm" draw:z-index="31"><draw:object xlink:href="./Object 32" xlink:type="simple" xlink:show="embed" xlink:actuate="onLoad"/><draw:image xlink:href="./ObjectReplacements/Object 32" xlink:type="simple" xlink:show="embed" xlink:actuate="onLoad"/><svg:desc>formule</svg:desc></draw:frame></text:span><text:span text:style-name="T6">relative à une solution exacte </text:span><text:span text:style-name="T6"><draw:frame draw:style-name="fr1" draw:name="Objet33" text:anchor-type="as-char" svg:width="0.4cm" svg:height="0.467cm" draw:z-index="32"><draw:object xlink:href="./Object 33" xlink:type="simple" xlink:show="embed" xlink:actuate="onLoad"/><draw:image xlink:href="./ObjectReplacements/Object 33" xlink:type="simple" xlink:show="embed" xlink:actuate="onLoad"/><svg:desc>formule</svg:desc></draw:frame></text:span><text:span text:style-name="T6">est l'erreur<text:line-break/></text:span><text:span text:style-name="T6"><draw:frame draw:style-name="fr1" draw:name="Objet34" text:anchor-type="as-char" svg:width="3.179cm" svg:height="0.531cm" draw:z-index="33"><draw:object xlink:href="./Object 34" xlink:type="simple" xlink:show="embed" xlink:actuate="onLoad"/><draw:image xlink:href="./ObjectReplacements/Object 34" xlink:type="simple" xlink:show="embed" xlink:actuate="onLoad"/><svg:desc>formule</svg:desc></draw:frame></text:span><text:span text:style-name="T6">pour </text:span><text:span text:style-name="T6"><draw:frame draw:style-name="fr1" draw:name="Objet35" text:anchor-type="as-char" svg:width="1.679cm" svg:height="0.467cm" draw:z-index="34"><draw:object xlink:href="./Object 35" xlink:type="simple" xlink:show="embed" xlink:actuate="onLoad"/><draw:image xlink:href="./ObjectReplacements/Object 35" xlink:type="simple" xlink:show="embed" xlink:actuate="onLoad"/><svg:desc>formule</svg:desc></draw:frame></text:span><text:span text:style-name="T6">, comme d'habitude, en prenant </text:span><text:span text:style-name="T6"><draw:frame draw:style-name="fr1" draw:name="Objet123" text:anchor-type="as-char" svg:width="1.806cm" svg:height="0.531cm" draw:z-index="122"><draw:object xlink:href="./Object 123" xlink:type="simple" xlink:show="embed" xlink:actuate="onLoad"/><draw:image xlink:href="./ObjectReplacements/Object 123" xlink:type="simple" xlink:show="embed" xlink:actuate="onLoad"/><svg:desc>formule</svg:desc></draw:frame></text:span><text:span text:style-name="T6"><text:line-break/><text:line-break/><text:tab/>Cette erreur ne met qu'en jeu une unique étape de l'algorithme : on suppose que le dernier terme connu de notre suite </text:span><text:span text:style-name="T6"><draw:frame draw:style-name="fr1" draw:name="Objet37" text:anchor-type="as-char" svg:width="0.908cm" svg:height="0.531cm" draw:z-index="114"><draw:object xlink:href="./Object 37" xlink:type="simple" xlink:show="embed" xlink:actuate="onLoad"/><draw:image xlink:href="./ObjectReplacements/Object 37" xlink:type="simple" xlink:show="embed" xlink:actuate="onLoad"/><svg:desc>formule</svg:desc></draw:frame></text:span><text:span text:style-name="T6">est très exactement la valeur de </text:span><text:span text:style-name="T6"><draw:frame draw:style-name="fr1" draw:name="Objet36" text:anchor-type="as-char" svg:width="1.055cm" svg:height="0.531cm" draw:z-index="115"><draw:object xlink:href="./Object 36" xlink:type="simple" xlink:show="embed" xlink:actuate="onLoad"/><draw:image xlink:href="./ObjectReplacements/Object 36" xlink:type="simple" xlink:show="embed" xlink:actuate="onLoad"/><svg:desc>formule</svg:desc></draw:frame></text:span><text:span text:style-name="T6">, et on veut voir quelle erreur notre méthode commet en produisant ainsi le terme </text:span><text:span text:style-name="T6"><draw:frame draw:style-name="fr1" draw:name="Objet121" text:anchor-type="as-char" svg:width="0.94cm" svg:height="0.531cm" draw:z-index="116"><draw:object xlink:href="./Object 121" xlink:type="simple" xlink:show="embed" xlink:actuate="onLoad"/><draw:image xlink:href="./ObjectReplacements/Object 121" xlink:type="simple" xlink:show="embed" xlink:actuate="onLoad"/><svg:desc>formule</svg:desc></draw:frame></text:span><text:span text:style-name="T6">, censé approcher </text:span><text:span text:style-name="T6"><draw:frame draw:style-name="fr1" draw:name="Objet122" text:anchor-type="as-char" svg:width="1.393cm" svg:height="0.531cm" draw:z-index="117"><draw:object xlink:href="./Object 122" xlink:type="simple" xlink:show="embed" xlink:actuate="onLoad"/><draw:image xlink:href="./ObjectReplacements/Object 122" xlink:type="simple" xlink:show="embed" xlink:actuate="onLoad"/><svg:desc>formule</svg:desc></draw:frame></text:span><text:span text:style-name="T6">.<text:line-break/><text:line-break/>Par définition, l'erreur de consistance peut se ré-écrire </text:span><text:span text:style-name="T6"><draw:frame draw:style-name="fr1" draw:name="Objet41" text:anchor-type="as-char" svg:width="6.625cm" svg:height="0.531cm" draw:z-index="121"><draw:object xlink:href="./Object 41" xlink:type="simple" xlink:show="embed" xlink:actuate="onLoad"/><draw:image xlink:href="./ObjectReplacements/Object 41" xlink:type="simple" xlink:show="embed" xlink:actuate="onLoad"/><svg:desc>formule</svg:desc></draw:frame></text:span><text:span text:style-name="T6"><text:line-break/><text:line-break/><text:tab/> Il est nécessaire de s'interroger sur cet écart car nous avons pour but d'approcher une solution exacte avec tout de même une certaine précision. De plus, nous construisons, itérativement, une nouvelle valeur approchée </text:span><text:span text:style-name="T6"><draw:frame draw:style-name="fr1" draw:name="Objet38" text:anchor-type="as-char" svg:width="0.94cm" svg:height="0.531cm" draw:z-index="118"><draw:object xlink:href="./Object 38" xlink:type="simple" xlink:show="embed" xlink:actuate="onLoad"/><draw:image xlink:href="./ObjectReplacements/Object 38" xlink:type="simple" xlink:show="embed" xlink:actuate="onLoad"/></draw:frame></text:span><text:span text:style-name="T6">à partir d'une autre valeur approchée </text:span><text:span text:style-name="T6"><draw:frame draw:style-name="fr1" draw:name="Objet39" text:anchor-type="as-char" svg:width="0.6cm" svg:height="0.531cm" draw:z-index="119"><draw:object xlink:href="./Object 39" xlink:type="simple" xlink:show="embed" xlink:actuate="onLoad"/><draw:image xlink:href="./ObjectReplacements/Object 39" xlink:type="simple" xlink:show="embed" xlink:actuate="onLoad"/></draw:frame></text:span><text:span text:style-name="T6">: autrement dit, plus nous avançons dans l'algorithme, plus les erreurs s'accumulent: on peut se demander si l'approximation ne va pas être de plus en plus mauvaise ou aléatoire (suivant que les </text:span><text:span text:style-name="T6"><draw:frame draw:style-name="fr1" draw:name="Objet40" text:anchor-type="as-char" svg:width="0.549cm" svg:height="0.531cm" draw:z-index="120"><draw:object xlink:href="./Object 40" xlink:type="simple" xlink:show="embed" xlink:actuate="onLoad"/><draw:image xlink:href="./ObjectReplacements/Object 40" xlink:type="simple" xlink:show="embed" xlink:actuate="onLoad"/></draw:frame></text:span><text:span text:style-name="T6">se compensent ou aillent dans le même sens...) au bout d'un certain nombre d'étapes...<text:line-break/> <text:s text:c="12"/>On peut s'interroger également sur l'erreur de consistance maximale commise de l'approximation sur l'intervalle de départ (ou un de ses sous-intervalles)...<text:line-break/> <text:s text:c="3"/></text:span></text:p>
      <text:p text:style-name="Standard"><text:line-break/><text:line-break/><text:line-break/><text:line-break/><text:line-break/><text:span text:style-name="T1">Définition 3</text:span> <text:span text:style-name="T13">(consistance d'une méthode)<text:line-break/></text:span><text:span text:style-name="T5">On dit qu'une méthode est consistante si, lorsque les </text:span><text:span text:style-name="T5"><draw:frame draw:style-name="fr1" draw:name="Objet42" text:anchor-type="as-char" svg:width="0.566cm" svg:height="0.531cm" draw:z-index="35"><draw:object xlink:href="./Object 42" xlink:type="simple" xlink:show="embed" xlink:actuate="onLoad"/><draw:image xlink:href="./ObjectReplacements/Object 42" xlink:type="simple" xlink:show="embed" xlink:actuate="onLoad"/><svg:desc>formule</svg:desc></draw:frame></text:span><text:span text:style-name="T5">tendent vers 0, la quantité </text:span><text:span text:style-name="T5"><draw:frame draw:style-name="fr1" draw:name="Objet43" text:anchor-type="as-char" svg:width="1.829cm" svg:height="0.586cm" draw:z-index="94"><draw:object xlink:href="./Object 43" xlink:type="simple" xlink:show="embed" xlink:actuate="onLoad"/><draw:image xlink:href="./ObjectReplacements/Object 43" xlink:type="simple" xlink:show="embed" xlink:actuate="onLoad"/><svg:desc>formule</svg:desc></draw:frame></text:span><text:span text:style-name="T5">tend aussi vers 0.<text:line-break/><text:line-break/>En gros, une méthode est consistante si en théorie, la suite des</text:span><text:span text:style-name="T5"><draw:frame draw:style-name="fr1" draw:name="Objet45" text:anchor-type="as-char" svg:width="0.598cm" svg:height="0.531cm" draw:z-index="93"><draw:object xlink:href="./Object 45" xlink:type="simple" xlink:show="embed" xlink:actuate="onLoad"/><draw:image xlink:href="./ObjectReplacements/Object 45" xlink:type="simple" xlink:show="embed" xlink:actuate="onLoad"/><svg:desc>formule</svg:desc></draw:frame></text:span><text:span text:style-name="T5">tend bien vers ce qu'on veut, à savoir les</text:span><text:span text:style-name="T5"><draw:frame draw:style-name="fr1" draw:name="Objet46" text:anchor-type="as-char" svg:width="1.055cm" svg:height="0.531cm" draw:z-index="95"><draw:object xlink:href="./Object 46" xlink:type="simple" xlink:show="embed" xlink:actuate="onLoad"/><draw:image xlink:href="./ObjectReplacements/Object 46" xlink:type="simple" xlink:show="embed" xlink:actuate="onLoad"/><svg:desc>formule</svg:desc></draw:frame></text:span><text:span text:style-name="T5"><text:line-break/>C'est à dire que nous avons bien visé de manière à atteindre la cible, en théorie : notre méthode est adaptée.<text:line-break/><text:line-break/></text:span><text:span text:style-name="T7">Remarque :</text:span><text:span text:style-name="T5"> Si les </text:span><text:span text:style-name="T5"><draw:frame draw:style-name="fr1" draw:name="Objet44" text:anchor-type="as-char" svg:width="0.566cm" svg:height="0.531cm" draw:z-index="36"><draw:object xlink:href="./Object 44" xlink:type="simple" xlink:show="embed" xlink:actuate="onLoad"/><draw:image xlink:href="./ObjectReplacements/Object 44" xlink:type="simple" xlink:show="embed" xlink:actuate="onLoad"/><svg:desc>formule</svg:desc></draw:frame></text:span><text:span text:style-name="T5">tendent vers 0, le nombre d'itérations de l'algorithme tend vers l'infini.<text:line-break/><text:line-break/><text:line-break/></text:span><text:soft-page-break/><text:span text:style-name="T5">Un autre paramètre à surveiller est ce qu'on appelle la stabilité de l'algorithme. Celui-ci pointe tout simplement du doigt les capacités calculatoires des machines utilisées: le fait qu'à chaque étape, des erreurs d'arrondis naitront (et qu'en plus elles se cumuleront lors de la progression de l'algorithme !).<text:line-break/>Même si en théorie un schéma est consistant, si son fonctionnent est incapable d'entacher l'accumulation / la propagation des erreurs d'arrondis, on risque tout bonnement de s'écarter plus ou moins rapidement du résultat théorique qu'on vise (qui est peut être atteint en théorie si le schéma est consistant) et d'atterrir à côté de la cible.<text:line-break/><text:line-break/><text:line-break/><text:line-break/><text:line-break/><text:line-break/></text:span><text:span text:style-name="T7">Définition 4</text:span><text:span text:style-name="T5"> </text:span><text:span text:style-name="T13">(stabilité d'une méthode)</text:span><text:span text:style-name="T5"><text:line-break/>On dit qu'une méthode est stable s'il existe une constante </text:span><text:span text:style-name="T5"><draw:frame draw:style-name="fr1" draw:name="Objet47" text:anchor-type="as-char" svg:width="1.042cm" svg:height="0.467cm" draw:z-index="41"><draw:object xlink:href="./Object 47" xlink:type="simple" xlink:show="embed" xlink:actuate="onLoad"/><draw:image xlink:href="./ObjectReplacements/Object 47" xlink:type="simple" xlink:show="embed" xlink:actuate="onLoad"/><svg:desc>formule</svg:desc></draw:frame></text:span><text:span text:style-name="T5">(appelée constante de stabilité) telle que pour toutes suites </text:span><text:span text:style-name="T5"><draw:frame draw:style-name="fr1" draw:name="Objet48" text:anchor-type="as-char" svg:width="0.908cm" svg:height="0.531cm" draw:z-index="42"><draw:object xlink:href="./Object 48" xlink:type="simple" xlink:show="embed" xlink:actuate="onLoad"/><draw:image xlink:href="./ObjectReplacements/Object 48" xlink:type="simple" xlink:show="embed" xlink:actuate="onLoad"/><svg:desc>formule</svg:desc></draw:frame></text:span><text:span text:style-name="T5">et </text:span><text:span text:style-name="T5"><draw:frame draw:style-name="fr1" draw:name="Objet49" text:anchor-type="as-char" svg:width="0.908cm" svg:height="0.531cm" draw:z-index="43"><draw:object xlink:href="./Object 49" xlink:type="simple" xlink:show="embed" xlink:actuate="onLoad"/><draw:image xlink:href="./ObjectReplacements/Object 49" xlink:type="simple" xlink:show="embed" xlink:actuate="onLoad"/><svg:desc>formule</svg:desc></draw:frame></text:span><text:span text:style-name="T5"> définies par<text:line-break/><text:line-break/><text:tab/></text:span><text:span text:style-name="T5"><draw:frame draw:style-name="fr1" draw:name="Objet50" text:anchor-type="as-char" svg:width="4.593cm" svg:height="0.531cm" draw:z-index="44"><draw:object xlink:href="./Object 50" xlink:type="simple" xlink:show="embed" xlink:actuate="onLoad"/><draw:image xlink:href="./ObjectReplacements/Object 50" xlink:type="simple" xlink:show="embed" xlink:actuate="onLoad"/><svg:desc>formule</svg:desc></draw:frame></text:span></text:p>
      <text:p text:style-name="Standard"><text:span text:style-name="T5">et <text:s text:c="8"/></text:span><text:span text:style-name="T5"><draw:frame draw:style-name="fr1" draw:name="Objet51" text:anchor-type="as-char" svg:width="5.278cm" svg:height="0.531cm" draw:z-index="45"><draw:object xlink:href="./Object 51" xlink:type="simple" xlink:show="embed" xlink:actuate="onLoad"/><draw:image xlink:href="./ObjectReplacements/Object 51" xlink:type="simple" xlink:show="embed" xlink:actuate="onLoad"/><svg:desc>formule</svg:desc></draw:frame></text:span><text:span text:style-name="T5"> <text:s text:c="4"/>on ait <text:s text:c="2"/></text:span><text:span text:style-name="T5"><draw:frame draw:style-name="fr1" draw:name="Objet52" text:anchor-type="as-char" svg:width="7.034cm" svg:height="0.586cm" draw:z-index="46"><draw:object xlink:href="./Object 52" xlink:type="simple" xlink:show="embed" xlink:actuate="onLoad"/><draw:image xlink:href="./ObjectReplacements/Object 52" xlink:type="simple" xlink:show="embed" xlink:actuate="onLoad"/><svg:desc>formule</svg:desc></draw:frame></text:span><text:span text:style-name="T5">pour </text:span><text:span text:style-name="T5"><draw:frame draw:style-name="fr1" draw:name="Objet53" text:anchor-type="as-char" svg:width="1.679cm" svg:height="0.467cm" draw:z-index="47"><draw:object xlink:href="./Object 53" xlink:type="simple" xlink:show="embed" xlink:actuate="onLoad"/><draw:image xlink:href="./ObjectReplacements/Object 53" xlink:type="simple" xlink:show="embed" xlink:actuate="onLoad"/><svg:desc>formule</svg:desc></draw:frame></text:span><text:span text:style-name="T5"><text:line-break/><text:line-break/>C'est à dire que, pour une même méthode donnée, si une petite perturbation (ou plusieurs) intervient dans le calcul d'une suite d'approximation par rapport à une autre, l'écart maximal observé, au final, reste contrôlé.<text:line-break/>Ce n'est pas parce qu'à un moment donné « on s'écarte on peu » qu'on va atterrir totalement à côté de la cible au final!<text:line-break/><text:line-break/>Par exemple, si ces deux suites partent de la même condition initiale mais que la première permet un calcul avec plus de chiffres significatifs que la seconde (peut-être du aux capacités machines), l'écart final restera néanmoins contrôlé:<text:line-break/>c'est à dire que la seconde suite restera relativement de la première, malgré les plus grosses erreurs d'arrondies qui l'entachent: la propagation de ces erreurs d'arrondis est limitée.<text:line-break/><text:line-break/>Autre exemple, la condition initiale peut faire l'objet d'une valeur approchée, obtenue par une quelconque méthode numérique, légèrement différente pour nos deux suites.<text:line-break/>Si la méthode à un pas employée est stable, alors cette « perturbation » initiale aura des répercussions limitées sur la différence qu'on pourra constater au final, une fois nos deux suites crées.</text:span><text:span text:style-name="T13"><text:line-break/><text:line-break/></text:span></text:p>
      <text:p text:style-name="Standard"><text:span text:style-name="T1">Définition 5</text:span> <text:span text:style-name="T13">(convergence d'une méthode)<text:line-break/><text:line-break/></text:span><text:span text:style-name="T8">On dit que la méthode est convergente si pour toute solution exacte</text:span><text:span text:style-name="T8"><draw:frame draw:style-name="fr1" draw:name="Objet54" text:anchor-type="as-char" svg:width="0.4cm" svg:height="0.467cm" draw:z-index="48"><draw:object xlink:href="./Object 54" xlink:type="simple" xlink:show="embed" xlink:actuate="onLoad"/><draw:image xlink:href="./ObjectReplacements/Object 54" xlink:type="simple" xlink:show="embed" xlink:actuate="onLoad"/><svg:desc>formule</svg:desc></draw:frame></text:span><text:span text:style-name="T8">, la suite des </text:span><text:span text:style-name="T8"><draw:frame draw:style-name="fr1" draw:name="Objet55" text:anchor-type="as-char" svg:width="0.598cm" svg:height="0.531cm" draw:z-index="49"><draw:object xlink:href="./Object 55" xlink:type="simple" xlink:show="embed" xlink:actuate="onLoad"/><draw:image xlink:href="./ObjectReplacements/Object 55" xlink:type="simple" xlink:show="embed" xlink:actuate="onLoad"/><svg:desc>formule</svg:desc></draw:frame></text:span><text:span text:style-name="T8">comme définie plus haut<text:line-break/>vérifie </text:span><text:span text:style-name="T8"><draw:frame draw:style-name="fr1" draw:name="Objet56" text:anchor-type="as-char" svg:width="3.649cm" svg:height="0.533cm" draw:z-index="50"><draw:object xlink:href="./Object 56" xlink:type="simple" xlink:show="embed" xlink:actuate="onLoad"/><draw:image xlink:href="./ObjectReplacements/Object 56" xlink:type="simple" xlink:show="embed" xlink:actuate="onLoad"/><svg:desc>formule</svg:desc></draw:frame></text:span><text:span text:style-name="T8">lorsque </text:span><text:span text:style-name="T8"><draw:frame draw:style-name="fr1" draw:name="Objet57" text:anchor-type="as-char" svg:width="1.88cm" svg:height="0.531cm" draw:z-index="51"><draw:object xlink:href="./Object 57" xlink:type="simple" xlink:show="embed" xlink:actuate="onLoad"/><draw:image xlink:href="./ObjectReplacements/Object 57" xlink:type="simple" xlink:show="embed" xlink:actuate="onLoad"/><svg:desc>formule</svg:desc></draw:frame></text:span><text:span text:style-name="T8">et </text:span><text:span text:style-name="T8"><draw:frame draw:style-name="fr1" draw:name="Objet58" text:anchor-type="as-char" svg:width="1.528cm" svg:height="0.531cm" draw:z-index="53"><draw:object xlink:href="./Object 58" xlink:type="simple" xlink:show="embed" xlink:actuate="onLoad"/><draw:image xlink:href="./ObjectReplacements/Object 58" xlink:type="simple" xlink:show="embed" xlink:actuate="onLoad"/><svg:desc>formule</svg:desc></draw:frame></text:span></text:p>
      <text:p text:style-name="Standard"><text:line-break/>Cette quantité est l'erreur globale (de la suite <draw:frame draw:style-name="fr1" draw:name="Objet59" text:anchor-type="as-char" svg:width="0.598cm" svg:height="0.531cm" draw:z-index="37"><draw:object xlink:href="./Object 59" xlink:type="simple" xlink:show="embed" xlink:actuate="onLoad"/><draw:image xlink:href="./ObjectReplacements/Object 59" xlink:type="simple" xlink:show="embed" xlink:actuate="onLoad"/><svg:desc>formule</svg:desc></draw:frame>par rapport à la solution exacte<draw:frame draw:style-name="fr1" draw:name="Objet60" text:anchor-type="as-char" svg:width="0.4cm" svg:height="0.467cm" draw:z-index="52"><draw:object xlink:href="./Object 60" xlink:type="simple" xlink:show="embed" xlink:actuate="onLoad"/><draw:image xlink:href="./ObjectReplacements/Object 60" xlink:type="simple" xlink:show="embed" xlink:actuate="onLoad"/><svg:desc>formule</svg:desc></draw:frame>). C'est l'erreur qui nous intéresse le plus puisque c'est l'erreur maximale commise entre le phénomène réel qu'on essaie de décrire et la modélisation mathématique (ainsi que son application) qu'on a mis en oeuvre pour l'approximer.<text:line-break/><text:line-break/>En bref, si le pas d'itération tend vers 0 et qu'on à la bonne valeur de départ, en théorie on tend vers la solution exacte.</text:p>
      <text:p text:style-name="Standard"><text:line-break/><text:line-break/><text:line-break/></text:p>
      <text:p text:style-name="Standard"><text:span text:style-name="T1">Théorème 1</text:span> <text:s/><text:span text:style-name="T13">(consistance + stabilité = convergence )</text:span></text:p>
      <text:p text:style-name="P3"/>
      <text:p text:style-name="Standard"><text:span text:style-name="T5">Si une méthode à 1 pas est consistante et stable, alors elle converge vers la solution théorique, au sens de la précédente définition.</text:span><text:span text:style-name="T13"><text:line-break/></text:span></text:p>
      <text:p text:style-name="P1">Reformulé ainsi le théorème semble logique: si l'on « vise bien » (consistance) et qu'on ne dévie pas de sa trajectoire à cause de petites perturbations (stabilité) on arrive bien à atteindre la cible au final.</text:p>
      <text:p text:style-name="P1"><text:line-break/></text:p>
      <text:p text:style-name="P2"><text:line-break/><text:line-break/><text:soft-page-break/><text:span text:style-name="T2">II Quelques résultats</text:span></text:p>
      <text:p text:style-name="Standard"><text:span text:style-name="T13"><text:line-break/><text:line-break/></text:span><text:span text:style-name="T5">Les définitions précédentes ne sont pas nécessairement faciles à vérifier. Peut-être avons nous des conditions un peu plus pratiques pour témoigner de la stabilité ou de la consistance d'une méthode à 1 pas...</text:span><text:span text:style-name="T13"><text:line-break/><text:line-break/></text:span><text:span text:style-name="T7">Théorème 2 </text:span><text:span text:style-name="T13">(condition nécessaire et suffisante de consistance d'un schéma)</text:span></text:p>
      <text:p text:style-name="P3"/>
      <text:p text:style-name="P1">La méthode à 1 pas faisant intervenir la fonction <draw:frame draw:style-name="fr1" draw:name="Objet61" text:anchor-type="as-char" svg:width="0.506cm" svg:height="0.467cm" draw:z-index="54"><draw:object xlink:href="./Object 61" xlink:type="simple" xlink:show="embed" xlink:actuate="onLoad"/><draw:image xlink:href="./ObjectReplacements/Object 61" xlink:type="simple" xlink:show="embed" xlink:actuate="onLoad"/><svg:desc>formule</svg:desc></draw:frame>est consistante si et seulement si elle vérifie la condition suivante <text:s/>: <draw:frame draw:style-name="fr1" draw:name="Objet62" text:anchor-type="as-char" svg:width="4.15cm" svg:height="0.531cm" draw:z-index="55"><draw:object xlink:href="./Object 62" xlink:type="simple" xlink:show="embed" xlink:actuate="onLoad"/><draw:image xlink:href="./ObjectReplacements/Object 62" xlink:type="simple" xlink:show="embed" xlink:actuate="onLoad"/><svg:desc>formule</svg:desc></draw:frame>, <draw:frame draw:style-name="fr1" draw:name="Objet63" text:anchor-type="as-char" svg:width="3.475cm" svg:height="0.483cm" draw:z-index="56"><draw:object xlink:href="./Object 63" xlink:type="simple" xlink:show="embed" xlink:actuate="onLoad"/><draw:image xlink:href="./ObjectReplacements/Object 63" xlink:type="simple" xlink:show="embed" xlink:actuate="onLoad"/><svg:desc>formule</svg:desc></draw:frame><text:line-break/><text:line-break/><text:line-break/><text:span text:style-name="T1">Remarque</text:span> : Une conclusion triviale de ce théorème est le fait que la méthode d'Euler explicite est consistante.<text:line-break/><text:line-break/><text:line-break/><text:line-break/><text:span text:style-name="T1">Théorème 3</text:span><text:span text:style-name="T9"> (condition suffisante de stabilité)<text:line-break/><text:line-break/>Pour que la méthode soit stable, il suffit que la fonction </text:span><text:span text:style-name="T9"><draw:frame draw:style-name="fr1" draw:name="Objet64" text:anchor-type="as-char" svg:width="0.506cm" svg:height="0.467cm" draw:z-index="57"><draw:object xlink:href="./Object 64" xlink:type="simple" xlink:show="embed" xlink:actuate="onLoad"/><draw:image xlink:href="./ObjectReplacements/Object 64" xlink:type="simple" xlink:show="embed" xlink:actuate="onLoad"/><svg:desc>formule</svg:desc></draw:frame></text:span><text:span text:style-name="T9">vérifie une condition de Lipschitz en </text:span><text:span text:style-name="T15">y, </text:span><text:span text:style-name="T9">c'est à dire qu'il existe une constante </text:span><text:span text:style-name="T15">K</text:span><text:span text:style-name="T9"> positive<text:line-break/>telle que :<text:line-break/><text:line-break/></text:span><text:span text:style-name="T9"><draw:frame draw:style-name="fr1" draw:name="Objet65" text:anchor-type="as-char" svg:width="6.867cm" svg:height="0.591cm" draw:z-index="58"><draw:object xlink:href="./Object 65" xlink:type="simple" xlink:show="embed" xlink:actuate="onLoad"/><draw:image xlink:href="./ObjectReplacements/Object 65" xlink:type="simple" xlink:show="embed" xlink:actuate="onLoad"/><svg:desc>formule</svg:desc></draw:frame></text:span><text:span text:style-name="T9">on ait </text:span><text:span text:style-name="T9"><draw:frame draw:style-name="fr1" draw:name="Objet66" text:anchor-type="as-char" svg:width="7.161cm" svg:height="0.533cm" draw:z-index="59"><draw:object xlink:href="./Object 66" xlink:type="simple" xlink:show="embed" xlink:actuate="onLoad"/><draw:image xlink:href="./ObjectReplacements/Object 66" xlink:type="simple" xlink:show="embed" xlink:actuate="onLoad"/><svg:desc>formule</svg:desc></draw:frame></text:span><text:span text:style-name="T9">.<text:line-break/><text:line-break/>Si tel est le cas, on peut prendre pour constante de stabilité la valeur </text:span><text:span text:style-name="T9"><draw:frame draw:style-name="fr1" draw:name="Objet67" text:anchor-type="as-char" svg:width="1.575cm" svg:height="0.527cm" draw:z-index="60"><draw:object xlink:href="./Object 67" xlink:type="simple" xlink:show="embed" xlink:actuate="onLoad"/><draw:image xlink:href="./ObjectReplacements/Object 67" xlink:type="simple" xlink:show="embed" xlink:actuate="onLoad"/><svg:desc>formule</svg:desc></draw:frame></text:span></text:p>
      <text:p text:style-name="Standard">(J'avoue ne pas comprendre cette décision, et je suppose que cette majoration a été l'objet d'une étude plus fine, qui a permis de déterminer une constante optimale)<text:line-break/><text:line-break/><text:line-break/><text:span text:style-name="T1">Remarque: </text:span><text:span text:style-name="T9">Dans le cas de la méthode d'Euler, puisque</text:span><text:span text:style-name="T9"><draw:frame draw:style-name="fr1" draw:name="Objet68" text:anchor-type="as-char" svg:width="3.554cm" svg:height="0.483cm" draw:z-index="61"><draw:object xlink:href="./Object 68" xlink:type="simple" xlink:show="embed" xlink:actuate="onLoad"/><draw:image xlink:href="./ObjectReplacements/Object 68" xlink:type="simple" xlink:show="embed" xlink:actuate="onLoad"/></draw:frame></text:span><text:span text:style-name="T9">, on s'aperçoit que si </text:span><text:span text:style-name="T15">f</text:span><text:span text:style-name="T9"> est Lipschitz en y alors </text:span><text:span text:style-name="T9"><draw:frame draw:style-name="fr1" draw:name="Objet69" text:anchor-type="as-char" svg:width="0.506cm" svg:height="0.467cm" draw:z-index="62"><draw:object xlink:href="./Object 69" xlink:type="simple" xlink:show="embed" xlink:actuate="onLoad"/><draw:image xlink:href="./ObjectReplacements/Object 69" xlink:type="simple" xlink:show="embed" xlink:actuate="onLoad"/><svg:desc>formule</svg:desc></draw:frame></text:span><text:span text:style-name="T9">l'est aussi. Comme la méthode d'Euler explicite est consistante, on vient donc de montrer une condition suffisante de convergence pour celle-ci : il suffit que </text:span><text:span text:style-name="T15">f</text:span><text:span text:style-name="T9"> soit Lipschitzienne en </text:span><text:span text:style-name="T15">y</text:span><text:span text:style-name="T9">.<text:line-break/><text:line-break/>On rappelle que pour le peu que </text:span><text:span text:style-name="T15">f</text:span><text:span text:style-name="T9"> soit dérivable une fois sur l'intervalle qui nous intéresse, cette condition est immédiatement démontrée par l'utilisation du théorème des accroissements finis.<text:line-break/><text:line-break/></text:span><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oft-page-break/><text:span text:style-name="T17">II Méthodes de Taylor et de Runge-Kutta</text:span><text:line-break/><text:line-break/><text:span text:style-name="T1">Définition 6</text:span> <text:span text:style-name="T13">(méthode d'ordre p)</text:span><text:line-break/><text:line-break/>On dit qu'une méthode est consistante d'ordre<draw:frame draw:style-name="fr1" draw:name="Objet78" text:anchor-type="as-char" svg:width="1.057cm" svg:height="0.467cm" draw:z-index="74"><draw:object xlink:href="./Object 78" xlink:type="simple" xlink:show="embed" xlink:actuate="onLoad"/><draw:image xlink:href="./ObjectReplacements/Object 78" xlink:type="simple" xlink:show="embed" xlink:actuate="onLoad"/><svg:desc>formule</svg:desc></draw:frame> s'il existe une constante C positive telle que la majoration suivante soit vérifiée: <draw:frame draw:style-name="fr1" draw:name="Objet75" text:anchor-type="as-char" svg:width="2.475cm" svg:height="0.593cm" draw:z-index="75"><draw:object xlink:href="./Object 75" xlink:type="simple" xlink:show="embed" xlink:actuate="onLoad"/><draw:image xlink:href="./ObjectReplacements/Object 75" xlink:type="simple" xlink:show="embed" xlink:actuate="onLoad"/><svg:desc>formule</svg:desc></draw:frame>, <draw:frame draw:style-name="fr1" draw:name="Objet76" text:anchor-type="as-char" svg:width="0.861cm" svg:height="0.467cm" draw:z-index="76"><draw:object xlink:href="./Object 76" xlink:type="simple" xlink:show="embed" xlink:actuate="onLoad"/><draw:image xlink:href="./ObjectReplacements/Object 76" xlink:type="simple" xlink:show="embed" xlink:actuate="onLoad"/><svg:desc>formule</svg:desc></draw:frame>, <draw:frame draw:style-name="fr1" draw:name="Objet77" text:anchor-type="as-char" svg:width="1.679cm" svg:height="0.467cm" draw:z-index="78"><draw:object xlink:href="./Object 77" xlink:type="simple" xlink:show="embed" xlink:actuate="onLoad"/><draw:image xlink:href="./ObjectReplacements/Object 77" xlink:type="simple" xlink:show="embed" xlink:actuate="onLoad"/><svg:desc>formule</svg:desc></draw:frame>.<text:line-break/><text:line-break/><text:span text:style-name="T1">Remarque:</text:span> <text:s/>Bien entendu, si une méthode est consistante d'ordre p, elle est consistante (puisque les<draw:frame draw:style-name="fr1" draw:name="Objet79" text:anchor-type="as-char" svg:width="0.566cm" svg:height="0.531cm" draw:z-index="79"><draw:object xlink:href="./Object 79" xlink:type="simple" xlink:show="embed" xlink:actuate="onLoad"/><draw:image xlink:href="./ObjectReplacements/Object 79" xlink:type="simple" xlink:show="embed" xlink:actuate="onLoad"/><svg:desc>formule</svg:desc></draw:frame>tendent vers 0, la série de terme général <draw:frame draw:style-name="fr1" draw:name="Objet80" text:anchor-type="as-char" svg:width="1.071cm" svg:height="0.533cm" draw:z-index="80"><draw:object xlink:href="./Object 80" xlink:type="simple" xlink:show="embed" xlink:actuate="onLoad"/><draw:image xlink:href="./ObjectReplacements/Object 80" xlink:type="simple" xlink:show="embed" xlink:actuate="onLoad"/><svg:desc>formule</svg:desc></draw:frame>va converger normalement, car <draw:frame draw:style-name="fr1" draw:name="Objet81" text:anchor-type="as-char" svg:width="1.87cm" svg:height="0.591cm" draw:z-index="81"><draw:object xlink:href="./Object 81" xlink:type="simple" xlink:show="embed" xlink:actuate="onLoad"/><draw:image xlink:href="./ObjectReplacements/Object 81" xlink:type="simple" xlink:show="embed" xlink:actuate="onLoad"/><svg:desc>formule</svg:desc></draw:frame>va converger).<text:line-break/> <text:line-break/><text:line-break/><text:line-break/><text:span text:style-name="T18">1) Méthode de Taylor d'ordre p</text:span><text:line-break/><text:line-break/>Au début de ce document, je disais que nous connaissions déjà un schéma à un pas, qui était celui de la méthode d'Euler, qui reposait sur la définition de la dérivée...il ne s'agit là en fait que d'un point de départ à un ensemble plus vaste de méthodes. En effet, si tant est que la fonction <text:span text:style-name="T13">f</text:span> soit de classe <draw:frame draw:style-name="fr1" draw:name="Objet70" text:anchor-type="as-char" svg:width="0.69cm" svg:height="0.527cm" draw:z-index="82"><draw:object xlink:href="./Object 70" xlink:type="simple" xlink:show="embed" xlink:actuate="onLoad"/><draw:image xlink:href="./ObjectReplacements/Object 70" xlink:type="simple" xlink:show="embed" xlink:actuate="onLoad"/><svg:desc>formule</svg:desc></draw:frame>, la solution exacte <text:span text:style-name="T13">z</text:span> est de classe<draw:frame draw:style-name="fr1" draw:name="Objet71" text:anchor-type="as-char" svg:width="1.034cm" svg:height="0.527cm" draw:z-index="83"><draw:object xlink:href="./Object 71" xlink:type="simple" xlink:show="embed" xlink:actuate="onLoad"/><draw:image xlink:href="./ObjectReplacements/Object 71" xlink:type="simple" xlink:show="embed" xlink:actuate="onLoad"/><svg:desc>formule</svg:desc></draw:frame><text:span text:style-name="T13"><text:line-break/></text:span><text:span text:style-name="T5">et l'on peut effectuer un développement de Taylor à l'ordre p.</text:span><text:span text:style-name="T13"><text:line-break/><text:line-break/></text:span><text:span text:style-name="T5">Il vient </text:span><text:span text:style-name="T5"><draw:frame draw:style-name="fr1" draw:name="Objet72" text:anchor-type="as-char" svg:width="8.827cm" svg:height="0.998cm" draw:z-index="84"><draw:object xlink:href="./Object 72" xlink:type="simple" xlink:show="embed" xlink:actuate="onLoad"/><draw:image xlink:href="./ObjectReplacements/Object 72" xlink:type="simple" xlink:show="embed" xlink:actuate="onLoad"/><svg:desc>formule</svg:desc></draw:frame></text:span><text:span text:style-name="T5">, la somme étant sur k allant de 1 à p.<text:line-break/><text:line-break/>On crée donc une suite </text:span><text:span text:style-name="T5"><draw:frame draw:style-name="fr1" draw:name="Objet73" text:anchor-type="as-char" svg:width="5.803cm" svg:height="0.998cm" draw:z-index="85"><draw:object xlink:href="./Object 73" xlink:type="simple" xlink:show="embed" xlink:actuate="onLoad"/><draw:image xlink:href="./ObjectReplacements/Object 73" xlink:type="simple" xlink:show="embed" xlink:actuate="onLoad"/><svg:desc>formule</svg:desc></draw:frame></text:span><text:span text:style-name="T5">qui définie la méthode de Taylor d'ordre p, et on identifie<text:line-break/><text:line-break/></text:span><text:span text:style-name="T5"><draw:frame draw:style-name="fr1" draw:name="Objet74" text:anchor-type="as-char" svg:width="6.087cm" svg:height="0.998cm" draw:z-index="86"><draw:object xlink:href="./Object 74" xlink:type="simple" xlink:show="embed" xlink:actuate="onLoad"/><draw:image xlink:href="./ObjectReplacements/Object 74" xlink:type="simple" xlink:show="embed" xlink:actuate="onLoad"/><svg:desc>formule</svg:desc></draw:frame></text:span><text:span text:style-name="T5">.<text:line-break/><text:line-break/>On peut vérifier que l'erreur de consistance est de l'ordre de </text:span><text:span text:style-name="T5"><draw:frame draw:style-name="fr1" draw:name="Objet82" text:anchor-type="as-char" svg:width="0.944cm" svg:height="0.591cm" draw:z-index="87"><draw:object xlink:href="./Object 82" xlink:type="simple" xlink:show="embed" xlink:actuate="onLoad"/><draw:image xlink:href="./ObjectReplacements/Object 82" xlink:type="simple" xlink:show="embed" xlink:actuate="onLoad"/><svg:desc>formule</svg:desc></draw:frame></text:span><text:span text:style-name="T5">: ces méthodes sont donc consistantes d'ordre </text:span><text:span text:style-name="T13">p.<text:line-break/></text:span><text:span text:style-name="T5">Comme f est de classe </text:span><text:span text:style-name="T5"><draw:frame draw:style-name="fr1" draw:name="Objet83" text:anchor-type="as-char" svg:width="0.69cm" svg:height="0.527cm" draw:z-index="89"><draw:object xlink:href="./Object 83" xlink:type="simple" xlink:show="embed" xlink:actuate="onLoad"/><draw:image xlink:href="./ObjectReplacements/Object 83" xlink:type="simple" xlink:show="embed" xlink:actuate="onLoad"/><svg:desc>formule</svg:desc></draw:frame></text:span><text:span text:style-name="T5">, le TAF permet d'appliquer le théorème 3 : ces méthodes sont donc convergentes.<text:line-break/><text:line-break/><text:line-break/></text:span><text:span text:style-name="T7">Remarque :</text:span><text:span text:style-name="T8"> L'expression des dérivées k-ièmes de </text:span><text:span text:style-name="T8"><draw:frame draw:style-name="fr1" draw:name="Objet85" text:anchor-type="as-char" svg:width="0.506cm" svg:height="0.467cm" draw:z-index="90"><draw:object xlink:href="./Object 85" xlink:type="simple" xlink:show="embed" xlink:actuate="onLoad"/><draw:image xlink:href="./ObjectReplacements/Object 85" xlink:type="simple" xlink:show="embed" xlink:actuate="onLoad"/><svg:desc>formule</svg:desc></draw:frame></text:span><text:span text:style-name="T8">en fonction de f s'avère rapidement douloureuse, bien que possible. Il suffit d'effectuer des différenciations successives de </text:span><text:span text:style-name="T15">f</text:span><text:span text:style-name="T8"> en fonction de</text:span><text:span text:style-name="T15"> t.</text:span><text:span text:style-name="T8"><text:line-break/>Pour avoir essayé, on a vraiment pas envie d'aller voir que loin que la dérivée troisième, on imagine bien que les calculs machines vont rapidement devenir complexes, sans parler d'éventuels problèmes concernant l'évaluation de ces dérivées au point donné...<text:line-break/><text:line-break/>De plus, l'application correcte de cette méthode nécessite tout de même que </text:span><text:span text:style-name="T15">f</text:span><text:span text:style-name="T8"> soit de classe </text:span><text:span text:style-name="T8"><draw:frame draw:style-name="fr1" draw:name="Objet84" text:anchor-type="as-char" svg:width="0.69cm" svg:height="0.527cm" draw:z-index="91"><draw:object xlink:href="./Object 84" xlink:type="simple" xlink:show="embed" xlink:actuate="onLoad"/><draw:image xlink:href="./ObjectReplacements/Object 84" xlink:type="simple" xlink:show="embed" xlink:actuate="onLoad"/><svg:desc>formule</svg:desc></draw:frame></text:span><text:span text:style-name="T8">, ce qui n'est pas gagné.<text:line-break/><text:line-break/><text:line-break/>Pour conclure, une remarque intéressante pour la suite: si la fonction </text:span><text:span text:style-name="T15">f</text:span><text:span text:style-name="T8"> est de classe </text:span><text:span text:style-name="T8"><draw:frame draw:style-name="fr1" draw:name="Objet130" text:anchor-type="as-char" svg:width="0.69cm" svg:height="0.527cm" draw:z-index="128"><draw:object xlink:href="./Object 130" xlink:type="simple" xlink:show="embed" xlink:actuate="onLoad"/><draw:image xlink:href="./ObjectReplacements/Object 130" xlink:type="simple" xlink:show="embed" xlink:actuate="onLoad"/><svg:desc>formule</svg:desc></draw:frame></text:span><text:span text:style-name="T8">alors on peut montrer avec un développement de Taylor à l'ordre p+1 sur </text:span><text:span text:style-name="T8"><draw:frame draw:style-name="fr1" draw:name="Objet131" text:anchor-type="as-char" svg:width="0.4cm" svg:height="0.467cm" draw:z-index="129"><draw:object xlink:href="./Object 131" xlink:type="simple" xlink:show="embed" xlink:actuate="onLoad"/><draw:image xlink:href="./ObjectReplacements/Object 131" xlink:type="simple" xlink:show="embed" xlink:actuate="onLoad"/><svg:desc>formule</svg:desc></draw:frame></text:span><text:span text:style-name="T8">que l'erreur de consistance </text:span><text:span text:style-name="T8"><draw:frame draw:style-name="fr1" draw:name="Objet132" text:anchor-type="as-char" svg:width="0.549cm" svg:height="0.531cm" draw:z-index="130"><draw:object xlink:href="./Object 132" xlink:type="simple" xlink:show="embed" xlink:actuate="onLoad"/><draw:image xlink:href="./ObjectReplacements/Object 132" xlink:type="simple" xlink:show="embed" xlink:actuate="onLoad"/><svg:desc>formule</svg:desc></draw:frame></text:span><text:span text:style-name="T8">vérifie<text:line-break/><text:line-break/></text:span><text:span text:style-name="T8"><draw:frame draw:style-name="fr1" draw:name="Objet133" text:anchor-type="as-char" svg:width="9.97cm" svg:height="1.118cm" draw:z-index="131"><draw:object xlink:href="./Object 133" xlink:type="simple" xlink:show="embed" xlink:actuate="onLoad"/><draw:image xlink:href="./ObjectReplacements/Object 133" xlink:type="simple" xlink:show="embed" xlink:actuate="onLoad"/><svg:desc>formule</svg:desc></draw:frame></text:span><text:span text:style-name="T8">pour l allant de 0 à n bien sûr.<text:line-break/><text:line-break/>On en déduit donc le résultat suivant, découlant de la définition de l'ordre d'une méthode donnée plus haut :<text:line-break/><text:line-break/></text:span><text:span text:style-name="T7">Proposition: <text:s text:c="2"/></text:span><text:span text:style-name="T8">Si f est de classe </text:span><text:span text:style-name="T8"><draw:frame draw:style-name="fr1" draw:name="Objet134" text:anchor-type="as-char" svg:width="0.69cm" svg:height="0.527cm" draw:z-index="132"><draw:object xlink:href="./Object 134" xlink:type="simple" xlink:show="embed" xlink:actuate="onLoad"/><draw:image xlink:href="./ObjectReplacements/Object 134" xlink:type="simple" xlink:show="embed" xlink:actuate="onLoad"/><svg:desc>formule</svg:desc></draw:frame></text:span><text:span text:style-name="T8">, la méthode à un pas associée est d'ordre p (au moins) si et seulement si </text:span><text:span text:style-name="T8"><draw:frame draw:style-name="fr1" draw:name="Objet135" text:anchor-type="as-char" svg:width="0.506cm" svg:height="0.467cm" draw:z-index="133"><draw:object xlink:href="./Object 135" xlink:type="simple" xlink:show="embed" xlink:actuate="onLoad"/><draw:image xlink:href="./ObjectReplacements/Object 135" xlink:type="simple" xlink:show="embed" xlink:actuate="onLoad"/><svg:desc>formule</svg:desc></draw:frame></text:span><text:span text:style-name="T8"><text:line-break/> est telle que </text:span><text:span text:style-name="T8"><draw:frame draw:style-name="fr1" draw:name="Objet136" text:anchor-type="as-char" svg:width="5.031cm" svg:height="1.118cm" draw:z-index="134"><draw:object xlink:href="./Object 136" xlink:type="simple" xlink:show="embed" xlink:actuate="onLoad"/><draw:image xlink:href="./ObjectReplacements/Object 136" xlink:type="simple" xlink:show="embed" xlink:actuate="onLoad"/><svg:desc>formule</svg:desc></draw:frame></text:span><text:span text:style-name="T8">pour </text:span><text:span text:style-name="T8"><draw:frame draw:style-name="fr1" draw:name="Objet137" text:anchor-type="as-char" svg:width="2.141cm" svg:height="0.467cm" draw:z-index="135"><draw:object xlink:href="./Object 137" xlink:type="simple" xlink:show="embed" xlink:actuate="onLoad"/><draw:image xlink:href="./ObjectReplacements/Object 137" xlink:type="simple" xlink:show="embed" xlink:actuate="onLoad"/><svg:desc>formule</svg:desc></draw:frame></text:span><text:span text:style-name="T8">.<text:line-break/><text:line-break/>( ce qui laisse bien </text:span><text:span text:style-name="T8"><draw:frame draw:style-name="fr1" draw:name="Objet138" text:anchor-type="as-char" svg:width="2.214cm" svg:height="0.591cm" draw:z-index="136"><draw:object xlink:href="./Object 138" xlink:type="simple" xlink:show="embed" xlink:actuate="onLoad"/><draw:image xlink:href="./ObjectReplacements/Object 138" xlink:type="simple" xlink:show="embed" xlink:actuate="onLoad"/><svg:desc>formule</svg:desc></draw:frame></text:span><text:span text:style-name="T8">)<text:line-break/><text:line-break/></text:span><text:soft-page-break/><text:span text:style-name="T19">2) Méthodes de Runge-Kutta</text:span><text:span text:style-name="T5"><text:line-break/></text:span><text:line-break/> Je ne vois pas l'intérêt de plagier le livre de Mr Demailly de la page 237 à la page 241 (à la louche). Je n'ai rien à <text:s text:c="2"/>ajouter.<text:line-break/><text:line-break/>Dans les grandes lignes, l'idée de ces méthodes est de calculer par récurrence les couples <draw:frame draw:style-name="fr1" draw:name="Objet124" text:anchor-type="as-char" svg:width="1.415cm" svg:height="0.531cm" draw:z-index="123"><draw:object xlink:href="./Object 124" xlink:type="simple" xlink:show="embed" xlink:actuate="onLoad"/><draw:image xlink:href="./ObjectReplacements/Object 124" xlink:type="simple" xlink:show="embed" xlink:actuate="onLoad"/><svg:desc>formule</svg:desc></draw:frame>en utilisant des évaluations de <text:span text:style-name="T13">f</text:span> et de ses pentes à des points intermédiaires (c'est à dire entre <draw:frame draw:style-name="fr1" draw:name="Objet125" text:anchor-type="as-char" svg:width="0.489cm" svg:height="0.531cm" draw:z-index="124"><draw:object xlink:href="./Object 125" xlink:type="simple" xlink:show="embed" xlink:actuate="onLoad"/><draw:image xlink:href="./ObjectReplacements/Object 125" xlink:type="simple" xlink:show="embed" xlink:actuate="onLoad"/><svg:desc>formule</svg:desc></draw:frame>et <draw:frame draw:style-name="fr1" draw:name="Objet126" text:anchor-type="as-char" svg:width="0.831cm" svg:height="0.531cm" draw:z-index="125"><draw:object xlink:href="./Object 126" xlink:type="simple" xlink:show="embed" xlink:actuate="onLoad"/><draw:image xlink:href="./ObjectReplacements/Object 126" xlink:type="simple" xlink:show="embed" xlink:actuate="onLoad"/><svg:desc>formule</svg:desc></draw:frame>, au sens large) pour approcher une intégrale, obtenue en intégrant formellement l'équation différentielle de départ.<text:line-break/><text:line-break/>On en connait déjà une: celle d'Euler (explicite) qui utilise <draw:frame draw:style-name="fr1" draw:name="Objet127" text:anchor-type="as-char" svg:width="0.598cm" svg:height="0.531cm" draw:z-index="126"><draw:object xlink:href="./Object 127" xlink:type="simple" xlink:show="embed" xlink:actuate="onLoad"/><draw:image xlink:href="./ObjectReplacements/Object 127" xlink:type="simple" xlink:show="embed" xlink:actuate="onLoad"/><svg:desc>formule</svg:desc></draw:frame>et la pente en <draw:frame draw:style-name="fr1" draw:name="Objet128" text:anchor-type="as-char" svg:width="0.489cm" svg:height="0.531cm" draw:z-index="127"><draw:object xlink:href="./Object 128" xlink:type="simple" xlink:show="embed" xlink:actuate="onLoad"/><draw:image xlink:href="./ObjectReplacements/Object 128" xlink:type="simple" xlink:show="embed" xlink:actuate="onLoad"/><svg:desc>formule</svg:desc></draw:frame>correspondante (obtenue grâce à l'équation différentielle). C'est en réalité la méthode de Runge-Kutta d'ordre 1. <text:line-break/><text:line-break/>A partir de relations sur des coefficients (définis par les points intermédiaires et une méthode d'intégration théorique, d'ordre 0 -convergeant vers l'intégrale donc-) on produit tout un tas de méthodes à un pas qui coïncident avec nombre de méthodes d'intégration connues : ce sont les méthodes de Runge-Kutta.<text:line-break/><text:line-break/>On y retrouve la méthode d'Euler (explicite) [RK1], la méthode du point milieu et la méthode dite de Heûn [RK2], la méthode de Simpson [RK4] , et, - j'en fais le pari sans avoir vu ça marqué quelque part – de manière plus générale la méthode de Newton-Côtes d'ordre N [RKN?]. <text:line-break/>(Toutes ces méthodes d'approximation d'une intégrale faisaient l'objet d'une leçon de CAPES l'an dernier)<text:line-break/><text:line-break/>Nos conditions sur les coefficients cherchés étant larges, nous disposons en réalité de beaucoup de méthodes selon la valeur choisie pour fixer le premier coefficient, etc.<text:line-break/>On les représente souvent sous la forme d'un tableau, qui fait apparaître visuellementune matrice triangulaire inférieure.<text:line-break/><text:line-break/>La méthode la plus utilisée est la méthode RK4, pour son bon compromis entre précision et quantité calculatoire.</text:p>
      <text:p text:style-name="Standard">J'ai pu la tester sur quelques exemples (en la faisant religieusement sous OpenOfficeCalc) sur un PDF que je vous ai déjà donné en pièce jointe dans le précédent mail.<text:line-break/><text:line-break/>Demailly démontre clairement (grâce à un petit lemme pratique qu'il démontre aussi) que les méthodes de Runge-Kutta sont stables si <draw:frame draw:style-name="fr1" draw:name="Objet129" text:anchor-type="as-char" svg:width="0.415cm" svg:height="0.467cm" draw:z-index="137"><draw:object xlink:href="./Object 129" xlink:type="simple" xlink:show="embed" xlink:actuate="onLoad"/><draw:image xlink:href="./ObjectReplacements/Object 129" xlink:type="simple" xlink:show="embed" xlink:actuate="onLoad"/></draw:frame>est (encore une fois) lipschitzienne en <text:span text:style-name="T13">y.<text:line-break/><text:line-break/></text:span><text:span text:style-name="T5">Il montre également que par définition des coefficients et de la méthode d'intégration, les conditions du théorème 2 sont immédiatement vérifiées, et que donc ces méthodes sont toujours consistantes.</text:span><text:line-break/></text:p>
      <text:p text:style-name="Standard">Au final, si <text:span text:style-name="T13">f</text:span> est lipschitzienne, toutes les méthodes de Runge-Kutta convergent. Il ne reste qu'à choisir.<text:line-break/><text:line-break/>Concernant l'ordre de ces méthodes, on peut utiliser la proposition de la partie précédente pour le déterminer.<text:line-break/>C'est là qu'un choix de coefficient risque de s'avérer plus judicieux qu'un autre.<text:line-break/><text:line-break/>On montre que la méthode d'Euler explicite (RK1) est d'ordre 1, que la méthode du point milieu (issue possible de RK2) est d'ordre 2, et que la méthode RK4 liée à l'intégration de Simpson est d'ordre 4...</text:p>
      <text:p text:style-name="Standard"/>
      <text:p text:style-name="Standard"/>
      <text:p text:style-name="Standard"><text:span text:style-name="T18"><text:line-break/><text:line-break/><text:line-break/><text:line-break/><text:line-break/><text:line-break/><text:line-break/><text:line-break/><text:line-break/><text:line-break/><text:line-break/><text:line-break/><text:line-break/></text:span><text:soft-page-break/><text:span text:style-name="T18">3) Méthode d'Euler implicite</text:span><text:line-break/><text:line-break/>Nous avons démontré que la méthode d'Euler (dite explicite), définissant la suite des <draw:frame draw:style-name="fr1" draw:name="Objet87" text:anchor-type="as-char" svg:width="0.598cm" svg:height="0.531cm" draw:z-index="38"><draw:object xlink:href="./Object 87" xlink:type="simple" xlink:show="embed" xlink:actuate="onLoad"/><draw:image xlink:href="./ObjectReplacements/Object 87" xlink:type="simple" xlink:show="embed" xlink:actuate="onLoad"/><svg:desc>formule</svg:desc></draw:frame> par <draw:frame draw:style-name="fr1" draw:name="Objet86" text:anchor-type="as-char" svg:width="4.02cm" svg:height="0.531cm" draw:z-index="39"><draw:object xlink:href="./Object 86" xlink:type="simple" xlink:show="embed" xlink:actuate="onLoad"/><draw:image xlink:href="./ObjectReplacements/Object 86" xlink:type="simple" xlink:show="embed" xlink:actuate="onLoad"/><svg:desc>formule</svg:desc></draw:frame>convergeait sous condition (par exemple celle vérifiée par le théorème 3).<text:line-break/><text:line-break/>Cette méthode, comme les autres que nous avons proposées jusqu'à maintenant, s'avère réellement efficace lorsque les pas de la subdivision sont très petits (donnant lieu du coup à un plus grand nombre d'étapes).<text:line-break/><text:line-break/>On en voit notamment les limites lorsque, pour <draw:frame draw:style-name="fr1" draw:name="Objet100" text:anchor-type="as-char" svg:width="0.984cm" svg:height="0.467cm" draw:z-index="40"><draw:object xlink:href="./Object 100" xlink:type="simple" xlink:show="embed" xlink:actuate="onLoad"/><draw:image xlink:href="./ObjectReplacements/Object 100" xlink:type="simple" xlink:show="embed" xlink:actuate="onLoad"/><svg:desc>formule</svg:desc></draw:frame>on essaie de l'appliquer pour approcher <draw:frame draw:style-name="fr1" draw:name="Objet101" text:anchor-type="as-char" svg:width="0.531cm" svg:height="0.527cm" draw:z-index="63"><draw:object xlink:href="./Object 101" xlink:type="simple" xlink:show="embed" xlink:actuate="onLoad"/><draw:image xlink:href="./ObjectReplacements/Object 101" xlink:type="simple" xlink:show="embed" xlink:actuate="onLoad"/><svg:desc>formule</svg:desc></draw:frame>(au travers d'un problème de Cauchy, comme montré au début de ce document): si on fait l'essai, on voit que si <text:span text:style-name="T15">h</text:span><text:span text:style-name="T16"> </text:span>n'est « pas assez petit » alors la suite <draw:frame draw:style-name="fr1" draw:name="Objet102" text:anchor-type="as-char" svg:width="0.908cm" svg:height="0.531cm" draw:z-index="64"><draw:object xlink:href="./Object 102" xlink:type="simple" xlink:show="embed" xlink:actuate="onLoad"/><draw:image xlink:href="./ObjectReplacements/Object 102" xlink:type="simple" xlink:show="embed" xlink:actuate="onLoad"/><svg:desc>formule</svg:desc></draw:frame>engendrée ne coïncide même pas avec le comportement monotone de l'exponentielle.<text:line-break/><text:line-break/>On voit donc un aperçu des limites de la modélisation qu'on peut avoir avec certaines méthodes, qui nécessitent un pas « suffisamment petit » pour bien faire le boulot.<text:line-break/><text:line-break/><text:line-break/><text:line-break/>Cette fois-ci, considérons notre problème initial, avec <text:span text:style-name="T13">y</text:span> à valeurs dans <draw:frame draw:style-name="fr1" draw:name="Objet88" text:anchor-type="as-char" svg:width="0.661cm" svg:height="0.527cm" draw:z-index="65"><draw:object xlink:href="./Object 88" xlink:type="simple" xlink:show="embed" xlink:actuate="onLoad"/><draw:image xlink:href="./ObjectReplacements/Object 88" xlink:type="simple" xlink:show="embed" xlink:actuate="onLoad"/><svg:desc>formule</svg:desc></draw:frame>. Nos méthodes construisent donc une suite de vecteurs de <draw:frame draw:style-name="fr1" draw:name="Objet89" text:anchor-type="as-char" svg:width="0.661cm" svg:height="0.527cm" draw:z-index="66"><draw:object xlink:href="./Object 89" xlink:type="simple" xlink:show="embed" xlink:actuate="onLoad"/><draw:image xlink:href="./ObjectReplacements/Object 89" xlink:type="simple" xlink:show="embed" xlink:actuate="onLoad"/><svg:desc>formule</svg:desc></draw:frame>approchant la solution exacte théorique du problème en une subdivision de <draw:frame draw:style-name="fr1" draw:name="Objet90" text:anchor-type="as-char" svg:width="1.931cm" svg:height="0.531cm" draw:z-index="67"><draw:object xlink:href="./Object 90" xlink:type="simple" xlink:show="embed" xlink:actuate="onLoad"/><draw:image xlink:href="./ObjectReplacements/Object 90" xlink:type="simple" xlink:show="embed" xlink:actuate="onLoad"/><svg:desc>formule</svg:desc></draw:frame><text:line-break/><text:line-break/>Il est très fréquent, dans le domaine des réactions chimiques, de faire face à des équations différentielles du type<text:line-break/><draw:frame draw:style-name="fr1" draw:name="Objet91" text:anchor-type="as-char" svg:width="2.662cm" svg:height="0.483cm" draw:z-index="68"><draw:object xlink:href="./Object 91" xlink:type="simple" xlink:show="embed" xlink:actuate="onLoad"/><draw:image xlink:href="./ObjectReplacements/Object 91" xlink:type="simple" xlink:show="embed" xlink:actuate="onLoad"/><svg:desc>formule</svg:desc></draw:frame>où <text:span text:style-name="T13">A</text:span> est une matrice carrée de taille n constante, et <text:span text:style-name="T13">f</text:span> une fonction de <draw:frame draw:style-name="fr1" draw:name="Objet93" text:anchor-type="as-char" svg:width="0.517cm" svg:height="0.467cm" draw:z-index="69"><draw:object xlink:href="./Object 93" xlink:type="simple" xlink:show="embed" xlink:actuate="onLoad"/><draw:image xlink:href="./ObjectReplacements/Object 93" xlink:type="simple" xlink:show="embed" xlink:actuate="onLoad"/><svg:desc>formule</svg:desc></draw:frame>dans<draw:frame draw:style-name="fr1" draw:name="Objet92" text:anchor-type="as-char" svg:width="0.661cm" svg:height="0.527cm" draw:z-index="70"><draw:object xlink:href="./Object 92" xlink:type="simple" xlink:show="embed" xlink:actuate="onLoad"/><draw:image xlink:href="./ObjectReplacements/Object 92" xlink:type="simple" xlink:show="embed" xlink:actuate="onLoad"/><svg:desc>formule</svg:desc></draw:frame>.<text:line-break/><text:line-break/>Le cours de licence assure qu'une solution exacte de ce problème s'écrit sous la forme <draw:frame draw:style-name="fr1" draw:name="Objet94" text:anchor-type="as-char" svg:width="4.36cm" svg:height="0.596cm" draw:z-index="71"><draw:object xlink:href="./Object 94" xlink:type="simple" xlink:show="embed" xlink:actuate="onLoad"/><draw:image xlink:href="./ObjectReplacements/Object 94" xlink:type="simple" xlink:show="embed" xlink:actuate="onLoad"/><svg:desc>formule</svg:desc></draw:frame><text:line-break/>(k allant de 1 à n) où les<draw:frame draw:style-name="fr1" draw:name="Objet95" text:anchor-type="as-char" svg:width="0.564cm" svg:height="0.531cm" draw:z-index="72"><draw:object xlink:href="./Object 95" xlink:type="simple" xlink:show="embed" xlink:actuate="onLoad"/><draw:image xlink:href="./ObjectReplacements/Object 95" xlink:type="simple" xlink:show="embed" xlink:actuate="onLoad"/><svg:desc>formule</svg:desc></draw:frame>sont les valeurs propres de <text:span text:style-name="T13">A</text:span> et <draw:frame draw:style-name="fr1" draw:name="Objet96" text:anchor-type="as-char" svg:width="0.545cm" svg:height="0.531cm" draw:z-index="73"><draw:object xlink:href="./Object 96" xlink:type="simple" xlink:show="embed" xlink:actuate="onLoad"/><draw:image xlink:href="./ObjectReplacements/Object 96" xlink:type="simple" xlink:show="embed" xlink:actuate="onLoad"/><svg:desc>formule</svg:desc></draw:frame>les vecteurs propres associés.<text:line-break/>Les <draw:frame draw:style-name="fr1" draw:name="Objet97" text:anchor-type="as-char" svg:width="0.536cm" svg:height="0.531cm" draw:z-index="77"><draw:object xlink:href="./Object 97" xlink:type="simple" xlink:show="embed" xlink:actuate="onLoad"/><draw:image xlink:href="./ObjectReplacements/Object 97" xlink:type="simple" xlink:show="embed" xlink:actuate="onLoad"/><svg:desc>formule</svg:desc></draw:frame>sont quand à eux des constantes à déterminer grâce à la condition initiale, et <draw:frame draw:style-name="fr1" draw:name="Objet98" text:anchor-type="as-char" svg:width="1.025cm" svg:height="0.483cm" draw:z-index="88"><draw:object xlink:href="./Object 98" xlink:type="simple" xlink:show="embed" xlink:actuate="onLoad"/><draw:image xlink:href="./ObjectReplacements/Object 98" xlink:type="simple" xlink:show="embed" xlink:actuate="onLoad"/><svg:desc>formule</svg:desc></draw:frame>une solution particulière ( qu'on arrive bien sûr pas à trouver de manière générale).<text:line-break/><text:line-break/>L'exponentielle a une croissance plutôt radicale. Selon les valeurs propres <draw:frame draw:style-name="fr1" draw:name="Objet99" text:anchor-type="as-char" svg:width="0.564cm" svg:height="0.531cm" draw:z-index="92"><draw:object xlink:href="./Object 99" xlink:type="simple" xlink:show="embed" xlink:actuate="onLoad"/><draw:image xlink:href="./ObjectReplacements/Object 99" xlink:type="simple" xlink:show="embed" xlink:actuate="onLoad"/><svg:desc>formule</svg:desc></draw:frame>, certaines coordonnées des vecteurs formant risquent de converger à des vitesses très différentes, notamment si on voit arriver des valeurs propres très éloignées, ou encore des valeurs propres négatives (le comportement de l'exponentielle change alors totalement).<text:line-break/><text:line-break/><text:line-break/>On a vu par l'exemple introductif de cette partie que le choix de <text:span text:style-name="T13">h</text:span> doit être « suffisamment petit » pour qu'on puisse être satisfait du résultat.<text:line-break/><text:line-break/>Mais les coordonnées de notre suite vectorielle convergeant à des vitesses très différentes, si on prend <text:span text:style-name="T13">h</text:span> « suffisamment » petit, on risque de mettre très longtemps pour voir converger les fameuses coordonnées « lentes » <text:s/>:<text:line-break/>le nombre d'étapes risque d'être extrêmement élevé, et les erreurs d'arrondi vont s'accumuler.<text:line-break/><text:line-break/>On est face à ce qu'on appelle un problème raide.<text:line-break/><text:line-break/><text:line-break/>Pour faire face à ce genre de problèmes, on fait généralement appel à ce qu'on nomme les méthodes implicites.<text:line-break/>Une méthode implicite à un pas est une méthode qui va construire elle aussi une suite <draw:frame draw:style-name="fr1" draw:name="Objet103" text:anchor-type="as-char" svg:width="0.908cm" svg:height="0.531cm" draw:z-index="96"><draw:object xlink:href="./Object 103" xlink:type="simple" xlink:show="embed" xlink:actuate="onLoad"/><draw:image xlink:href="./ObjectReplacements/Object 103" xlink:type="simple" xlink:show="embed" xlink:actuate="onLoad"/><svg:desc>formule</svg:desc></draw:frame>, mais cette fois-ci<text:line-break/><draw:frame draw:style-name="fr1" draw:name="Objet104" text:anchor-type="as-char" svg:width="0.94cm" svg:height="0.531cm" draw:z-index="97"><draw:object xlink:href="./Object 104" xlink:type="simple" xlink:show="embed" xlink:actuate="onLoad"/><draw:image xlink:href="./ObjectReplacements/Object 104" xlink:type="simple" xlink:show="embed" xlink:actuate="onLoad"/><svg:desc>formule</svg:desc></draw:frame>ne sera pas simplement obtenu grâce à une évaluation de<text:span text:style-name="T13"> f</text:span> en un point donnée et de <draw:frame draw:style-name="fr1" draw:name="Objet105" text:anchor-type="as-char" svg:width="0.598cm" svg:height="0.531cm" draw:z-index="98"><draw:object xlink:href="./Object 105" xlink:type="simple" xlink:show="embed" xlink:actuate="onLoad"/><draw:image xlink:href="./ObjectReplacements/Object 105" xlink:type="simple" xlink:show="embed" xlink:actuate="onLoad"/><svg:desc>formule</svg:desc></draw:frame>:<text:line-break/><text:line-break/><draw:frame draw:style-name="fr1" draw:name="Objet106" text:anchor-type="as-char" svg:width="0.94cm" svg:height="0.531cm" draw:z-index="103"><draw:object xlink:href="./Object 106" xlink:type="simple" xlink:show="embed" xlink:actuate="onLoad"/><draw:image xlink:href="./ObjectReplacements/Object 106" xlink:type="simple" xlink:show="embed" xlink:actuate="onLoad"/></draw:frame>va être être défini en fonction de <draw:frame draw:style-name="fr1" draw:name="Objet107" text:anchor-type="as-char" svg:width="0.6cm" svg:height="0.531cm" draw:z-index="99"><draw:object xlink:href="./Object 107" xlink:type="simple" xlink:show="embed" xlink:actuate="onLoad"/><draw:image xlink:href="./ObjectReplacements/Object 107" xlink:type="simple" xlink:show="embed" xlink:actuate="onLoad"/><svg:desc>formule</svg:desc></draw:frame>, f, et.... <text:s/>lui-même !<text:line-break/>C'est à dire que pour obtenir <draw:frame draw:style-name="fr1" draw:name="Objet108" text:anchor-type="as-char" svg:width="0.94cm" svg:height="0.531cm" draw:z-index="100"><draw:object xlink:href="./Object 108" xlink:type="simple" xlink:show="embed" xlink:actuate="onLoad"/><draw:image xlink:href="./ObjectReplacements/Object 108" xlink:type="simple" xlink:show="embed" xlink:actuate="onLoad"/><svg:desc>formule</svg:desc></draw:frame>on doit résoudre une équation : <draw:frame draw:style-name="fr1" draw:name="Objet109" text:anchor-type="as-char" svg:width="0.94cm" svg:height="0.531cm" draw:z-index="101"><draw:object xlink:href="./Object 109" xlink:type="simple" xlink:show="embed" xlink:actuate="onLoad"/><draw:image xlink:href="./ObjectReplacements/Object 109" xlink:type="simple" xlink:show="embed" xlink:actuate="onLoad"/><svg:desc>formule</svg:desc></draw:frame>est dit défini de manière implicite.<text:line-break/><text:line-break/>Prenons l'exemple de la méthode d'Euler dite « implicite » (ou encore « rétrograde » dans certaines ouvrages).<text:line-break/><text:line-break/>Pour établir la méthode d'Euler explicite, on se base sur le bien fondé de la définition de la dérivée: <text:line-break/><draw:frame draw:style-name="fr1" draw:name="Objet110" text:anchor-type="as-char" svg:width="7.144cm" svg:height="1.125cm" draw:z-index="102"><draw:object xlink:href="./Object 110" xlink:type="simple" xlink:show="embed" xlink:actuate="onLoad"/><draw:image xlink:href="./ObjectReplacements/Object 110" xlink:type="simple" xlink:show="embed" xlink:actuate="onLoad"/><svg:desc>formule</svg:desc></draw:frame><text:line-break/><text:line-break/>Dans cette définition, <draw:frame draw:style-name="fr1" draw:name="Objet111" text:anchor-type="as-char" svg:width="0.94cm" svg:height="0.531cm" draw:z-index="104"><draw:object xlink:href="./Object 111" xlink:type="simple" xlink:show="embed" xlink:actuate="onLoad"/><draw:image xlink:href="./ObjectReplacements/Object 111" xlink:type="simple" xlink:show="embed" xlink:actuate="onLoad"/><svg:desc>formule</svg:desc></draw:frame>et <draw:frame draw:style-name="fr1" draw:name="Objet112" text:anchor-type="as-char" svg:width="0.6cm" svg:height="0.531cm" draw:z-index="105"><draw:object xlink:href="./Object 112" xlink:type="simple" xlink:show="embed" xlink:actuate="onLoad"/><draw:image xlink:href="./ObjectReplacements/Object 112" xlink:type="simple" xlink:show="embed" xlink:actuate="onLoad"/><svg:desc>formule</svg:desc></draw:frame>jouent des rôles symétriques : on pourrait tout aussi bien poser<text:line-break/><text:soft-page-break/><text:line-break/><draw:frame draw:style-name="fr1" draw:name="Objet113" text:anchor-type="as-char" svg:width="8.162cm" svg:height="1.125cm" draw:z-index="106"><draw:object xlink:href="./Object 113" xlink:type="simple" xlink:show="embed" xlink:actuate="onLoad"/><draw:image xlink:href="./ObjectReplacements/Object 113" xlink:type="simple" xlink:show="embed" xlink:actuate="onLoad"/><svg:desc>formule</svg:desc></draw:frame> et on défini ainsi le schéma à un pas suivant:<text:line-break/><text:line-break/><text:tab/><text:tab/><text:tab/><text:tab/><text:tab/><draw:frame draw:style-name="fr1" draw:name="Objet114" text:anchor-type="as-char" svg:width="4.697cm" svg:height="0.531cm" draw:z-index="107"><draw:object xlink:href="./Object 114" xlink:type="simple" xlink:show="embed" xlink:actuate="onLoad"/><draw:image xlink:href="./ObjectReplacements/Object 114" xlink:type="simple" xlink:show="embed" xlink:actuate="onLoad"/><svg:desc>formule</svg:desc></draw:frame><text:tab/><text:line-break/><text:tab/><text:tab/><text:line-break/><text:line-break/>La première question qui doit venir à l'esprit concerne certainement la bonne définition de cette suite, et ensuite<text:line-break/>celle des propriétés de la méthode.<text:line-break/><text:line-break/>Michèle Schatzman, dans «Analyse numérique, une approche matéhmatique » démontre que, d'une part,<text:line-break/>le schéma d'Euler implicite peut s'écrire sous la forme  <draw:frame draw:style-name="fr1" draw:name="Objet115" text:anchor-type="as-char" svg:width="4.593cm" svg:height="0.531cm" draw:z-index="108"><draw:object xlink:href="./Object 115" xlink:type="simple" xlink:show="embed" xlink:actuate="onLoad"/><draw:image xlink:href="./ObjectReplacements/Object 115" xlink:type="simple" xlink:show="embed" xlink:actuate="onLoad"/><svg:desc>formule</svg:desc></draw:frame>(ce qui montre la bonne définition de la suite <draw:frame draw:style-name="fr1" draw:name="Objet116" text:anchor-type="as-char" svg:width="0.908cm" svg:height="0.531cm" draw:z-index="109"><draw:object xlink:href="./Object 116" xlink:type="simple" xlink:show="embed" xlink:actuate="onLoad"/><draw:image xlink:href="./ObjectReplacements/Object 116" xlink:type="simple" xlink:show="embed" xlink:actuate="onLoad"/><svg:desc>formule</svg:desc></draw:frame>) mais elle montre aussi au passage le fait que la méthode d'Euler implicite est consistante, et dite « inconditionnellement stable ». Donc, elle converge.<text:line-break/><text:line-break/>A un moment donné, elle déclare que puisque <text:span text:style-name="T13">f</text:span> vérifie les conditions de Cauchy-Lipschitz (qu'est-ce que ça veut dire? Que f est Lipschitzienne en <text:span text:style-name="T13">y</text:span> ? ) et s'en sert pour toute la suite de sa preuve, ce que je ne saisis pas.<text:line-break/><text:line-break/>Elle établit à un moment une fonction <text:span text:style-name="T13">G(s,u,h)</text:span><text:span text:style-name="T5"> et montre que celle-ci est Lipschitzienne en </text:span><text:span text:style-name="T13">u. </text:span><text:span text:style-name="T5">A partir de cette fonction, elle construit une fonction F qui va permettre d'exprimer notre suite de la manière « classique » comme celle donnée dans la définition d'une méthode à un pas.<text:line-break/><text:line-break/>Elle montre facilement que </text:span><text:span text:style-name="T13">F(t,u,0) = f(t,u), </text:span><text:span text:style-name="T5"><text:s/>ce qui nous donne la consistance de la méthode.<text:line-break/>Elle montre enfin, que, d'autre part, </text:span><text:span text:style-name="T13">F</text:span><text:span text:style-name="T5"> est lipschitzienne en </text:span><text:span text:style-name="T13">u</text:span><text:span text:style-name="T5">, ce qui nous donne la stabilité, et donc la convergence.<text:line-break/>La méthode est d'ordre 1.<text:line-break/><text:line-break/>Néanmoins, j'avoue ne pas comprendre quelles hypothèses nous avons ici sur</text:span><text:span text:style-name="T13"> f</text:span><text:span text:style-name="T5"> et en quoi on a une « stabilité inconditionnelle » : si </text:span><text:span text:style-name="T13">f</text:span><text:span text:style-name="T5"> est lipschitizienne, j'ai du mal à voir ce qu'on gagne sur Euler explicite...<text:line-break/>Est-ce qu'on entend par là que l'algorithme reste stable avec des valeurs de </text:span><text:span text:style-name="T13">h</text:span><text:span text:style-name="T5"> plus grandes?<text:line-break/><text:line-break/>Par rapport aux méthodes explicites, les méthodes implicites souffrent du désavantage qu'est la résolution (exacte ou approchée!) de l'équation permettant d'obtenir </text:span><text:span text:style-name="T5"><draw:frame draw:style-name="fr1" draw:name="Objet117" text:anchor-type="as-char" svg:width="0.94cm" svg:height="0.531cm" draw:z-index="110"><draw:object xlink:href="./Object 117" xlink:type="simple" xlink:show="embed" xlink:actuate="onLoad"/><draw:image xlink:href="./ObjectReplacements/Object 117" xlink:type="simple" xlink:show="embed" xlink:actuate="onLoad"/><svg:desc>formule</svg:desc></draw:frame></text:span><text:span text:style-name="T5">en fonction de </text:span><text:span text:style-name="T5"><draw:frame draw:style-name="fr1" draw:name="Objet118" text:anchor-type="as-char" svg:width="0.598cm" svg:height="0.531cm" draw:z-index="111"><draw:object xlink:href="./Object 118" xlink:type="simple" xlink:show="embed" xlink:actuate="onLoad"/><draw:image xlink:href="./ObjectReplacements/Object 118" xlink:type="simple" xlink:show="embed" xlink:actuate="onLoad"/><svg:desc>formule</svg:desc></draw:frame></text:span><text:span text:style-name="T5">(qui lui est connu).<text:line-break/>L'équation peut être non linéaire, et donc pourrait ne pas permettre une résolution exacte : on pourrait donc se retrouver à devoir utiliser -par exemple- le théorème du point fixe pour avoir </text:span><text:span text:style-name="T5"><draw:frame draw:style-name="fr1" draw:name="Objet139" text:anchor-type="as-char" svg:width="0.94cm" svg:height="0.531cm" draw:z-index="138"><draw:object xlink:href="./Object 139" xlink:type="simple" xlink:show="embed" xlink:actuate="onLoad"/><draw:image xlink:href="./ObjectReplacements/Object 139" xlink:type="simple" xlink:show="embed" xlink:actuate="onLoad"/><svg:desc>formule</svg:desc></draw:frame></text:span><text:span text:style-name="T5">, à chaque étape...<text:line-break/><text:line-break/>Si en plus on travaille dans </text:span><text:span text:style-name="T5"><draw:frame draw:style-name="fr1" draw:name="Objet119" text:anchor-type="as-char" svg:width="0.661cm" svg:height="0.527cm" draw:z-index="112"><draw:object xlink:href="./Object 119" xlink:type="simple" xlink:show="embed" xlink:actuate="onLoad"/><draw:image xlink:href="./ObjectReplacements/Object 119" xlink:type="simple" xlink:show="embed" xlink:actuate="onLoad"/><svg:desc>formule</svg:desc></draw:frame></text:span><text:span text:style-name="T5">, on a possiblement une matrice à inverser, ce qui est très coûteux.<text:line-break/><text:line-break/>En revanche il semblerait que ces méthodes soient bien adaptées pour observer l'évolution d'événements « lents », et c'est pour cela qu'on fait généralement appel à elles pour les problèmes raides.</text:span></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alentin senicourt</meta:initial-creator>
    <meta:creation-date>2011-03-05T21:22:29.89</meta:creation-date>
    <dc:date>2011-03-29T21:21:52.43</dc:date>
    <dc:creator>valentin senicourt</dc:creator>
    <meta:editing-duration>PT08H20M16S</meta:editing-duration>
    <meta:editing-cycles>59</meta:editing-cycles>
    <meta:generator>OpenOffice.org/3.2$Win32 OpenOffice.org_project/320m18$Build-9502</meta:generator>
    <meta:document-statistic meta:table-count="0" meta:image-count="0" meta:object-count="139" meta:page-count="8" meta:paragraph-count="22" meta:word-count="3124" meta:character-count="19214"/>
  </office:meta>
</office:document-meta>
</file>

<file path=Object 1/content.xml><?xml version="1.0" encoding="utf-8"?>
<math xmlns="http://www.w3.org/1998/Math/MathML">
  <semantics>
    <mrow>
      <mi>y</mi>
      <mi>'</mi>
      <mrow>
        <mrow>
          <mo stretchy="false">(</mo>
          <mi>t</mi>
          <mo stretchy="false">)</mo>
        </mrow>
        <mi mathvariant="normal">=</mi>
        <mi>f</mi>
      </mrow>
      <mrow>
        <mo stretchy="false">(</mo>
        <mrow>
          <mi>t</mi>
          <mi>,</mi>
          <mi>y</mi>
        </mrow>
        <mo stretchy="false">)</mo>
      </mrow>
    </mrow>
    <annotation encoding="StarMath 5.0">y'(t)= f (t,y)</annotation>
  </semantics>
</math>
</file>

<file path=Object 10/content.xml><?xml version="1.0" encoding="utf-8"?>
<math xmlns="http://www.w3.org/1998/Math/MathML">
  <semantics>
    <mrow>
      <msub>
        <mi>y</mi>
        <mn>0</mn>
      </msub>
      <mi mathvariant="normal">∈</mi>
      <msup>
        <mi mathvariant="normal">ℝ</mi>
        <mi>n</mi>
      </msup>
    </mrow>
    <annotation encoding="StarMath 5.0">y_0 in setR^n</annotation>
  </semantics>
</math>
</file>

<file path=Object 100/content.xml><?xml version="1.0" encoding="utf-8"?>
<math xmlns="http://www.w3.org/1998/Math/MathML">
  <semantics>
    <mrow>
      <mi>c</mi>
      <mo stretchy="false">&lt;</mo>
      <mn>0</mn>
    </mrow>
    <annotation encoding="StarMath 5.0">c&lt;0</annotation>
  </semantics>
</math>
</file>

<file path=Object 101/content.xml><?xml version="1.0" encoding="utf-8"?>
<math xmlns="http://www.w3.org/1998/Math/MathML">
  <semantics>
    <msup>
      <mi>e</mi>
      <mi>c</mi>
    </msup>
    <annotation encoding="StarMath 5.0">e^c</annotation>
  </semantics>
</math>
</file>

<file path=Object 102/content.xml><?xml version="1.0" encoding="utf-8"?>
<math xmlns="http://www.w3.org/1998/Math/MathML">
  <semantics>
    <mrow>
      <mo stretchy="false">(</mo>
      <msub>
        <mi>y</mi>
        <mi>n</mi>
      </msub>
      <mo stretchy="false">)</mo>
    </mrow>
    <annotation encoding="StarMath 5.0">(y_n)</annotation>
  </semantics>
</math>
</file>

<file path=Object 103/content.xml><?xml version="1.0" encoding="utf-8"?>
<math xmlns="http://www.w3.org/1998/Math/MathML">
  <semantics>
    <mrow>
      <mo stretchy="false">(</mo>
      <msub>
        <mi>y</mi>
        <mi>n</mi>
      </msub>
      <mo stretchy="false">)</mo>
    </mrow>
    <annotation encoding="StarMath 5.0">(y_n)</annotation>
  </semantics>
</math>
</file>

<file path=Object 104/content.xml><?xml version="1.0" encoding="utf-8"?>
<math xmlns="http://www.w3.org/1998/Math/MathML">
  <semantics>
    <msub>
      <mi>y</mi>
      <mrow>
        <mi>n</mi>
        <mo stretchy="false">+</mo>
        <mn>1</mn>
      </mrow>
    </msub>
    <annotation encoding="StarMath 5.0">y_{n+1}</annotation>
  </semantics>
</math>
</file>

<file path=Object 105/content.xml><?xml version="1.0" encoding="utf-8"?>
<math xmlns="http://www.w3.org/1998/Math/MathML">
  <semantics>
    <msub>
      <mi>y</mi>
      <mi>n</mi>
    </msub>
    <annotation encoding="StarMath 5.0">y_n</annotation>
  </semantics>
</math>
</file>

<file path=Object 106/content.xml><?xml version="1.0" encoding="utf-8"?>
<math xmlns="http://www.w3.org/1998/Math/MathML">
  <semantics>
    <msub>
      <mi>y</mi>
      <mrow>
        <mi>n</mi>
        <mo stretchy="false">+</mo>
        <mn>1</mn>
      </mrow>
    </msub>
    <annotation encoding="StarMath 5.0">y_{n+1}</annotation>
  </semantics>
</math>
</file>

<file path=Object 107/content.xml><?xml version="1.0" encoding="utf-8"?>
<math xmlns="http://www.w3.org/1998/Math/MathML">
  <semantics>
    <msub>
      <mi>y</mi>
      <mi>n</mi>
    </msub>
    <annotation encoding="StarMath 5.0">y_{n}</annotation>
  </semantics>
</math>
</file>

<file path=Object 108/content.xml><?xml version="1.0" encoding="utf-8"?>
<math xmlns="http://www.w3.org/1998/Math/MathML">
  <semantics>
    <msub>
      <mi>y</mi>
      <mrow>
        <mi>n</mi>
        <mo stretchy="false">+</mo>
        <mn>1</mn>
      </mrow>
    </msub>
    <annotation encoding="StarMath 5.0">y_{n+1}</annotation>
  </semantics>
</math>
</file>

<file path=Object 109/content.xml><?xml version="1.0" encoding="utf-8"?>
<math xmlns="http://www.w3.org/1998/Math/MathML">
  <semantics>
    <msub>
      <mi>y</mi>
      <mrow>
        <mi>n</mi>
        <mo stretchy="false">+</mo>
        <mn>1</mn>
      </mrow>
    </msub>
    <annotation encoding="StarMath 5.0">y_{n+1}</annotation>
  </semantics>
</math>
</file>

<file path=Object 11/content.xml><?xml version="1.0" encoding="utf-8"?>
<math xmlns="http://www.w3.org/1998/Math/MathML">
  <semantics>
    <mrow>
      <mi stretchy="false" mathvariant="normal">[</mi>
      <mrow>
        <msub>
          <mi>t</mi>
          <mi>o</mi>
        </msub>
        <mi>;</mi>
        <mrow>
          <msub>
            <mi>t</mi>
            <mi>o</mi>
          </msub>
          <mo stretchy="false">+</mo>
          <mi>T</mi>
        </mrow>
      </mrow>
      <mi stretchy="false" mathvariant="normal">]</mi>
    </mrow>
    <annotation encoding="StarMath 5.0">[t_o ; t_o + T]</annotation>
  </semantics>
</math>
</file>

<file path=Object 110/content.xml><?xml version="1.0" encoding="utf-8"?>
<math xmlns="http://www.w3.org/1998/Math/MathML">
  <semantics>
    <mrow>
      <mrow>
        <mi>lim</mi>
        <mrow>
          <mo stretchy="false">(</mo>
          <mrow>
            <msub>
              <mi>h</mi>
              <mi>n</mi>
            </msub>
            <mo stretchy="false">→</mo>
            <mn>0</mn>
          </mrow>
          <mo stretchy="false">)</mo>
        </mrow>
      </mrow>
      <mrow>
        <mfrac>
          <mrow>
            <msub>
              <mi>y</mi>
              <mrow>
                <mi>n</mi>
                <mo stretchy="false">+</mo>
                <mn>1</mn>
              </mrow>
            </msub>
            <mi mathvariant="normal">−</mi>
            <msub>
              <mi>y</mi>
              <mi>n</mi>
            </msub>
          </mrow>
          <msub>
            <mi>h</mi>
            <mi>n</mi>
          </msub>
        </mfrac>
        <mi mathvariant="normal">=</mi>
        <mi>y</mi>
      </mrow>
      <mi>'</mi>
      <mrow>
        <mrow>
          <mo stretchy="false">(</mo>
          <msub>
            <mi>t</mi>
            <mi>n</mi>
          </msub>
          <mo stretchy="false">)</mo>
        </mrow>
        <mi mathvariant="normal">=</mi>
        <mi>f</mi>
      </mrow>
      <mrow>
        <mo stretchy="false">(</mo>
        <mrow>
          <msub>
            <mi>t</mi>
            <mi>n</mi>
          </msub>
          <mi>,</mi>
          <msub>
            <mi>y</mi>
            <mi>n</mi>
          </msub>
        </mrow>
        <mo stretchy="false">)</mo>
      </mrow>
    </mrow>
    <annotation encoding="StarMath 5.0">lim({h_n} toward 0) {y_{n+1}- y_n} over h_n = y'(t_n) = f(t_n,y_n)</annotation>
  </semantics>
</math>
</file>

<file path=Object 111/content.xml><?xml version="1.0" encoding="utf-8"?>
<math xmlns="http://www.w3.org/1998/Math/MathML">
  <semantics>
    <msub>
      <mi>y</mi>
      <mrow>
        <mi>n</mi>
        <mo stretchy="false">+</mo>
        <mn>1</mn>
      </mrow>
    </msub>
    <annotation encoding="StarMath 5.0">y_{n+1}</annotation>
  </semantics>
</math>
</file>

<file path=Object 112/content.xml><?xml version="1.0" encoding="utf-8"?>
<math xmlns="http://www.w3.org/1998/Math/MathML">
  <semantics>
    <msub>
      <mi>y</mi>
      <mi>n</mi>
    </msub>
    <annotation encoding="StarMath 5.0">y_{n}</annotation>
  </semantics>
</math>
</file>

<file path=Object 113/content.xml><?xml version="1.0" encoding="utf-8"?>
<math xmlns="http://www.w3.org/1998/Math/MathML">
  <semantics>
    <mrow>
      <mrow>
        <mi>lim</mi>
        <mrow>
          <mo stretchy="false">(</mo>
          <mrow>
            <msub>
              <mi>h</mi>
              <mi>n</mi>
            </msub>
            <mo stretchy="false">→</mo>
            <mn>0</mn>
          </mrow>
          <mo stretchy="false">)</mo>
        </mrow>
      </mrow>
      <mrow>
        <mfrac>
          <mrow>
            <msub>
              <mi>y</mi>
              <mrow>
                <mi>n</mi>
                <mo stretchy="false">+</mo>
                <mn>1</mn>
              </mrow>
            </msub>
            <mi mathvariant="normal">−</mi>
            <msub>
              <mi>y</mi>
              <mi>n</mi>
            </msub>
          </mrow>
          <msub>
            <mi>h</mi>
            <mi>n</mi>
          </msub>
        </mfrac>
        <mi mathvariant="normal">=</mi>
        <mi>y</mi>
      </mrow>
      <mi>'</mi>
      <mrow>
        <mrow>
          <mo stretchy="false">(</mo>
          <msub>
            <mi>t</mi>
            <mrow>
              <mi>n</mi>
              <mo stretchy="false">+</mo>
              <mn>1</mn>
            </mrow>
          </msub>
          <mo stretchy="false">)</mo>
        </mrow>
        <mi mathvariant="normal">=</mi>
        <mi>f</mi>
      </mrow>
      <mrow>
        <mo stretchy="false">(</mo>
        <mrow>
          <msub>
            <mi>t</mi>
            <mrow>
              <mi>n</mi>
              <mo stretchy="false">+</mo>
              <mn>1</mn>
            </mrow>
          </msub>
          <mi>,</mi>
          <msub>
            <mi>y</mi>
            <mrow>
              <mi>n</mi>
              <mo stretchy="false">+</mo>
              <mn>1</mn>
            </mrow>
          </msub>
        </mrow>
        <mo stretchy="false">)</mo>
      </mrow>
    </mrow>
    <annotation encoding="StarMath 5.0">lim({h_n} toward 0) {y_{n+1}- y_n} over h_n = y'(t_{n+1}) = f(t_{n+1},y_{n+1})</annotation>
  </semantics>
</math>
</file>

<file path=Object 114/content.xml><?xml version="1.0" encoding="utf-8"?>
<math xmlns="http://www.w3.org/1998/Math/MathML">
  <semantics>
    <mrow>
      <mrow>
        <msub>
          <mi>y</mi>
          <mrow>
            <mi>n</mi>
            <mo stretchy="false">+</mo>
            <mn>1</mn>
          </mrow>
        </msub>
        <mi mathvariant="normal">=</mi>
        <mrow>
          <msub>
            <mi>y</mi>
            <mi>n</mi>
          </msub>
          <mo stretchy="false">+</mo>
          <msub>
            <mi>h</mi>
            <mi>n</mi>
          </msub>
        </mrow>
      </mrow>
      <mi>f</mi>
      <mrow>
        <mo stretchy="false">(</mo>
        <mrow>
          <msub>
            <mi>t</mi>
            <mrow>
              <mi>n</mi>
              <mo stretchy="false">+</mo>
              <mn>1</mn>
            </mrow>
          </msub>
          <mi>,</mi>
          <msub>
            <mi>y</mi>
            <mrow>
              <mi>n</mi>
              <mo stretchy="false">+</mo>
              <mn>1</mn>
            </mrow>
          </msub>
        </mrow>
        <mo stretchy="false">)</mo>
      </mrow>
    </mrow>
    <annotation encoding="StarMath 5.0">y_{n+1}= y_n + h_n f(t_{n+1},y_{n+1})</annotation>
  </semantics>
</math>
</file>

<file path=Object 115/content.xml><?xml version="1.0" encoding="utf-8"?>
<math xmlns="http://www.w3.org/1998/Math/MathML">
  <semantics>
    <mrow>
      <mrow>
        <msub>
          <mi>y</mi>
          <mrow>
            <mi>n</mi>
            <mo stretchy="false">+</mo>
            <mn>1</mn>
          </mrow>
        </msub>
        <mi mathvariant="normal">=</mi>
        <mrow>
          <msub>
            <mi>y</mi>
            <mi>n</mi>
          </msub>
          <mo stretchy="false">+</mo>
          <msub>
            <mi>h</mi>
            <mi>n</mi>
          </msub>
        </mrow>
      </mrow>
      <mo stretchy="false">φ</mo>
      <mrow>
        <mo stretchy="false">(</mo>
        <mrow>
          <msub>
            <mi>t</mi>
            <mi>n</mi>
          </msub>
          <mi>,</mi>
          <msub>
            <mi>y</mi>
            <mi>n</mi>
          </msub>
          <mi>,</mi>
          <msub>
            <mi>h</mi>
            <mi>n</mi>
          </msub>
        </mrow>
        <mo stretchy="false">)</mo>
      </mrow>
    </mrow>
    <annotation encoding="StarMath 5.0">y_{n+1}= y_n + h_n%phi(t_n,y_n,h_n)</annotation>
  </semantics>
</math>
</file>

<file path=Object 116/content.xml><?xml version="1.0" encoding="utf-8"?>
<math xmlns="http://www.w3.org/1998/Math/MathML">
  <semantics>
    <mrow>
      <mo stretchy="false">(</mo>
      <msub>
        <mi>y</mi>
        <mi>n</mi>
      </msub>
      <mo stretchy="false">)</mo>
    </mrow>
    <annotation encoding="StarMath 5.0">(y_n)</annotation>
  </semantics>
</math>
</file>

<file path=Object 117/content.xml><?xml version="1.0" encoding="utf-8"?>
<math xmlns="http://www.w3.org/1998/Math/MathML">
  <semantics>
    <msub>
      <mi>y</mi>
      <mrow>
        <mi>n</mi>
        <mo stretchy="false">+</mo>
        <mn>1</mn>
      </mrow>
    </msub>
    <annotation encoding="StarMath 5.0">y_{n+1}</annotation>
  </semantics>
</math>
</file>

<file path=Object 118/content.xml><?xml version="1.0" encoding="utf-8"?>
<math xmlns="http://www.w3.org/1998/Math/MathML">
  <semantics>
    <msub>
      <mi>y</mi>
      <mi>n</mi>
    </msub>
    <annotation encoding="StarMath 5.0">y_n</annotation>
  </semantics>
</math>
</file>

<file path=Object 119/content.xml><?xml version="1.0" encoding="utf-8"?>
<math xmlns="http://www.w3.org/1998/Math/MathML">
  <semantics>
    <msup>
      <mi mathvariant="normal">ℝ</mi>
      <mi>n</mi>
    </msup>
    <annotation encoding="StarMath 5.0">setR^n</annotation>
  </semantics>
</math>
</file>

<file path=Object 12/content.xml><?xml version="1.0" encoding="utf-8"?>
<math xmlns="http://www.w3.org/1998/Math/MathML">
  <semantics>
    <mrow>
      <msub>
        <mi>t</mi>
        <mi>o</mi>
      </msub>
      <mi>,</mi>
      <msub>
        <mi>t</mi>
        <mn>1,</mn>
      </msub>
      <msub>
        <mi>t</mi>
        <mn>2</mn>
      </msub>
    </mrow>
    <annotation encoding="StarMath 5.0">t_o,t_1,t_2</annotation>
  </semantics>
</math>
</file>

<file path=Object 120/content.xml><?xml version="1.0" encoding="utf-8"?>
<math xmlns="http://www.w3.org/1998/Math/MathML">
  <semantics>
    <mrow>
      <mo stretchy="false">(</mo>
      <msub>
        <mi>y</mi>
        <mi>n</mi>
      </msub>
      <mo stretchy="false">)</mo>
    </mrow>
    <annotation encoding="StarMath 5.0">(y_n)</annotation>
  </semantics>
</math>
</file>

<file path=Object 121/content.xml><?xml version="1.0" encoding="utf-8"?>
<math xmlns="http://www.w3.org/1998/Math/MathML">
  <semantics>
    <msub>
      <mi>y</mi>
      <mrow>
        <mi>n</mi>
        <mo stretchy="false">+</mo>
        <mn>1</mn>
      </mrow>
    </msub>
    <annotation encoding="StarMath 5.0">y_{n+1}</annotation>
  </semantics>
</math>
</file>

<file path=Object 122/content.xml><?xml version="1.0" encoding="utf-8"?>
<math xmlns="http://www.w3.org/1998/Math/MathML">
  <semantics>
    <mrow>
      <mi>z</mi>
      <mrow>
        <mo stretchy="false">(</mo>
        <msub>
          <mi>t</mi>
          <mrow>
            <mi>n</mi>
            <mo stretchy="false">+</mo>
            <mn>1</mn>
          </mrow>
        </msub>
        <mo stretchy="false">)</mo>
      </mrow>
    </mrow>
    <annotation encoding="StarMath 5.0">z(t_{n+1})</annotation>
  </semantics>
</math>
</file>

<file path=Object 123/content.xml><?xml version="1.0" encoding="utf-8"?>
<math xmlns="http://www.w3.org/1998/Math/MathML">
  <semantics>
    <mrow>
      <mrow>
        <msub>
          <mi>y</mi>
          <mi>n</mi>
        </msub>
        <mi mathvariant="normal">=</mi>
        <mi>z</mi>
      </mrow>
      <mrow>
        <mo stretchy="false">(</mo>
        <msub>
          <mi>t</mi>
          <mi>n</mi>
        </msub>
        <mo stretchy="false">)</mo>
      </mrow>
    </mrow>
    <annotation encoding="StarMath 5.0">y_n =z(t_n)</annotation>
  </semantics>
</math>
</file>

<file path=Object 124/content.xml><?xml version="1.0" encoding="utf-8"?>
<math xmlns="http://www.w3.org/1998/Math/MathML">
  <semantics>
    <mrow>
      <mo stretchy="false">(</mo>
      <mrow>
        <msub>
          <mi>t</mi>
          <mi>n</mi>
        </msub>
        <mi>,</mi>
        <msub>
          <mi>y</mi>
          <mi>n</mi>
        </msub>
      </mrow>
      <mo stretchy="false">)</mo>
    </mrow>
    <annotation encoding="StarMath 5.0">(t_n,y_n)</annotation>
  </semantics>
</math>
</file>

<file path=Object 125/content.xml><?xml version="1.0" encoding="utf-8"?>
<math xmlns="http://www.w3.org/1998/Math/MathML">
  <semantics>
    <msub>
      <mi>t</mi>
      <mi>n</mi>
    </msub>
    <annotation encoding="StarMath 5.0">t_n</annotation>
  </semantics>
</math>
</file>

<file path=Object 126/content.xml><?xml version="1.0" encoding="utf-8"?>
<math xmlns="http://www.w3.org/1998/Math/MathML">
  <semantics>
    <msub>
      <mi>t</mi>
      <mrow>
        <mi>n</mi>
        <mo stretchy="false">+</mo>
        <mn>1</mn>
      </mrow>
    </msub>
    <annotation encoding="StarMath 5.0">t_{n+1}</annotation>
  </semantics>
</math>
</file>

<file path=Object 127/content.xml><?xml version="1.0" encoding="utf-8"?>
<math xmlns="http://www.w3.org/1998/Math/MathML">
  <semantics>
    <msub>
      <mi>y</mi>
      <mi>n</mi>
    </msub>
    <annotation encoding="StarMath 5.0">y_n</annotation>
  </semantics>
</math>
</file>

<file path=Object 128/content.xml><?xml version="1.0" encoding="utf-8"?>
<math xmlns="http://www.w3.org/1998/Math/MathML">
  <semantics>
    <msub>
      <mi>t</mi>
      <mi>n</mi>
    </msub>
    <annotation encoding="StarMath 5.0">t_n</annotation>
  </semantics>
</math>
</file>

<file path=Object 129/content.xml><?xml version="1.0" encoding="utf-8"?>
<math xmlns="http://www.w3.org/1998/Math/MathML">
  <semantics>
    <mi>f</mi>
    <annotation encoding="StarMath 5.0">f</annotation>
  </semantics>
</math>
</file>

<file path=Object 13/content.xml><?xml version="1.0" encoding="utf-8"?>
<math xmlns="http://www.w3.org/1998/Math/MathML">
  <semantics>
    <mrow>
      <msub>
        <mi>t</mi>
        <mi>N</mi>
      </msub>
      <mi mathvariant="normal">=</mi>
      <mrow>
        <msub>
          <mi>t</mi>
          <mi>o</mi>
        </msub>
        <mo stretchy="false">+</mo>
        <mi>T</mi>
      </mrow>
    </mrow>
    <annotation encoding="StarMath 5.0">t_N= t_o+T</annotation>
  </semantics>
</math>
</file>

<file path=Object 130/content.xml><?xml version="1.0" encoding="utf-8"?>
<math xmlns="http://www.w3.org/1998/Math/MathML">
  <semantics>
    <msup>
      <mi>C</mi>
      <mi>p</mi>
    </msup>
    <annotation encoding="StarMath 5.0">C^p</annotation>
  </semantics>
</math>
</file>

<file path=Object 131/content.xml><?xml version="1.0" encoding="utf-8"?>
<math xmlns="http://www.w3.org/1998/Math/MathML">
  <semantics>
    <mi>z</mi>
    <annotation encoding="StarMath 5.0">z</annotation>
  </semantics>
</math>
</file>

<file path=Object 132/content.xml><?xml version="1.0" encoding="utf-8"?>
<math xmlns="http://www.w3.org/1998/Math/MathML">
  <semantics>
    <msub>
      <mi>e</mi>
      <mi>n</mi>
    </msub>
    <annotation encoding="StarMath 5.0">e_n</annotation>
  </semantics>
</math>
</file>

<file path=Object 133/content.xml><?xml version="1.0" encoding="utf-8"?>
<math xmlns="http://www.w3.org/1998/Math/MathML">
  <semantics>
    <mrow>
      <mrow>
        <msub>
          <mi>e</mi>
          <mi>n</mi>
        </msub>
        <mi mathvariant="normal">=</mi>
        <mrow>
          <mrow>
            <mi mathvariant="normal">∑</mi>
            <mrow>
              <mfrac>
                <mn>1</mn>
                <mrow>
                  <mi>l</mi>
                  <mi>!</mi>
                </mrow>
              </mfrac>
              <msubsup>
                <mi>h</mi>
                <mi>n</mi>
                <mrow>
                  <mi>l</mi>
                  <mo stretchy="false">+</mo>
                  <mn>1</mn>
                </mrow>
              </msubsup>
              <mrow>
                <mo stretchy="false">(</mo>
                <mrow>
                  <mfrac>
                    <mn>1</mn>
                    <mrow>
                      <mi>l</mi>
                      <mo stretchy="false">+</mo>
                      <mn>1</mn>
                    </mrow>
                  </mfrac>
                  <msup>
                    <mi>f</mi>
                    <mrow>
                      <mi stretchy="false" mathvariant="normal">[</mi>
                      <mi>l</mi>
                      <mi stretchy="false" mathvariant="normal">]</mi>
                    </mrow>
                  </msup>
                  <mrow>
                    <mrow>
                      <mo stretchy="false">(</mo>
                      <mrow>
                        <msub>
                          <mi>t</mi>
                          <mi>n</mi>
                        </msub>
                        <mi>,</mi>
                        <msub>
                          <mi>y</mi>
                          <mi>n</mi>
                        </msub>
                      </mrow>
                      <mo stretchy="false">)</mo>
                    </mrow>
                    <mi mathvariant="normal">−</mi>
                    <mfrac>
                      <mrow>
                        <msup>
                          <mi mathvariant="normal">∂</mi>
                          <mi>l</mi>
                        </msup>
                        <mo stretchy="false">φ</mo>
                      </mrow>
                      <mrow>
                        <mi mathvariant="normal">∂</mi>
                        <msup>
                          <mi>h</mi>
                          <mi>l</mi>
                        </msup>
                      </mrow>
                    </mfrac>
                  </mrow>
                  <mrow>
                    <mo stretchy="false">(</mo>
                    <mrow>
                      <msub>
                        <mi>t</mi>
                        <mi>n</mi>
                      </msub>
                      <mi>,</mi>
                      <msub>
                        <mi>y</mi>
                        <mi>n</mi>
                      </msub>
                      <mn>,0</mn>
                    </mrow>
                    <mo stretchy="false">)</mo>
                  </mrow>
                </mrow>
                <mo stretchy="false">)</mo>
              </mrow>
            </mrow>
          </mrow>
          <mo stretchy="false">+</mo>
          <mi>o</mi>
        </mrow>
      </mrow>
      <mrow>
        <mo stretchy="false">(</mo>
        <msubsup>
          <mi>h</mi>
          <mi>n</mi>
          <mrow>
            <mi>p</mi>
            <mo stretchy="false">+</mo>
            <mn>1</mn>
          </mrow>
        </msubsup>
        <mo stretchy="false">)</mo>
      </mrow>
    </mrow>
    <annotation encoding="StarMath 5.0">e_n = sum {1 over {l!} h^{l+1}_n(1 over {l+1} f^[l](t_n,y_n) - {partial^l%phi} over {partial h^l} (t_n,y_n,0))} +o(h^{p+1}_n)</annotation>
  </semantics>
</math>
</file>

<file path=Object 134/content.xml><?xml version="1.0" encoding="utf-8"?>
<math xmlns="http://www.w3.org/1998/Math/MathML">
  <semantics>
    <msup>
      <mi>C</mi>
      <mi>p</mi>
    </msup>
    <annotation encoding="StarMath 5.0">C^p</annotation>
  </semantics>
</math>
</file>

<file path=Object 135/content.xml><?xml version="1.0" encoding="utf-8"?>
<math xmlns="http://www.w3.org/1998/Math/MathML">
  <semantics>
    <mo stretchy="false">φ</mo>
    <annotation encoding="StarMath 5.0">%phi</annotation>
  </semantics>
</math>
</file>

<file path=Object 136/content.xml><?xml version="1.0" encoding="utf-8"?>
<math xmlns="http://www.w3.org/1998/Math/MathML">
  <semantics>
    <mrow>
      <mfrac>
        <mn>1</mn>
        <mrow>
          <mi>l</mi>
          <mo stretchy="false">+</mo>
          <mn>1</mn>
        </mrow>
      </mfrac>
      <msup>
        <mi>f</mi>
        <mrow>
          <mi stretchy="false" mathvariant="normal">[</mi>
          <mi>l</mi>
          <mi stretchy="false" mathvariant="normal">]</mi>
        </mrow>
      </msup>
      <mrow>
        <mrow>
          <mo stretchy="false">(</mo>
          <mrow>
            <mi>t</mi>
            <mi>,</mi>
            <mi>y</mi>
          </mrow>
          <mo stretchy="false">)</mo>
        </mrow>
        <mi mathvariant="normal">=</mi>
        <mfrac>
          <mrow>
            <msup>
              <mi mathvariant="normal">∂</mi>
              <mi>l</mi>
            </msup>
            <mo stretchy="false">φ</mo>
          </mrow>
          <mrow>
            <mi mathvariant="normal">∂</mi>
            <msup>
              <mi>h</mi>
              <mi>l</mi>
            </msup>
          </mrow>
        </mfrac>
      </mrow>
      <mrow>
        <mo stretchy="false">(</mo>
        <mrow>
          <mi>t</mi>
          <mi>,</mi>
          <mi>y</mi>
          <mn>,0</mn>
        </mrow>
        <mo stretchy="false">)</mo>
      </mrow>
    </mrow>
    <annotation encoding="StarMath 5.0">1 over {l+1} f^[l](t,y) = {partial^l%phi} over {partial h^l} (t,y,0)</annotation>
  </semantics>
</math>
</file>

<file path=Object 137/content.xml><?xml version="1.0" encoding="utf-8"?>
<math xmlns="http://www.w3.org/1998/Math/MathML">
  <semantics>
    <mrow>
      <mrow>
        <mn>0</mn>
        <mi mathvariant="normal">≤</mi>
        <mi>l</mi>
      </mrow>
      <mi mathvariant="normal">≤</mi>
      <mrow>
        <mi>p</mi>
        <mi mathvariant="normal">−</mi>
        <mn>1</mn>
      </mrow>
    </mrow>
    <annotation encoding="StarMath 5.0">0&lt;=l&lt;=p-1</annotation>
  </semantics>
</math>
</file>

<file path=Object 138/content.xml><?xml version="1.0" encoding="utf-8"?>
<math xmlns="http://www.w3.org/1998/Math/MathML">
  <semantics>
    <mrow>
      <mrow>
        <msub>
          <mi>e</mi>
          <mi>n</mi>
        </msub>
        <mi mathvariant="normal">=</mi>
        <mi>o</mi>
      </mrow>
      <mrow>
        <mo stretchy="false">(</mo>
        <msubsup>
          <mi>h</mi>
          <mi>n</mi>
          <mrow>
            <mi>p</mi>
            <mo stretchy="false">+</mo>
            <mn>1</mn>
          </mrow>
        </msubsup>
        <mo stretchy="false">)</mo>
      </mrow>
    </mrow>
    <annotation encoding="StarMath 5.0">e_n = o(h^{p+1}_n)</annotation>
  </semantics>
</math>
</file>

<file path=Object 139/content.xml><?xml version="1.0" encoding="utf-8"?>
<math xmlns="http://www.w3.org/1998/Math/MathML">
  <semantics>
    <msub>
      <mi>y</mi>
      <mrow>
        <mi>n</mi>
        <mo stretchy="false">+</mo>
        <mn>1</mn>
      </mrow>
    </msub>
    <annotation encoding="StarMath 5.0">y_{n+1}</annotation>
  </semantics>
</math>
</file>

<file path=Object 14/content.xml><?xml version="1.0" encoding="utf-8"?>
<math xmlns="http://www.w3.org/1998/Math/MathML">
  <semantics>
    <mrow>
      <mrow>
        <mn>0</mn>
        <mi mathvariant="normal">≤</mi>
        <mi>n</mi>
      </mrow>
      <mi mathvariant="normal">≤</mi>
      <mrow>
        <mi>N</mi>
        <mi mathvariant="normal">−</mi>
        <mn>1</mn>
      </mrow>
    </mrow>
    <annotation encoding="StarMath 5.0">0&lt;=n&lt;=N-1</annotation>
  </semantics>
</math>
</file>

<file path=Object 15/content.xml><?xml version="1.0" encoding="utf-8"?>
<math xmlns="http://www.w3.org/1998/Math/MathML">
  <semantics>
    <mrow>
      <msub>
        <mi>h</mi>
        <mi>n</mi>
      </msub>
      <mi mathvariant="normal">=</mi>
      <mrow>
        <msub>
          <mi>t</mi>
          <mrow>
            <mi>n</mi>
            <mo stretchy="false">+</mo>
            <mn>1</mn>
          </mrow>
        </msub>
        <mi mathvariant="normal">−</mi>
        <msub>
          <mi>t</mi>
          <mi>n</mi>
        </msub>
      </mrow>
    </mrow>
    <annotation encoding="StarMath 5.0">h_n=t_{n+1} - t_n</annotation>
  </semantics>
</math>
</file>

<file path=Object 16/content.xml><?xml version="1.0" encoding="utf-8"?>
<math xmlns="http://www.w3.org/1998/Math/MathML">
  <semantics>
    <mrow>
      <mrow>
        <msub>
          <mi>y</mi>
          <mi>n</mi>
        </msub>
        <mi mathvariant="normal">=</mi>
        <mi>y</mi>
      </mrow>
      <mrow>
        <mo stretchy="false">(</mo>
        <msub>
          <mi>t</mi>
          <mi>n</mi>
        </msub>
        <mo stretchy="false">)</mo>
      </mrow>
    </mrow>
    <annotation encoding="StarMath 5.0">y_n = y(t_n)</annotation>
  </semantics>
</math>
</file>

<file path=Object 17/content.xml><?xml version="1.0" encoding="utf-8"?>
<math xmlns="http://www.w3.org/1998/Math/MathML">
  <semantics>
    <mi>z</mi>
    <annotation encoding="StarMath 5.0">z</annotation>
  </semantics>
</math>
</file>

<file path=Object 18/content.xml><?xml version="1.0" encoding="utf-8"?>
<math xmlns="http://www.w3.org/1998/Math/MathML">
  <semantics>
    <msub>
      <mi>t</mi>
      <mi>n</mi>
    </msub>
    <annotation encoding="StarMath 5.0">t_n</annotation>
  </semantics>
</math>
</file>

<file path=Object 19/content.xml><?xml version="1.0" encoding="utf-8"?>
<math xmlns="http://www.w3.org/1998/Math/MathML">
  <semantics>
    <msub>
      <mi>y</mi>
      <mrow>
        <mi>n</mi>
        <mo stretchy="false">+</mo>
        <mn>1</mn>
      </mrow>
    </msub>
    <annotation encoding="StarMath 5.0">y_{n+1}</annotation>
  </semantics>
</math>
</file>

<file path=Object 2/content.xml><?xml version="1.0" encoding="utf-8"?>
<math xmlns="http://www.w3.org/1998/Math/MathML">
  <semantics>
    <mrow>
      <mi>y</mi>
      <mrow>
        <mrow>
          <mo stretchy="false">(</mo>
          <msub>
            <mi>t</mi>
            <mn>0</mn>
          </msub>
          <mo stretchy="false">)</mo>
        </mrow>
        <mi mathvariant="normal">=</mi>
        <msub>
          <mi>y</mi>
          <mn>0</mn>
        </msub>
      </mrow>
    </mrow>
    <annotation encoding="StarMath 5.0">y(t_0)= y_0</annotation>
  </semantics>
</math>
</file>

<file path=Object 20/content.xml><?xml version="1.0" encoding="utf-8"?>
<math xmlns="http://www.w3.org/1998/Math/MathML">
  <semantics>
    <msub>
      <mi>y</mi>
      <mi>n</mi>
    </msub>
    <annotation encoding="StarMath 5.0">y_{n}</annotation>
  </semantics>
</math>
</file>

<file path=Object 21/content.xml><?xml version="1.0" encoding="utf-8"?>
<math xmlns="http://www.w3.org/1998/Math/MathML">
  <semantics>
    <mrow>
      <mrow>
        <msub>
          <mi>y</mi>
          <mrow>
            <mi>n</mi>
            <mo stretchy="false">+</mo>
            <mn>1</mn>
          </mrow>
        </msub>
        <mi mathvariant="normal">=</mi>
        <mrow>
          <msub>
            <mi>y</mi>
            <mi>n</mi>
          </msub>
          <mo stretchy="false">+</mo>
          <msub>
            <mi>h</mi>
            <mi>n</mi>
          </msub>
        </mrow>
      </mrow>
      <mo stretchy="false">φ</mo>
      <mrow>
        <mo stretchy="false">(</mo>
        <mrow>
          <msub>
            <mi>t</mi>
            <mi>n</mi>
          </msub>
          <mi>,</mi>
          <msub>
            <mi>y</mi>
            <mi>n</mi>
          </msub>
          <mi>,</mi>
          <msub>
            <mi>h</mi>
            <mi>n</mi>
          </msub>
        </mrow>
        <mo stretchy="false">)</mo>
      </mrow>
    </mrow>
    <annotation encoding="StarMath 5.0">y_{n+1}= y_n + h_n%phi(t_n,y_n,h_n)</annotation>
  </semantics>
</math>
</file>

<file path=Object 22/content.xml><?xml version="1.0" encoding="utf-8"?>
<math xmlns="http://www.w3.org/1998/Math/MathML">
  <semantics>
    <mrow>
      <mrow>
        <mn>0</mn>
        <mi mathvariant="normal">≤</mi>
        <mi>n</mi>
      </mrow>
      <mi mathvariant="normal">≤</mi>
      <mi>N</mi>
    </mrow>
    <annotation encoding="StarMath 5.0">0&lt;=n&lt;=N</annotation>
  </semantics>
</math>
</file>

<file path=Object 23/content.xml><?xml version="1.0" encoding="utf-8"?>
<math xmlns="http://www.w3.org/1998/Math/MathML">
  <semantics>
    <mi>y</mi>
    <annotation encoding="StarMath 5.0">y</annotation>
  </semantics>
</math>
</file>

<file path=Object 24/content.xml><?xml version="1.0" encoding="utf-8"?>
<math xmlns="http://www.w3.org/1998/Math/MathML">
  <semantics>
    <mi mathvariant="normal">ℝ</mi>
    <annotation encoding="StarMath 5.0">setR</annotation>
  </semantics>
</math>
</file>

<file path=Object 25/content.xml><?xml version="1.0" encoding="utf-8"?>
<math xmlns="http://www.w3.org/1998/Math/MathML">
  <semantics>
    <mi>h</mi>
    <annotation encoding="StarMath 5.0">h</annotation>
  </semantics>
</math>
</file>

<file path=Object 26/content.xml><?xml version="1.0" encoding="utf-8"?>
<math xmlns="http://www.w3.org/1998/Math/MathML">
  <semantics>
    <mrow>
      <mo stretchy="false">φ</mo>
      <mi mathvariant="normal">:</mi>
      <mrow>
        <mrow>
          <mrow>
            <mrow>
              <mi stretchy="false" mathvariant="normal">[</mi>
              <mrow>
                <msub>
                  <mi>t</mi>
                  <mi>o</mi>
                </msub>
                <mi>;</mi>
                <mrow>
                  <msub>
                    <mi>t</mi>
                    <mi>o</mi>
                  </msub>
                  <mo stretchy="false">+</mo>
                  <mi>T</mi>
                </mrow>
              </mrow>
              <mi stretchy="false" mathvariant="normal">]</mi>
            </mrow>
            <mi mathvariant="normal">×</mi>
            <mi mathvariant="normal">ℝ</mi>
          </mrow>
          <mi mathvariant="normal">×</mi>
          <mi mathvariant="normal">ℝ</mi>
        </mrow>
        <mo stretchy="false">→</mo>
        <mi mathvariant="normal">ℝ</mi>
      </mrow>
    </mrow>
    <annotation encoding="StarMath 5.0">%phi : {[t_o;t_o+T] times setR times setR} toward setR</annotation>
  </semantics>
</math>
</file>

<file path=Object 27/content.xml><?xml version="1.0" encoding="utf-8"?>
<math xmlns="http://www.w3.org/1998/Math/MathML">
  <semantics>
    <mrow>
      <mo stretchy="false">φ</mo>
      <mrow>
        <mrow>
          <mo stretchy="false">(</mo>
          <mrow>
            <mi>t</mi>
            <mi>,</mi>
            <mi>y</mi>
            <mi>,</mi>
            <mi>h</mi>
          </mrow>
          <mo stretchy="false">)</mo>
        </mrow>
        <mi mathvariant="normal">=</mi>
        <mi>f</mi>
      </mrow>
      <mrow>
        <mo stretchy="false">(</mo>
        <mrow>
          <mi>t</mi>
          <mi>,</mi>
          <mi>y</mi>
        </mrow>
        <mo stretchy="false">)</mo>
      </mrow>
    </mrow>
    <annotation encoding="StarMath 5.0">%phi(t,y,h)= f(t,y)</annotation>
  </semantics>
</math>
</file>

<file path=Object 28/content.xml><?xml version="1.0" encoding="utf-8"?>
<math xmlns="http://www.w3.org/1998/Math/MathML">
  <semantics>
    <mrow>
      <mrow>
        <msub>
          <mi>y</mi>
          <mrow>
            <mi>n</mi>
            <mo stretchy="false">+</mo>
            <mn>1</mn>
          </mrow>
        </msub>
        <mi mathvariant="normal">=</mi>
        <mrow>
          <msub>
            <mi>y</mi>
            <mi>n</mi>
          </msub>
          <mo stretchy="false">+</mo>
          <msub>
            <mi>h</mi>
            <mi>n</mi>
          </msub>
        </mrow>
      </mrow>
      <mi>f</mi>
      <mrow>
        <mo stretchy="false">(</mo>
        <mrow>
          <msub>
            <mi>t</mi>
            <mi>n</mi>
          </msub>
          <mi>,</mi>
          <msub>
            <mi>y</mi>
            <mi>n</mi>
          </msub>
        </mrow>
        <mo stretchy="false">)</mo>
      </mrow>
    </mrow>
    <annotation encoding="StarMath 5.0">y_{n+1}= y_n + h_n f(t_n,y_n)</annotation>
  </semantics>
</math>
</file>

<file path=Object 29/content.xml><?xml version="1.0" encoding="utf-8"?>
<math xmlns="http://www.w3.org/1998/Math/MathML">
  <semantics>
    <mrow>
      <mrow>
        <mi>lim</mi>
        <mrow>
          <mo stretchy="false">(</mo>
          <mrow>
            <msub>
              <mi>h</mi>
              <mi>n</mi>
            </msub>
            <mo stretchy="false">→</mo>
            <mn>0</mn>
          </mrow>
          <mo stretchy="false">)</mo>
        </mrow>
      </mrow>
      <mrow>
        <mfrac>
          <mrow>
            <msub>
              <mi>y</mi>
              <mrow>
                <mi>n</mi>
                <mo stretchy="false">+</mo>
                <mn>1</mn>
              </mrow>
            </msub>
            <mi mathvariant="normal">−</mi>
            <msub>
              <mi>y</mi>
              <mi>n</mi>
            </msub>
          </mrow>
          <msub>
            <mi>h</mi>
            <mi>n</mi>
          </msub>
        </mfrac>
        <mi mathvariant="normal">=</mi>
        <mi>y</mi>
      </mrow>
      <mi>'</mi>
      <mrow>
        <mrow>
          <mo stretchy="false">(</mo>
          <msub>
            <mi>t</mi>
            <mi>n</mi>
          </msub>
          <mo stretchy="false">)</mo>
        </mrow>
        <mi mathvariant="normal">=</mi>
        <mi>f</mi>
      </mrow>
      <mrow>
        <mo stretchy="false">(</mo>
        <mrow>
          <msub>
            <mi>t</mi>
            <mi>n</mi>
          </msub>
          <mi>,</mi>
          <msub>
            <mi>y</mi>
            <mi>n</mi>
          </msub>
        </mrow>
        <mo stretchy="false">)</mo>
      </mrow>
    </mrow>
    <annotation encoding="StarMath 5.0">lim({h_n} toward 0) {y_{n+1}- y_n} over h_n = y'(t_n) = f(t_n,y_n)</annotation>
  </semantics>
</math>
</file>

<file path=Object 3/content.xml><?xml version="1.0" encoding="utf-8"?>
<math xmlns="http://www.w3.org/1998/Math/MathML">
  <semantics>
    <mi>y</mi>
    <annotation encoding="StarMath 5.0">y</annotation>
  </semantics>
</math>
</file>

<file path=Object 30/content.xml><?xml version="1.0" encoding="utf-8"?>
<math xmlns="http://www.w3.org/1998/Math/MathML">
  <semantics>
    <mi>f</mi>
    <annotation encoding="StarMath 5.0">f</annotation>
  </semantics>
</math>
</file>

<file path=Object 31/content.xml><?xml version="1.0" encoding="utf-8"?>
<math xmlns="http://www.w3.org/1998/Math/MathML">
  <semantics>
    <mi>f</mi>
    <annotation encoding="StarMath 5.0">f</annotation>
  </semantics>
</math>
</file>

<file path=Object 32/content.xml><?xml version="1.0" encoding="utf-8"?>
<math xmlns="http://www.w3.org/1998/Math/MathML">
  <semantics>
    <msub>
      <mi>e</mi>
      <mi>n</mi>
    </msub>
    <annotation encoding="StarMath 5.0">e_n</annotation>
  </semantics>
</math>
</file>

<file path=Object 33/content.xml><?xml version="1.0" encoding="utf-8"?>
<math xmlns="http://www.w3.org/1998/Math/MathML">
  <semantics>
    <mi>z</mi>
    <annotation encoding="StarMath 5.0">z</annotation>
  </semantics>
</math>
</file>

<file path=Object 34/content.xml><?xml version="1.0" encoding="utf-8"?>
<math xmlns="http://www.w3.org/1998/Math/MathML">
  <semantics>
    <mrow>
      <mrow>
        <msub>
          <mi>e</mi>
          <mi>n</mi>
        </msub>
        <mi mathvariant="normal">=</mi>
        <mi>z</mi>
      </mrow>
      <mrow>
        <mrow>
          <mo stretchy="false">(</mo>
          <msub>
            <mi>t</mi>
            <mrow>
              <mi>n</mi>
              <mo stretchy="false">+</mo>
              <mn>1</mn>
            </mrow>
          </msub>
          <mo stretchy="false">)</mo>
        </mrow>
        <mi mathvariant="normal">−</mi>
        <msub>
          <mi>y</mi>
          <mrow>
            <mi>n</mi>
            <mo stretchy="false">+</mo>
            <mn>1</mn>
          </mrow>
        </msub>
      </mrow>
    </mrow>
    <annotation encoding="StarMath 5.0">e_n = z(t_{n+1})-y_{n+1}</annotation>
  </semantics>
</math>
</file>

<file path=Object 35/content.xml><?xml version="1.0" encoding="utf-8"?>
<math xmlns="http://www.w3.org/1998/Math/MathML">
  <semantics>
    <mrow>
      <mrow>
        <mn>0</mn>
        <mi mathvariant="normal">≤</mi>
        <mi>n</mi>
      </mrow>
      <mi mathvariant="normal">≤</mi>
      <mi>N</mi>
    </mrow>
    <annotation encoding="StarMath 5.0">0&lt;=n&lt;=N</annotation>
  </semantics>
</math>
</file>

<file path=Object 36/content.xml><?xml version="1.0" encoding="utf-8"?>
<math xmlns="http://www.w3.org/1998/Math/MathML">
  <semantics>
    <mrow>
      <mi>z</mi>
      <mrow>
        <mo stretchy="false">(</mo>
        <msub>
          <mi>t</mi>
          <mi>n</mi>
        </msub>
        <mo stretchy="false">)</mo>
      </mrow>
    </mrow>
    <annotation encoding="StarMath 5.0">z(t_n)</annotation>
  </semantics>
</math>
</file>

<file path=Object 37/content.xml><?xml version="1.0" encoding="utf-8"?>
<math xmlns="http://www.w3.org/1998/Math/MathML">
  <semantics>
    <mrow>
      <mo stretchy="false">(</mo>
      <msub>
        <mi>y</mi>
        <mi>n</mi>
      </msub>
      <mo stretchy="false">)</mo>
    </mrow>
    <annotation encoding="StarMath 5.0">(y_n)</annotation>
  </semantics>
</math>
</file>

<file path=Object 38/content.xml><?xml version="1.0" encoding="utf-8"?>
<math xmlns="http://www.w3.org/1998/Math/MathML">
  <semantics>
    <msub>
      <mi>y</mi>
      <mrow>
        <mi>n</mi>
        <mo stretchy="false">+</mo>
        <mn>1</mn>
      </mrow>
    </msub>
    <annotation encoding="StarMath 5.0">y_{n+1}</annotation>
  </semantics>
</math>
</file>

<file path=Object 39/content.xml><?xml version="1.0" encoding="utf-8"?>
<math xmlns="http://www.w3.org/1998/Math/MathML">
  <semantics>
    <msub>
      <mi>y</mi>
      <mi>n</mi>
    </msub>
    <annotation encoding="StarMath 5.0">y_{n}</annotation>
  </semantics>
</math>
</file>

<file path=Object 4/content.xml><?xml version="1.0" encoding="utf-8"?>
<math xmlns="http://www.w3.org/1998/Math/MathML">
  <semantics>
    <mrow>
      <mi>y</mi>
      <mrow>
        <mrow>
          <mo stretchy="false">(</mo>
          <msub>
            <mi>t</mi>
            <mn>0</mn>
          </msub>
          <mo stretchy="false">)</mo>
        </mrow>
        <mi mathvariant="normal">=</mi>
        <msub>
          <mi>y</mi>
          <mn>0</mn>
        </msub>
      </mrow>
    </mrow>
    <annotation encoding="StarMath 5.0">y(t_0)= y_0</annotation>
  </semantics>
</math>
</file>

<file path=Object 40/content.xml><?xml version="1.0" encoding="utf-8"?>
<math xmlns="http://www.w3.org/1998/Math/MathML">
  <semantics>
    <msub>
      <mi>e</mi>
      <mi>n</mi>
    </msub>
    <annotation encoding="StarMath 5.0">e_n</annotation>
  </semantics>
</math>
</file>

<file path=Object 41/content.xml><?xml version="1.0" encoding="utf-8"?>
<math xmlns="http://www.w3.org/1998/Math/MathML">
  <semantics>
    <mrow>
      <mrow>
        <msub>
          <mi>e</mi>
          <mi>n</mi>
        </msub>
        <mi mathvariant="normal">=</mi>
        <mi>z</mi>
      </mrow>
      <mrow>
        <mrow>
          <mo stretchy="false">(</mo>
          <msub>
            <mi>t</mi>
            <mrow>
              <mi>n</mi>
              <mo stretchy="false">+</mo>
              <mn>1</mn>
            </mrow>
          </msub>
          <mo stretchy="false">)</mo>
        </mrow>
        <mi mathvariant="normal">−</mi>
        <mi>z</mi>
      </mrow>
      <mrow>
        <mrow>
          <mo stretchy="false">(</mo>
          <msub>
            <mi>t</mi>
            <mi>n</mi>
          </msub>
          <mo stretchy="false">)</mo>
        </mrow>
        <mi mathvariant="normal">−</mi>
        <msub>
          <mi>h</mi>
          <mi>n</mi>
        </msub>
      </mrow>
      <mo stretchy="false">φ</mo>
      <mrow>
        <mo stretchy="false">(</mo>
        <mrow>
          <msub>
            <mi>t</mi>
            <mi>n</mi>
          </msub>
          <mi>,</mi>
          <mi>z</mi>
          <mrow>
            <mo stretchy="false">(</mo>
            <msub>
              <mi>t</mi>
              <mi>n</mi>
            </msub>
            <mo stretchy="false">)</mo>
          </mrow>
          <mi>,</mi>
          <msub>
            <mi>h</mi>
            <mi>n</mi>
          </msub>
        </mrow>
        <mo stretchy="false">)</mo>
      </mrow>
    </mrow>
    <annotation encoding="StarMath 5.0">e_n=z(t_{n+1})     - z(t_n)    - h_n %phi(t_n,z(t_n),h_n)</annotation>
  </semantics>
</math>
</file>

<file path=Object 42/content.xml><?xml version="1.0" encoding="utf-8"?>
<math xmlns="http://www.w3.org/1998/Math/MathML">
  <semantics>
    <msub>
      <mi>h</mi>
      <mi>n</mi>
    </msub>
    <annotation encoding="StarMath 5.0">h_n</annotation>
  </semantics>
</math>
</file>

<file path=Object 43/content.xml><?xml version="1.0" encoding="utf-8"?>
<math xmlns="http://www.w3.org/1998/Math/MathML">
  <semantics>
    <mrow>
      <mi mathvariant="normal">∑</mi>
      <mrow>
        <mo stretchy="false">(</mo>
        <mfenced open="∣" close="∣">
          <mrow>
            <mo stretchy="false">(</mo>
            <msub>
              <mi>e</mi>
              <mi>n</mi>
            </msub>
            <mo stretchy="false">)</mo>
          </mrow>
        </mfenced>
        <mo stretchy="false">)</mo>
      </mrow>
    </mrow>
    <annotation encoding="StarMath 5.0">sum (abs(e_n))</annotation>
  </semantics>
</math>
</file>

<file path=Object 44/content.xml><?xml version="1.0" encoding="utf-8"?>
<math xmlns="http://www.w3.org/1998/Math/MathML">
  <semantics>
    <msub>
      <mi>h</mi>
      <mi>n</mi>
    </msub>
    <annotation encoding="StarMath 5.0">h_n</annotation>
  </semantics>
</math>
</file>

<file path=Object 45/content.xml><?xml version="1.0" encoding="utf-8"?>
<math xmlns="http://www.w3.org/1998/Math/MathML">
  <semantics>
    <msub>
      <mi>y</mi>
      <mi>n</mi>
    </msub>
    <annotation encoding="StarMath 5.0">y_n</annotation>
  </semantics>
</math>
</file>

<file path=Object 46/content.xml><?xml version="1.0" encoding="utf-8"?>
<math xmlns="http://www.w3.org/1998/Math/MathML">
  <semantics>
    <mrow>
      <mi>z</mi>
      <mrow>
        <mo stretchy="false">(</mo>
        <msub>
          <mi>t</mi>
          <mi>n</mi>
        </msub>
        <mo stretchy="false">)</mo>
      </mrow>
    </mrow>
    <annotation encoding="StarMath 5.0">z(t_n)</annotation>
  </semantics>
</math>
</file>

<file path=Object 47/content.xml><?xml version="1.0" encoding="utf-8"?>
<math xmlns="http://www.w3.org/1998/Math/MathML">
  <semantics>
    <mrow>
      <mi>S</mi>
      <mi mathvariant="normal">≥</mi>
      <mn>0</mn>
    </mrow>
    <annotation encoding="StarMath 5.0">S&gt;=0</annotation>
  </semantics>
</math>
</file>

<file path=Object 48/content.xml><?xml version="1.0" encoding="utf-8"?>
<math xmlns="http://www.w3.org/1998/Math/MathML">
  <semantics>
    <mrow>
      <mo stretchy="false">(</mo>
      <msub>
        <mi>y</mi>
        <mi>n</mi>
      </msub>
      <mo stretchy="false">)</mo>
    </mrow>
    <annotation encoding="StarMath 5.0">(y_n)</annotation>
  </semantics>
</math>
</file>

<file path=Object 49/content.xml><?xml version="1.0" encoding="utf-8"?>
<math xmlns="http://www.w3.org/1998/Math/MathML">
  <semantics>
    <mrow>
      <mo stretchy="false">(</mo>
      <mover accent="true">
        <msub>
          <mi>y</mi>
          <mi>n</mi>
        </msub>
        <mo stretchy="false">˜</mo>
      </mover>
      <mo stretchy="false">)</mo>
    </mrow>
    <annotation encoding="StarMath 5.0">(tilde{y} _n)</annotation>
  </semantics>
</math>
</file>

<file path=Object 5/content.xml><?xml version="1.0" encoding="utf-8"?>
<math xmlns="http://www.w3.org/1998/Math/MathML">
  <semantics>
    <msup>
      <mi mathvariant="normal">ℝ</mi>
      <mi>n</mi>
    </msup>
    <annotation encoding="StarMath 5.0">setR ^n</annotation>
  </semantics>
</math>
</file>

<file path=Object 50/content.xml><?xml version="1.0" encoding="utf-8"?>
<math xmlns="http://www.w3.org/1998/Math/MathML">
  <semantics>
    <mrow>
      <mrow>
        <msub>
          <mi>y</mi>
          <mrow>
            <mi>n</mi>
            <mo stretchy="false">+</mo>
            <mn>1</mn>
          </mrow>
        </msub>
        <mi mathvariant="normal">=</mi>
        <mrow>
          <msub>
            <mi>y</mi>
            <mi>n</mi>
          </msub>
          <mo stretchy="false">+</mo>
          <msub>
            <mi>h</mi>
            <mi>n</mi>
          </msub>
        </mrow>
      </mrow>
      <mo stretchy="false">φ</mo>
      <mrow>
        <mo stretchy="false">(</mo>
        <mrow>
          <msub>
            <mi>t</mi>
            <mi>n</mi>
          </msub>
          <mi>,</mi>
          <msub>
            <mi>y</mi>
            <mi>n</mi>
          </msub>
          <mi>,</mi>
          <msub>
            <mi>h</mi>
            <mi>n</mi>
          </msub>
        </mrow>
        <mo stretchy="false">)</mo>
      </mrow>
    </mrow>
    <annotation encoding="StarMath 5.0">y_{n+1} = y_n + h_n%phi(t_n,y_n,h_n) </annotation>
  </semantics>
</math>
</file>

<file path=Object 51/content.xml><?xml version="1.0" encoding="utf-8"?>
<math xmlns="http://www.w3.org/1998/Math/MathML">
  <semantics>
    <mrow>
      <mrow>
        <mover accent="true">
          <msub>
            <mi>y</mi>
            <mrow>
              <mi>n</mi>
              <mo stretchy="false">+</mo>
              <mn>1</mn>
            </mrow>
          </msub>
          <mo stretchy="false">˜</mo>
        </mover>
        <mi mathvariant="normal">=</mi>
        <mrow>
          <mover accent="true">
            <msub>
              <mi>y</mi>
              <mi>n</mi>
            </msub>
            <mo stretchy="false">˜</mo>
          </mover>
          <mo stretchy="false">+</mo>
          <msub>
            <mi>h</mi>
            <mi>n</mi>
          </msub>
        </mrow>
      </mrow>
      <mo stretchy="false">φ</mo>
      <mrow>
        <mrow>
          <mo stretchy="false">(</mo>
          <mrow>
            <msub>
              <mi>t</mi>
              <mi>n</mi>
            </msub>
            <mi>,</mi>
            <mover accent="true">
              <msub>
                <mi>y</mi>
                <mi>n</mi>
              </msub>
              <mo stretchy="false">˜</mo>
            </mover>
            <mi>,</mi>
            <msub>
              <mi>h</mi>
              <mi>n</mi>
            </msub>
          </mrow>
          <mo stretchy="false">)</mo>
        </mrow>
        <mo stretchy="false">+</mo>
        <msub>
          <mo stretchy="false">ε</mo>
          <mi>n</mi>
        </msub>
      </mrow>
    </mrow>
    <annotation encoding="StarMath 5.0">tilde{y}_{n+1} = tilde{y}_n + h_n%phi(t_n,tilde{y}_n,h_n) + %epsilon_n </annotation>
  </semantics>
</math>
</file>

<file path=Object 52/content.xml><?xml version="1.0" encoding="utf-8"?>
<math xmlns="http://www.w3.org/1998/Math/MathML">
  <semantics>
    <mrow>
      <mi mathvariant="italic">max</mi>
      <mrow>
        <mrow>
          <mo stretchy="false">(</mo>
          <mfenced open="∣" close="∣">
            <mrow>
              <mo stretchy="false">(</mo>
              <mrow>
                <mover accent="true">
                  <msub>
                    <mi>y</mi>
                    <mi>n</mi>
                  </msub>
                  <mo stretchy="false">˜</mo>
                </mover>
                <mi mathvariant="normal">−</mi>
                <msub>
                  <mi>y</mi>
                  <mi>n</mi>
                </msub>
              </mrow>
              <mo stretchy="false">)</mo>
            </mrow>
          </mfenced>
          <mo stretchy="false">)</mo>
        </mrow>
        <mi mathvariant="normal">≤</mi>
        <mi>S</mi>
      </mrow>
      <mrow>
        <mo stretchy="false">(</mo>
        <mrow>
          <mfenced open="∣" close="∣">
            <mrow>
              <mo stretchy="false">(</mo>
              <mrow>
                <mover accent="true">
                  <msub>
                    <mi>y</mi>
                    <mn>0</mn>
                  </msub>
                  <mo stretchy="false">˜</mo>
                </mover>
                <mi mathvariant="normal">−</mi>
                <msub>
                  <mi>y</mi>
                  <mn>0</mn>
                </msub>
              </mrow>
              <mo stretchy="false">)</mo>
            </mrow>
          </mfenced>
          <mo stretchy="false">+</mo>
          <mrow>
            <mi mathvariant="normal">∑</mi>
            <mfenced open="∣" close="∣">
              <mrow>
                <mo stretchy="false">(</mo>
                <msub>
                  <mo stretchy="false">ε</mo>
                  <mi>n</mi>
                </msub>
                <mo stretchy="false">)</mo>
              </mrow>
            </mfenced>
          </mrow>
        </mrow>
        <mo stretchy="false">)</mo>
      </mrow>
    </mrow>
    <annotation encoding="StarMath 5.0">max(abs(tilde{y}_n - y_n)) &lt;= S(abs(tilde{y}_0-y_0) + sum abs(%epsilon_n))</annotation>
  </semantics>
</math>
</file>

<file path=Object 53/content.xml><?xml version="1.0" encoding="utf-8"?>
<math xmlns="http://www.w3.org/1998/Math/MathML">
  <semantics>
    <mrow>
      <mrow>
        <mn>0</mn>
        <mi mathvariant="normal">≤</mi>
        <mi>n</mi>
      </mrow>
      <mi mathvariant="normal">≤</mi>
      <mi>N</mi>
    </mrow>
    <annotation encoding="StarMath 5.0">0&lt;=n&lt;=N</annotation>
  </semantics>
</math>
</file>

<file path=Object 54/content.xml><?xml version="1.0" encoding="utf-8"?>
<math xmlns="http://www.w3.org/1998/Math/MathML">
  <semantics>
    <mi>z</mi>
    <annotation encoding="StarMath 5.0">z</annotation>
  </semantics>
</math>
</file>

<file path=Object 55/content.xml><?xml version="1.0" encoding="utf-8"?>
<math xmlns="http://www.w3.org/1998/Math/MathML">
  <semantics>
    <msub>
      <mi>y</mi>
      <mi>n</mi>
    </msub>
    <annotation encoding="StarMath 5.0">y_n</annotation>
  </semantics>
</math>
</file>

<file path=Object 56/content.xml><?xml version="1.0" encoding="utf-8"?>
<math xmlns="http://www.w3.org/1998/Math/MathML">
  <semantics>
    <mrow>
      <mi mathvariant="italic">max</mi>
      <mrow>
        <mfenced open="∣" close="∣">
          <mrow>
            <mo stretchy="false">(</mo>
            <mrow>
              <mi>z</mi>
              <mrow>
                <mrow>
                  <mo stretchy="false">(</mo>
                  <msub>
                    <mi>t</mi>
                    <mi>n</mi>
                  </msub>
                  <mo stretchy="false">)</mo>
                </mrow>
                <mi mathvariant="normal">−</mi>
                <msub>
                  <mi>y</mi>
                  <mi>n</mi>
                </msub>
              </mrow>
            </mrow>
            <mo stretchy="false">)</mo>
          </mrow>
        </mfenced>
        <mo stretchy="false">→</mo>
        <mn>0</mn>
      </mrow>
    </mrow>
    <annotation encoding="StarMath 5.0">max abs(z(t_n)-y_n) toward 0</annotation>
  </semantics>
</math>
</file>

<file path=Object 57/content.xml><?xml version="1.0" encoding="utf-8"?>
<math xmlns="http://www.w3.org/1998/Math/MathML">
  <semantics>
    <mrow>
      <mrow>
        <msub>
          <mi>y</mi>
          <mn>0</mn>
        </msub>
        <mo stretchy="false">→</mo>
        <mi>z</mi>
      </mrow>
      <mrow>
        <mo stretchy="false">(</mo>
        <msub>
          <mi>t</mi>
          <mn>0</mn>
        </msub>
        <mo stretchy="false">)</mo>
      </mrow>
    </mrow>
    <annotation encoding="StarMath 5.0">y_0 toward z(t_0)</annotation>
  </semantics>
</math>
</file>

<file path=Object 58/content.xml><?xml version="1.0" encoding="utf-8"?>
<math xmlns="http://www.w3.org/1998/Math/MathML">
  <semantics>
    <mrow>
      <msub>
        <mi>h</mi>
        <mi mathvariant="italic">max</mi>
      </msub>
      <mo stretchy="false">→</mo>
      <mn>0</mn>
    </mrow>
    <annotation encoding="StarMath 5.0">h_max toward 0</annotation>
  </semantics>
</math>
</file>

<file path=Object 59/content.xml><?xml version="1.0" encoding="utf-8"?>
<math xmlns="http://www.w3.org/1998/Math/MathML">
  <semantics>
    <msub>
      <mi>y</mi>
      <mi>n</mi>
    </msub>
    <annotation encoding="StarMath 5.0">y_n</annotation>
  </semantics>
</math>
</file>

<file path=Object 6/content.xml><?xml version="1.0" encoding="utf-8"?>
<math xmlns="http://www.w3.org/1998/Math/MathML">
  <semantics>
    <mi>t</mi>
    <annotation encoding="StarMath 5.0">t</annotation>
  </semantics>
</math>
</file>

<file path=Object 60/content.xml><?xml version="1.0" encoding="utf-8"?>
<math xmlns="http://www.w3.org/1998/Math/MathML">
  <semantics>
    <mi>z</mi>
    <annotation encoding="StarMath 5.0">z</annotation>
  </semantics>
</math>
</file>

<file path=Object 61/content.xml><?xml version="1.0" encoding="utf-8"?>
<math xmlns="http://www.w3.org/1998/Math/MathML">
  <semantics>
    <mo stretchy="false">φ</mo>
    <annotation encoding="StarMath 5.0">%phi</annotation>
  </semantics>
</math>
</file>

<file path=Object 62/content.xml><?xml version="1.0" encoding="utf-8"?>
<math xmlns="http://www.w3.org/1998/Math/MathML">
  <semantics>
    <mrow>
      <mi mathvariant="normal">∀</mi>
      <mrow>
        <mrow>
          <mo stretchy="false">(</mo>
          <mrow>
            <mi>t</mi>
            <mi>,</mi>
            <mi>y</mi>
          </mrow>
          <mo stretchy="false">)</mo>
        </mrow>
        <mi mathvariant="normal">∈</mi>
        <mrow>
          <mrow>
            <mi stretchy="false" mathvariant="normal">[</mi>
            <mrow>
              <msub>
                <mi>t</mi>
                <mn>0,</mn>
              </msub>
              <mrow>
                <msub>
                  <mi>t</mi>
                  <mn>0</mn>
                </msub>
                <mo stretchy="false">+</mo>
                <mi>T</mi>
              </mrow>
            </mrow>
            <mi stretchy="false" mathvariant="normal">]</mi>
          </mrow>
          <mi mathvariant="normal">×</mi>
          <mi mathvariant="normal">ℝ</mi>
        </mrow>
      </mrow>
    </mrow>
    <annotation encoding="StarMath 5.0">forall (t,y) in [t_0,t_0+T] times setR
</annotation>
  </semantics>
</math>
</file>

<file path=Object 63/content.xml><?xml version="1.0" encoding="utf-8"?>
<math xmlns="http://www.w3.org/1998/Math/MathML">
  <semantics>
    <mrow>
      <mo stretchy="false">φ</mo>
      <mrow>
        <mrow>
          <mo stretchy="false">(</mo>
          <mrow>
            <mi>t</mi>
            <mi>,</mi>
            <mi>y</mi>
            <mn>,0</mn>
          </mrow>
          <mo stretchy="false">)</mo>
        </mrow>
        <mi mathvariant="normal">=</mi>
        <mi>f</mi>
      </mrow>
      <mrow>
        <mo stretchy="false">(</mo>
        <mrow>
          <mi>t</mi>
          <mi>,</mi>
          <mi>y</mi>
        </mrow>
        <mo stretchy="false">)</mo>
      </mrow>
    </mrow>
    <annotation encoding="StarMath 5.0">%phi (t,y,0) = f(t,y)</annotation>
  </semantics>
</math>
</file>

<file path=Object 64/content.xml><?xml version="1.0" encoding="utf-8"?>
<math xmlns="http://www.w3.org/1998/Math/MathML">
  <semantics>
    <mo stretchy="false">φ</mo>
    <annotation encoding="StarMath 5.0">%phi</annotation>
  </semantics>
</math>
</file>

<file path=Object 65/content.xml><?xml version="1.0" encoding="utf-8"?>
<math xmlns="http://www.w3.org/1998/Math/MathML">
  <semantics>
    <mrow>
      <mi mathvariant="normal">∀</mi>
      <mrow>
        <mi>t</mi>
        <mi mathvariant="normal">∈</mi>
        <mrow>
          <mi stretchy="false" mathvariant="normal">[</mi>
          <mrow>
            <msub>
              <mi>t</mi>
              <mn>0,</mn>
            </msub>
            <mrow>
              <msub>
                <mi>t</mi>
                <mn>0</mn>
              </msub>
              <mo stretchy="false">+</mo>
              <mi>T</mi>
            </mrow>
          </mrow>
          <mi stretchy="false" mathvariant="normal">]</mi>
        </mrow>
      </mrow>
      <mi>,</mi>
      <mi mathvariant="normal">∀</mi>
      <mrow>
        <mrow>
          <mo stretchy="false">(</mo>
          <mrow>
            <msub>
              <mi>y</mi>
              <mn>1,</mn>
            </msub>
            <msub>
              <mi>y</mi>
              <mn>2</mn>
            </msub>
          </mrow>
          <mo stretchy="false">)</mo>
        </mrow>
        <mi mathvariant="normal">∈</mi>
        <msup>
          <mi mathvariant="normal">ℝ</mi>
          <mn>2</mn>
        </msup>
      </mrow>
      <mi>,</mi>
      <mi mathvariant="normal">∀</mi>
      <mrow>
        <mi>h</mi>
        <mi mathvariant="normal">∈</mi>
        <mi mathvariant="normal">ℝ</mi>
      </mrow>
    </mrow>
    <annotation encoding="StarMath 5.0">forall t in [t_0,t_0+T], forall (y_1,y_2) in setR^2 , forall h in setR
</annotation>
  </semantics>
</math>
</file>

<file path=Object 66/content.xml><?xml version="1.0" encoding="utf-8"?>
<math xmlns="http://www.w3.org/1998/Math/MathML">
  <semantics>
    <mrow>
      <mfenced open="∣" close="∣">
        <mrow>
          <mo stretchy="false">(</mo>
          <mrow>
            <mo stretchy="false">φ</mo>
            <mrow>
              <mrow>
                <mo stretchy="false">(</mo>
                <mrow>
                  <mi>t</mi>
                  <mi>,</mi>
                  <msub>
                    <mi>y</mi>
                    <mn>1,</mn>
                  </msub>
                  <mi>h</mi>
                </mrow>
                <mo stretchy="false">)</mo>
              </mrow>
              <mi mathvariant="normal">−</mi>
              <mo stretchy="false">φ</mo>
            </mrow>
            <mrow>
              <mo stretchy="false">(</mo>
              <mrow>
                <mi>t</mi>
                <mi>,</mi>
                <msub>
                  <mi>y</mi>
                  <mn>2,</mn>
                </msub>
                <mi>h</mi>
              </mrow>
              <mo stretchy="false">)</mo>
            </mrow>
          </mrow>
          <mo stretchy="false">)</mo>
        </mrow>
      </mfenced>
      <mi mathvariant="normal">≤</mi>
      <mrow>
        <mi>K</mi>
        <mi mathvariant="normal">×</mi>
        <mfenced open="∣" close="∣">
          <mrow>
            <mo stretchy="false">(</mo>
            <mrow>
              <msub>
                <mi>y</mi>
                <mn>1</mn>
              </msub>
              <mi mathvariant="normal">−</mi>
              <msub>
                <mi>y</mi>
                <mn>2</mn>
              </msub>
            </mrow>
            <mo stretchy="false">)</mo>
          </mrow>
        </mfenced>
      </mrow>
    </mrow>
    <annotation encoding="StarMath 5.0">abs(%phi(t,y_1,h)-%phi(t,y_2,h))&lt;= K times abs(y_1-y_2)
</annotation>
  </semantics>
</math>
</file>

<file path=Object 67/content.xml><?xml version="1.0" encoding="utf-8"?>
<math xmlns="http://www.w3.org/1998/Math/MathML">
  <semantics>
    <mrow>
      <mi>S</mi>
      <mi mathvariant="normal">=</mi>
      <msup>
        <mi>e</mi>
        <mrow>
          <mo stretchy="false">(</mo>
          <mi mathvariant="italic">KT</mi>
          <mo stretchy="false">)</mo>
        </mrow>
      </msup>
    </mrow>
    <annotation encoding="StarMath 5.0">S = e^(KT)</annotation>
  </semantics>
</math>
</file>

<file path=Object 68/content.xml><?xml version="1.0" encoding="utf-8"?>
<math xmlns="http://www.w3.org/1998/Math/MathML">
  <semantics>
    <mrow>
      <mo stretchy="false">φ</mo>
      <mrow>
        <mrow>
          <mo stretchy="false">(</mo>
          <mrow>
            <mi>t</mi>
            <mi>,</mi>
            <mi>y</mi>
            <mi>,</mi>
            <mi>h</mi>
          </mrow>
          <mo stretchy="false">)</mo>
        </mrow>
        <mi mathvariant="normal">=</mi>
        <mi>f</mi>
      </mrow>
      <mrow>
        <mo stretchy="false">(</mo>
        <mrow>
          <mi>t</mi>
          <mi>,</mi>
          <mi>y</mi>
        </mrow>
        <mo stretchy="false">)</mo>
      </mrow>
    </mrow>
    <annotation encoding="StarMath 5.0">%phi (t,y,h) = f(t,y)</annotation>
  </semantics>
</math>
</file>

<file path=Object 69/content.xml><?xml version="1.0" encoding="utf-8"?>
<math xmlns="http://www.w3.org/1998/Math/MathML">
  <semantics>
    <mo stretchy="false">φ</mo>
    <annotation encoding="StarMath 5.0">%phi</annotation>
  </semantics>
</math>
</file>

<file path=Object 7/content.xml><?xml version="1.0" encoding="utf-8"?>
<math xmlns="http://www.w3.org/1998/Math/MathML">
  <semantics>
    <mi>f</mi>
    <annotation encoding="StarMath 5.0">f</annotation>
  </semantics>
</math>
</file>

<file path=Object 70/content.xml><?xml version="1.0" encoding="utf-8"?>
<math xmlns="http://www.w3.org/1998/Math/MathML">
  <semantics>
    <msup>
      <mi>C</mi>
      <mi>p</mi>
    </msup>
    <annotation encoding="StarMath 5.0">C^p</annotation>
  </semantics>
</math>
</file>

<file path=Object 71/content.xml><?xml version="1.0" encoding="utf-8"?>
<math xmlns="http://www.w3.org/1998/Math/MathML">
  <semantics>
    <msup>
      <mi>C</mi>
      <mrow>
        <mi>p</mi>
        <mo stretchy="false">+</mo>
        <mn>1</mn>
      </mrow>
    </msup>
    <annotation encoding="StarMath 5.0">C^{p+1}</annotation>
  </semantics>
</math>
</file>

<file path=Object 72/content.xml><?xml version="1.0" encoding="utf-8"?>
<math xmlns="http://www.w3.org/1998/Math/MathML">
  <semantics>
    <mrow>
      <mi>z</mi>
      <mrow>
        <mrow>
          <mo stretchy="false">(</mo>
          <mrow>
            <msub>
              <mi>t</mi>
              <mi>n</mi>
            </msub>
            <mo stretchy="false">+</mo>
            <msub>
              <mi>h</mi>
              <mi>n</mi>
            </msub>
          </mrow>
          <mo stretchy="false">)</mo>
        </mrow>
        <mi mathvariant="normal">=</mi>
        <mi>z</mi>
      </mrow>
      <mrow>
        <mrow>
          <mo stretchy="false">(</mo>
          <msub>
            <mi>t</mi>
            <mi>n</mi>
          </msub>
          <mo stretchy="false">)</mo>
        </mrow>
        <mo stretchy="false">+</mo>
        <mrow>
          <mi mathvariant="normal">∑</mi>
          <mrow>
            <mfrac>
              <mn>1</mn>
              <mrow>
                <mi>k</mi>
                <mi>!</mi>
              </mrow>
            </mfrac>
            <msubsup>
              <mi>h</mi>
              <mi>n</mi>
              <mi>k</mi>
            </msubsup>
            <msup>
              <mi>f</mi>
              <mrow>
                <mi stretchy="false" mathvariant="normal">[</mi>
                <mrow>
                  <mi>k</mi>
                  <mi mathvariant="normal">−</mi>
                  <mn>1</mn>
                </mrow>
                <mi stretchy="false" mathvariant="normal">]</mi>
              </mrow>
            </msup>
            <mrow>
              <mrow>
                <mo stretchy="false">(</mo>
                <mrow>
                  <msub>
                    <mi>t</mi>
                    <mi>n</mi>
                  </msub>
                  <mi>,</mi>
                  <mi>z</mi>
                  <mrow>
                    <mo stretchy="false">(</mo>
                    <msub>
                      <mi>t</mi>
                      <mi>n</mi>
                    </msub>
                    <mo stretchy="false">)</mo>
                  </mrow>
                </mrow>
                <mo stretchy="false">)</mo>
              </mrow>
              <mo stretchy="false">+</mo>
              <mi>o</mi>
            </mrow>
            <mrow>
              <mo stretchy="false">(</mo>
              <msubsup>
                <mi>h</mi>
                <mi>n</mi>
                <mi>p</mi>
              </msubsup>
              <mo stretchy="false">)</mo>
            </mrow>
          </mrow>
        </mrow>
      </mrow>
    </mrow>
    <annotation encoding="StarMath 5.0">z(t_n+h_n) = z(t_n) + sum{1 over {k!} h_n^k f^[k-1](t_n, z(t_n)) + o(h^p_n)}</annotation>
  </semantics>
</math>
</file>

<file path=Object 73/content.xml><?xml version="1.0" encoding="utf-8"?>
<math xmlns="http://www.w3.org/1998/Math/MathML">
  <semantics>
    <mrow>
      <msub>
        <mi>y</mi>
        <mrow>
          <mi>n</mi>
          <mo stretchy="false">+</mo>
          <mn>1</mn>
        </mrow>
      </msub>
      <mi mathvariant="normal">=</mi>
      <mrow>
        <msub>
          <mi>y</mi>
          <mi>n</mi>
        </msub>
        <mo stretchy="false">+</mo>
        <mrow>
          <mi mathvariant="normal">∑</mi>
          <mrow>
            <mfrac>
              <mn>1</mn>
              <mrow>
                <mi>k</mi>
                <mi>!</mi>
              </mrow>
            </mfrac>
            <msubsup>
              <mi>h</mi>
              <mi>n</mi>
              <mi>k</mi>
            </msubsup>
            <msup>
              <mi>f</mi>
              <mrow>
                <mi stretchy="false" mathvariant="normal">[</mi>
                <mrow>
                  <mi>k</mi>
                  <mi mathvariant="normal">−</mi>
                  <mn>1</mn>
                </mrow>
                <mi stretchy="false" mathvariant="normal">]</mi>
              </mrow>
            </msup>
            <mrow>
              <mo stretchy="false">(</mo>
              <mrow>
                <msub>
                  <mi>t</mi>
                  <mi>n</mi>
                </msub>
                <mi>,</mi>
                <msub>
                  <mi>y</mi>
                  <mi>n</mi>
                </msub>
              </mrow>
              <mo stretchy="false">)</mo>
            </mrow>
          </mrow>
        </mrow>
      </mrow>
    </mrow>
    <annotation encoding="StarMath 5.0">y_{n+1} = y_n + sum{1 over {k!} h_n^k f^[k-1](t_n, y_n)}</annotation>
  </semantics>
</math>
</file>

<file path=Object 74/content.xml><?xml version="1.0" encoding="utf-8"?>
<math xmlns="http://www.w3.org/1998/Math/MathML">
  <semantics>
    <mrow>
      <mo stretchy="false">φ</mo>
      <mrow>
        <mrow>
          <mo stretchy="false">(</mo>
          <mrow>
            <mi>t</mi>
            <mi>,</mi>
            <mi>y</mi>
            <mi>,</mi>
            <mi>h</mi>
          </mrow>
          <mo stretchy="false">)</mo>
        </mrow>
        <mi mathvariant="normal">=</mi>
        <mrow>
          <mi mathvariant="normal">∑</mi>
          <mrow>
            <mfrac>
              <mn>1</mn>
              <mrow>
                <mi>k</mi>
                <mi>!</mi>
              </mrow>
            </mfrac>
            <msup>
              <mi>h</mi>
              <mrow>
                <mi>k</mi>
                <mi mathvariant="normal">−</mi>
                <mn>1</mn>
              </mrow>
            </msup>
            <msup>
              <mi>f</mi>
              <mrow>
                <mi stretchy="false" mathvariant="normal">[</mi>
                <mrow>
                  <mi>k</mi>
                  <mi mathvariant="normal">−</mi>
                  <mn>1</mn>
                </mrow>
                <mi stretchy="false" mathvariant="normal">]</mi>
              </mrow>
            </msup>
            <mrow>
              <mo stretchy="false">(</mo>
              <mrow>
                <mi>t</mi>
                <mi>,</mi>
                <mi>y</mi>
              </mrow>
              <mo stretchy="false">)</mo>
            </mrow>
          </mrow>
        </mrow>
      </mrow>
    </mrow>
    <annotation encoding="StarMath 5.0">%phi(t,y,h)=sum{1 over {k!} h^{k-1} f^[k-1](t, y)}</annotation>
  </semantics>
</math>
</file>

<file path=Object 75/content.xml><?xml version="1.0" encoding="utf-8"?>
<math xmlns="http://www.w3.org/1998/Math/MathML">
  <semantics>
    <mrow>
      <mrow>
        <mfenced open="∣" close="∣">
          <mrow>
            <mo stretchy="false">(</mo>
            <msub>
              <mi>e</mi>
              <mi>n</mi>
            </msub>
            <mo stretchy="false">)</mo>
          </mrow>
        </mfenced>
        <mi mathvariant="normal">≤</mi>
        <mi>C</mi>
      </mrow>
      <msubsup>
        <mi>h</mi>
        <mi>n</mi>
        <mrow>
          <mi>p</mi>
          <mo stretchy="false">+</mo>
          <mn>1</mn>
        </mrow>
      </msubsup>
    </mrow>
    <annotation encoding="StarMath 5.0">abs(e_n) &lt;= C h_n^{p+1}</annotation>
  </semantics>
</math>
</file>

<file path=Object 76/content.xml><?xml version="1.0" encoding="utf-8"?>
<math xmlns="http://www.w3.org/1998/Math/MathML">
  <semantics>
    <mrow>
      <mi mathvariant="normal">∀</mi>
      <mi>n</mi>
    </mrow>
    <annotation encoding="StarMath 5.0">forall n</annotation>
  </semantics>
</math>
</file>

<file path=Object 77/content.xml><?xml version="1.0" encoding="utf-8"?>
<math xmlns="http://www.w3.org/1998/Math/MathML">
  <semantics>
    <mrow>
      <mrow>
        <mn>0</mn>
        <mi mathvariant="normal">≤</mi>
        <mi>n</mi>
      </mrow>
      <mi mathvariant="normal">≤</mi>
      <mi>N</mi>
    </mrow>
    <annotation encoding="StarMath 5.0">0&lt;=n&lt;=N</annotation>
  </semantics>
</math>
</file>

<file path=Object 78/content.xml><?xml version="1.0" encoding="utf-8"?>
<math xmlns="http://www.w3.org/1998/Math/MathML">
  <semantics>
    <mrow>
      <mi>p</mi>
      <mi mathvariant="normal">≤</mi>
      <mn>1</mn>
    </mrow>
    <annotation encoding="StarMath 5.0">p &lt;=1</annotation>
  </semantics>
</math>
</file>

<file path=Object 79/content.xml><?xml version="1.0" encoding="utf-8"?>
<math xmlns="http://www.w3.org/1998/Math/MathML">
  <semantics>
    <msub>
      <mi>h</mi>
      <mi>n</mi>
    </msub>
    <annotation encoding="StarMath 5.0">h_n</annotation>
  </semantics>
</math>
</file>

<file path=Object 8/content.xml><?xml version="1.0" encoding="utf-8"?>
<math xmlns="http://www.w3.org/1998/Math/MathML">
  <semantics>
    <mrow>
      <mi mathvariant="normal">ℝ</mi>
      <mi mathvariant="normal">×</mi>
      <msup>
        <mi mathvariant="normal">ℝ</mi>
        <mi>n</mi>
      </msup>
    </mrow>
    <annotation encoding="StarMath 5.0">setR times setR^n</annotation>
  </semantics>
</math>
</file>

<file path=Object 80/content.xml><?xml version="1.0" encoding="utf-8"?>
<math xmlns="http://www.w3.org/1998/Math/MathML">
  <semantics>
    <mfenced open="∣" close="∣">
      <mrow>
        <mo stretchy="false">(</mo>
        <msub>
          <mi>e</mi>
          <mi>n</mi>
        </msub>
        <mo stretchy="false">)</mo>
      </mrow>
    </mfenced>
    <annotation encoding="StarMath 5.0">abs(e_n)</annotation>
  </semantics>
</math>
</file>

<file path=Object 81/content.xml><?xml version="1.0" encoding="utf-8"?>
<math xmlns="http://www.w3.org/1998/Math/MathML">
  <semantics>
    <mrow>
      <mi mathvariant="normal">∑</mi>
      <mrow>
        <mi>C</mi>
        <msubsup>
          <mi>h</mi>
          <mi>n</mi>
          <mrow>
            <mi>p</mi>
            <mo stretchy="false">+</mo>
            <mn>1</mn>
          </mrow>
        </msubsup>
      </mrow>
    </mrow>
    <annotation encoding="StarMath 5.0">sum {C h_n^{p+1}}</annotation>
  </semantics>
</math>
</file>

<file path=Object 82/content.xml><?xml version="1.0" encoding="utf-8"?>
<math xmlns="http://www.w3.org/1998/Math/MathML">
  <semantics>
    <msubsup>
      <mi>h</mi>
      <mi>n</mi>
      <mrow>
        <mi>p</mi>
        <mo stretchy="false">+</mo>
        <mn>1</mn>
      </mrow>
    </msubsup>
    <annotation encoding="StarMath 5.0">{ h_n^{p+1}}</annotation>
  </semantics>
</math>
</file>

<file path=Object 83/content.xml><?xml version="1.0" encoding="utf-8"?>
<math xmlns="http://www.w3.org/1998/Math/MathML">
  <semantics>
    <msup>
      <mi>C</mi>
      <mi>p</mi>
    </msup>
    <annotation encoding="StarMath 5.0">C^p</annotation>
  </semantics>
</math>
</file>

<file path=Object 84/content.xml><?xml version="1.0" encoding="utf-8"?>
<math xmlns="http://www.w3.org/1998/Math/MathML">
  <semantics>
    <msup>
      <mi>C</mi>
      <mi>p</mi>
    </msup>
    <annotation encoding="StarMath 5.0">C^p</annotation>
  </semantics>
</math>
</file>

<file path=Object 85/content.xml><?xml version="1.0" encoding="utf-8"?>
<math xmlns="http://www.w3.org/1998/Math/MathML">
  <semantics>
    <mo stretchy="false">φ</mo>
    <annotation encoding="StarMath 5.0">%phi</annotation>
  </semantics>
</math>
</file>

<file path=Object 86/content.xml><?xml version="1.0" encoding="utf-8"?>
<math xmlns="http://www.w3.org/1998/Math/MathML">
  <semantics>
    <mrow>
      <mrow>
        <msub>
          <mi>y</mi>
          <mrow>
            <mi>n</mi>
            <mo stretchy="false">+</mo>
            <mn>1</mn>
          </mrow>
        </msub>
        <mi mathvariant="normal">=</mi>
        <mrow>
          <msub>
            <mi>y</mi>
            <mi>n</mi>
          </msub>
          <mo stretchy="false">+</mo>
          <msub>
            <mi>h</mi>
            <mi>n</mi>
          </msub>
        </mrow>
      </mrow>
      <mi>f</mi>
      <mrow>
        <mo stretchy="false">(</mo>
        <mrow>
          <msub>
            <mi>t</mi>
            <mi>n</mi>
          </msub>
          <mi>,</mi>
          <msub>
            <mi>y</mi>
            <mi>n</mi>
          </msub>
        </mrow>
        <mo stretchy="false">)</mo>
      </mrow>
    </mrow>
    <annotation encoding="StarMath 5.0">y_{n+1}= y_n + h_n f(t_n,y_n)</annotation>
  </semantics>
</math>
</file>

<file path=Object 87/content.xml><?xml version="1.0" encoding="utf-8"?>
<math xmlns="http://www.w3.org/1998/Math/MathML">
  <semantics>
    <msub>
      <mi>y</mi>
      <mi>n</mi>
    </msub>
    <annotation encoding="StarMath 5.0">y_n</annotation>
  </semantics>
</math>
</file>

<file path=Object 88/content.xml><?xml version="1.0" encoding="utf-8"?>
<math xmlns="http://www.w3.org/1998/Math/MathML">
  <semantics>
    <msup>
      <mi mathvariant="normal">ℝ</mi>
      <mi>n</mi>
    </msup>
    <annotation encoding="StarMath 5.0">setR^n</annotation>
  </semantics>
</math>
</file>

<file path=Object 89/content.xml><?xml version="1.0" encoding="utf-8"?>
<math xmlns="http://www.w3.org/1998/Math/MathML">
  <semantics>
    <msup>
      <mi mathvariant="normal">ℝ</mi>
      <mi>n</mi>
    </msup>
    <annotation encoding="StarMath 5.0">setR^n</annotation>
  </semantics>
</math>
</file>

<file path=Object 9/content.xml><?xml version="1.0" encoding="utf-8"?>
<math xmlns="http://www.w3.org/1998/Math/MathML">
  <semantics>
    <msup>
      <mi mathvariant="normal">ℝ</mi>
      <mi>n</mi>
    </msup>
    <annotation encoding="StarMath 5.0">setR ^n</annotation>
  </semantics>
</math>
</file>

<file path=Object 90/content.xml><?xml version="1.0" encoding="utf-8"?>
<math xmlns="http://www.w3.org/1998/Math/MathML">
  <semantics>
    <mrow>
      <mi stretchy="false" mathvariant="normal">[</mi>
      <mrow>
        <msub>
          <mi>t</mi>
          <mi>o</mi>
        </msub>
        <mi>,</mi>
        <mrow>
          <msub>
            <mi>t</mi>
            <mi>o</mi>
          </msub>
          <mo stretchy="false">+</mo>
          <mi>T</mi>
        </mrow>
      </mrow>
      <mi stretchy="false" mathvariant="normal">]</mi>
    </mrow>
    <annotation encoding="StarMath 5.0">[t_o, t_o+T]</annotation>
  </semantics>
</math>
</file>

<file path=Object 91/content.xml><?xml version="1.0" encoding="utf-8"?>
<math xmlns="http://www.w3.org/1998/Math/MathML">
  <semantics>
    <mrow>
      <mi>y</mi>
      <mrow>
        <mi>'</mi>
        <mi mathvariant="normal">=</mi>
        <mrow>
          <mi mathvariant="italic">Ay</mi>
          <mo stretchy="false">+</mo>
          <mi>f</mi>
        </mrow>
      </mrow>
      <mrow>
        <mo stretchy="false">(</mo>
        <mi>t</mi>
        <mo stretchy="false">)</mo>
      </mrow>
    </mrow>
    <annotation encoding="StarMath 5.0">y' = Ay +f(t)</annotation>
  </semantics>
</math>
</file>

<file path=Object 92/content.xml><?xml version="1.0" encoding="utf-8"?>
<math xmlns="http://www.w3.org/1998/Math/MathML">
  <semantics>
    <msup>
      <mi mathvariant="normal">ℝ</mi>
      <mi>n</mi>
    </msup>
    <annotation encoding="StarMath 5.0">setR^n</annotation>
  </semantics>
</math>
</file>

<file path=Object 93/content.xml><?xml version="1.0" encoding="utf-8"?>
<math xmlns="http://www.w3.org/1998/Math/MathML">
  <semantics>
    <mi mathvariant="normal">ℝ</mi>
    <annotation encoding="StarMath 5.0">setR</annotation>
  </semantics>
</math>
</file>

<file path=Object 94/content.xml><?xml version="1.0" encoding="utf-8"?>
<math xmlns="http://www.w3.org/1998/Math/MathML">
  <semantics>
    <mrow>
      <mi>z</mi>
      <mrow>
        <mrow>
          <mo stretchy="false">(</mo>
          <mi>t</mi>
          <mo stretchy="false">)</mo>
        </mrow>
        <mi mathvariant="normal">=</mi>
        <mrow>
          <mi mathvariant="normal">∑</mi>
          <msub>
            <mi>c</mi>
            <mi>k</mi>
          </msub>
        </mrow>
      </mrow>
      <msup>
        <mi>e</mi>
        <mrow>
          <msub>
            <mo stretchy="false">λ</mo>
            <mi>k</mi>
          </msub>
          <mi>t</mi>
        </mrow>
      </msup>
      <mrow>
        <msub>
          <mi>z</mi>
          <mi>k</mi>
        </msub>
        <mo stretchy="false">+</mo>
        <mo stretchy="false">ϕ</mo>
      </mrow>
      <mrow>
        <mo stretchy="false">(</mo>
        <mi>t</mi>
        <mo stretchy="false">)</mo>
      </mrow>
    </mrow>
    <annotation encoding="StarMath 5.0">z(t)= sum c_k e^{%lambda_k t}z_k + %varphi(t)</annotation>
  </semantics>
</math>
</file>

<file path=Object 95/content.xml><?xml version="1.0" encoding="utf-8"?>
<math xmlns="http://www.w3.org/1998/Math/MathML">
  <semantics>
    <msub>
      <mo stretchy="false">λ</mo>
      <mi>k</mi>
    </msub>
    <annotation encoding="StarMath 5.0">%lambda_k</annotation>
  </semantics>
</math>
</file>

<file path=Object 96/content.xml><?xml version="1.0" encoding="utf-8"?>
<math xmlns="http://www.w3.org/1998/Math/MathML">
  <semantics>
    <msub>
      <mi>z</mi>
      <mi>k</mi>
    </msub>
    <annotation encoding="StarMath 5.0">z_k</annotation>
  </semantics>
</math>
</file>

<file path=Object 97/content.xml><?xml version="1.0" encoding="utf-8"?>
<math xmlns="http://www.w3.org/1998/Math/MathML">
  <semantics>
    <msub>
      <mi>c</mi>
      <mi>k</mi>
    </msub>
    <annotation encoding="StarMath 5.0">c_k</annotation>
  </semantics>
</math>
</file>

<file path=Object 98/content.xml><?xml version="1.0" encoding="utf-8"?>
<math xmlns="http://www.w3.org/1998/Math/MathML">
  <semantics>
    <mrow>
      <mo stretchy="false">ϕ</mo>
      <mrow>
        <mo stretchy="false">(</mo>
        <mi>t</mi>
        <mo stretchy="false">)</mo>
      </mrow>
    </mrow>
    <annotation encoding="StarMath 5.0">%varphi(t)</annotation>
  </semantics>
</math>
</file>

<file path=Object 99/content.xml><?xml version="1.0" encoding="utf-8"?>
<math xmlns="http://www.w3.org/1998/Math/MathML">
  <semantics>
    <msub>
      <mo stretchy="false">λ</mo>
      <mi>k</mi>
    </msub>
    <annotation encoding="StarMath 5.0">%lambda_k</annotation>
  </semantics>
</math>
</file>